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47in"/>
    </style:style>
    <style:style style:name="co3" style:family="table-column">
      <style:table-column-properties fo:break-before="auto" style:column-width="0.1008in"/>
    </style:style>
    <style:style style:name="co4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1.0752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2681in"/>
    </style:style>
    <style:style style:name="co22" style:family="table-column">
      <style:table-column-properties fo:break-before="auto" style:column-width="1.7618in"/>
    </style:style>
    <style:style style:name="co23" style:family="table-column">
      <style:table-column-properties fo:break-before="auto" style:column-width="1.7126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1.5791in"/>
    </style:style>
    <style:style style:name="co26" style:family="table-column">
      <style:table-column-properties fo:break-before="auto" style:column-width="1.6543in"/>
    </style:style>
    <style:style style:name="co27" style:family="table-column">
      <style:table-column-properties fo:break-before="auto" style:column-width="1.5689in"/>
    </style:style>
    <style:style style:name="co28" style:family="table-column">
      <style:table-column-properties fo:break-before="auto" style:column-width="2.2654in"/>
    </style:style>
    <style:style style:name="co29" style:family="table-column">
      <style:table-column-properties fo:break-before="auto" style:column-width="1.6756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0.7654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4201in"/>
    </style:style>
    <style:style style:name="co35" style:family="table-column">
      <style:table-column-properties fo:break-before="auto" style:column-width="1.1846in"/>
    </style:style>
    <style:style style:name="co36" style:family="table-column">
      <style:table-column-properties fo:break-before="auto" style:column-width="0.3311in"/>
    </style:style>
    <style:style style:name="co37" style:family="table-column">
      <style:table-column-properties fo:break-before="auto" style:column-width="0.7693in"/>
    </style:style>
    <style:style style:name="co38" style:family="table-column">
      <style:table-column-properties fo:break-before="auto" style:column-width="0.722in"/>
    </style:style>
    <style:style style:name="co39" style:family="table-column">
      <style:table-column-properties fo:break-before="auto" style:column-width="2.0689in"/>
    </style:style>
    <style:style style:name="co40" style:family="table-column">
      <style:table-column-properties fo:break-before="auto" style:column-width="1.3693in"/>
    </style:style>
    <style:style style:name="co41" style:family="table-column">
      <style:table-column-properties fo:break-before="auto" style:column-width="1.7665in"/>
    </style:style>
    <style:style style:name="co42" style:family="table-column">
      <style:table-column-properties fo:break-before="auto" style:column-width="1.8492in"/>
    </style:style>
    <style:style style:name="co43" style:family="table-column">
      <style:table-column-properties fo:break-before="auto" style:column-width="1.9681in"/>
    </style:style>
    <style:style style:name="co44" style:family="table-column">
      <style:table-column-properties fo:break-before="auto" style:column-width="1.2634in"/>
    </style:style>
    <style:style style:name="co45" style:family="table-column">
      <style:table-column-properties fo:break-before="auto" style:column-width="1.5874in"/>
    </style:style>
    <style:style style:name="co46" style:family="table-column">
      <style:table-column-properties fo:break-before="auto" style:column-width="1.9618in"/>
    </style:style>
    <style:style style:name="co47" style:family="table-column">
      <style:table-column-properties fo:break-before="auto" style:column-width="1.3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10100" number:language="en" number:country="US">
      <number:text-content/>
    </number:text-style>
    <style:style style:name="ce9" style:family="table-cell" style:parent-style-name="Default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16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7" style:family="table-cell" style:parent-style-name="Default" style:data-style-name="N10037">
      <style:table-cell-properties fo:padding-bottom="0.0138in" fo:padding-left="0.0693in" fo:padding-right="0.0693in" fo:padding-top="0.0138in"/>
      <style:text-properties style:font-name="Liberation Sans" fo:font-size="10pt" fo:font-weight="normal" style:font-name-asian="Arial Unicode MS" style:font-size-asian="10pt" style:font-weight-asian="normal" style:font-size-complex="10pt" style:font-weight-complex="normal"/>
    </style:style>
    <style:style style:name="ce11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fo:padding-bottom="0.0138in" fo:padding-left="0.0693in" fo:padding-right="0.0693in" fo:padding-top="0.0138in"/>
    </style:style>
    <style:style style:name="ce28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100"/>
    <style:style style:name="ce1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padding-bottom="0.0138in" fo:padding-left="0.0693in" fo:padding-right="0.0693in" fo:padding-top="0.0138in"/>
    </style:style>
    <style:style style:name="ce1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22" style:family="table-cell" style:parent-style-name="Default" style:data-style-name="N10037"/>
    <style:style style:name="ce24" style:family="table-cell" style:parent-style-name="Default" style:data-style-name="N10037">
      <style:table-cell-properties fo:background-color="#ffff00"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f00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fo:font-size="10pt" fo:font-style="italic" style:font-size-asian="10pt" style:font-size-complex="10pt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rder:</text:p>
          </table:table-cell>
          <table:table-cell office:value-type="string" calcext:value-type="string">
            <text:p>(following numbering in BCP 15ff.)</text:p>
          </table:table-cell>
        </table:table-row>
        <table:table-row table:style-name="ro1">
          <table:table-cell office:value-type="string" calcext:value-type="string">
            <text:p>101-199</text:p>
          </table:table-cell>
          <table:table-cell office:value-type="string" calcext:value-type="string">
            <text:p>Principal Feasts</text:p>
          </table:table-cell>
        </table:table-row>
        <table:table-row table:style-name="ro1">
          <table:table-cell office:value-type="string" calcext:value-type="string">
            <text:p>201-299</text:p>
          </table:table-cell>
          <table:table-cell office:value-type="string" calcext:value-type="string">
            <text:p>Sundays of the Church Year</text:p>
          </table:table-cell>
        </table:table-row>
        <table:table-row table:style-name="ro1">
          <table:table-cell office:value-type="string" calcext:value-type="string">
            <text:p>301-399</text:p>
          </table:table-cell>
          <table:table-cell office:value-type="string" calcext:value-type="string">
            <text:p>Holy Days</text:p>
          </table:table-cell>
        </table:table-row>
        <table:table-row table:style-name="ro1">
          <table:table-cell office:value-type="string" calcext:value-type="string">
            <text:p>401-499</text:p>
          </table:table-cell>
          <table:table-cell office:value-type="string" calcext:value-type="string">
            <text:p>Days of Special Devotion</text:p>
          </table:table-cell>
        </table:table-row>
        <table:table-row table:style-name="ro1">
          <table:table-cell office:value-type="string" calcext:value-type="string">
            <text:p>501-599</text:p>
          </table:table-cell>
          <table:table-cell office:value-type="string" calcext:value-type="string">
            <text:p>Days of Optional Observance</text:p>
          </table:table-cell>
        </table:table-row>
        <table:table-row table:style-name="ro1">
          <table:table-cell office:value-type="string" calcext:value-type="string">
            <text:p>601-699</text:p>
          </table:table-cell>
          <table:table-cell office:value-type="string" calcext:value-type="string">
            <text:p>Commemorations Listed in Calendar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For all Sundays and major feasts: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he Sundays after Pentecost get re-numbered according to where Easter Falls. A spreadsheet could handle that year-by-year. Complicated for a static table, though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rehensive index to texts: <text:a xlink:href="http://lectionarypage.net/CalndrsIndexes/TxtindexABCH_RCL.html" xlink:type="simple">http://lectionarypage.net/CalndrsIndexes/TxtindexABCH_RCL.html</text:a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In Year C, the special Epiphany blessing should get used on Epiphany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re’s no proper collect for the liturgy of the palms</text:p>
          </table:table-cell>
          <table:table-cell/>
        </table:table-row>
      </table:table>
      <table:table table:name="2021" table:style-name="ta1">
        <table:table-column table:style-name="co2" table:default-cell-style-name="ce13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3" table:default-cell-style-name="Default"/>
        <table:table-row table:style-name="ro1">
          <table:table-cell table:style-name="ce9" office:value-type="float" office:value="2021" calcext:value-type="float">
            <text:p>2021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9" office:value-type="string" calcext:value-type="string">
            <text:p>Titles of Days (BCP 31ff.)</text:p>
          </table:table-cell>
          <table:table-cell table:style-name="ce12" office:value-type="string" calcext:value-type="string">
            <text:p>Prefac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First Lesson</text:p>
          </table:table-cell>
          <table:table-cell table:style-name="ce12" office:value-type="string" calcext:value-type="string">
            <text:p>Second Lesson</text:p>
          </table:table-cell>
          <table:table-cell table:style-name="ce12" office:value-type="string" calcext:value-type="string">
            <text:p>Gospel</text:p>
          </table:table-cell>
          <table:table-cell table:style-name="ce12" table:number-columns-repeated="24"/>
        </table:table-row>
        <table:table-row table:style-name="ro1">
          <table:table-cell table:style-name="ce16" table:formula="of:=DATE([.A$1]-1;12;25) + 8 - WEEKDAY(DATE([.A$1]-1;12;25)) - 28" office:value-type="date" office:date-value="2020-11-29" calcext:value-type="date">
            <text:p>11/29/2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advent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0:1-7, 17-19</text:p>
          </table:table-cell>
          <table:table-cell office:value-type="string" calcext:value-type="string">
            <text:p>Isaiah 64:1-9</text:p>
          </table:table-cell>
          <table:table-cell office:value-type="string" calcext:value-type="string">
            <text:p>1 Corinthians 1:3-9</text:p>
          </table:table-cell>
          <table:table-cell office:value-type="string" calcext:value-type="string">
            <text:p>Mark 13:24-37</text:p>
          </table:table-cell>
          <table:table-cell table:number-columns-repeated="24"/>
        </table:table-row>
        <table:table-row table:style-name="ro1">
          <table:table-cell table:style-name="ce16" table:formula="of:=DATE([.A$1]-1; 11; 30)" office:value-type="date" office:date-value="2020-11-30" calcext:value-type="date">
            <text:p>11/30/20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andr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Andr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Deuteronomy 30:11-14</text:p>
          </table:table-cell>
          <table:table-cell office:value-type="string" calcext:value-type="string">
            <text:p>Romans 10:8b-18</text:p>
          </table:table-cell>
          <table:table-cell office:value-type="string" calcext:value-type="string">
            <text:p>Matthew 4:18-22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21" office:value-type="date" office:date-value="2020-12-06" calcext:value-type="date">
            <text:p>12/06/2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advent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:1-2, 8-13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2 Peter 3:8-15a </text:p>
          </table:table-cell>
          <table:table-cell office:value-type="string" calcext:value-type="string">
            <text:p>Mark 1:1-8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14" office:value-type="date" office:date-value="2020-12-13" calcext:value-type="date">
            <text:p>12/13/2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advent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Isaiah 61:1-4, 8-11</text:p>
          </table:table-cell>
          <table:table-cell office:value-type="string" calcext:value-type="string">
            <text:p>1 Thessalonians 5:16-24 </text:p>
          </table:table-cell>
          <table:table-cell office:value-type="string" calcext:value-type="string">
            <text:p>John 1:6-8, 19-28 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7" office:value-type="date" office:date-value="2020-12-20" calcext:value-type="date">
            <text:p>12/20/2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advent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Canticle 15</text:p>
          </table:table-cell>
          <table:table-cell office:value-type="string" calcext:value-type="string">
            <text:p>2 Samuel 7:1-11, 16</text:p>
          </table:table-cell>
          <table:table-cell office:value-type="string" calcext:value-type="string">
            <text:p>Romans 16:25-27 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DATE([.A$1]-1; 12; 21)" office:value-type="date" office:date-value="2020-12-21" calcext:value-type="date">
            <text:p>12/21/20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thom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Thom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Habakkuk 2:1-4</text:p>
          </table:table-cell>
          <table:table-cell office:value-type="string" calcext:value-type="string">
            <text:p>Hebrews 10:35-11:1</text:p>
          </table:table-cell>
          <table:table-cell office:value-type="string" calcext:value-type="string">
            <text:p>John 20:24-29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ativit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6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ativit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Isaiah 62:6-12</text:p>
          </table:table-cell>
          <table:table-cell office:value-type="string" calcext:value-type="string">
            <text:p>Titus 3:4-7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ativit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Hebrews 1:1-12</text:p>
          </table:table-cell>
          <table:table-cell office:value-type="string" calcext:value-type="string">
            <text:p>John 1:1-14</text:p>
          </table:table-cell>
          <table:table-cell table:number-columns-repeated="24"/>
        </table:table-row>
        <table:table-row table:style-name="ro1">
          <table:table-cell table:style-name="ce16" table:formula="of:=DATE([.A$1]-1; 12; 26)" office:value-type="date" office:date-value="2020-12-26" calcext:value-type="date">
            <text:p>12/26/20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stephe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tephen, Deacon and Martyr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1</text:p>
          </table:table-cell>
          <table:table-cell office:value-type="string" calcext:value-type="string">
            <text:p>Jeremiah 26:1-9,12-15</text:p>
          </table:table-cell>
          <table:table-cell office:value-type="string" calcext:value-type="string">
            <text:p>Acts 6:8-7:2a,51c-60</text:p>
          </table:table-cell>
          <table:table-cell office:value-type="string" calcext:value-type="string">
            <text:p>Matthew 23:34-39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" office:value-type="date" office:date-value="2020-12-27" calcext:value-type="date">
            <text:p>12/27/2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christmas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rst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Isaiah 61:10-62:3</text:p>
          </table:table-cell>
          <table:table-cell office:value-type="string" calcext:value-type="string">
            <text:p>Galatians 3:23-25</text:p>
          </table:table-cell>
          <table:table-cell office:value-type="string" calcext:value-type="string">
            <text:p><text:s/>4:4-7</text:p>
          </table:table-cell>
          <table:table-cell office:value-type="string" calcext:value-type="string">
            <text:p>John 1:1-18</text:p>
          </table:table-cell>
          <table:table-cell table:number-columns-repeated="23"/>
        </table:table-row>
        <table:table-row table:style-name="ro1">
          <table:table-cell table:style-name="ce16" table:formula="of:=DATE([.A$1]-1; 12; 28)" office:value-type="date" office:date-value="2020-12-28" calcext:value-type="date">
            <text:p>12/28/20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joh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hn, Apostle and Evangel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2</text:p>
          </table:table-cell>
          <table:table-cell office:value-type="string" calcext:value-type="string">
            <text:p>Exodus 33:18-23</text:p>
          </table:table-cell>
          <table:table-cell office:value-type="string" calcext:value-type="string">
            <text:p>1 John 1:1-9</text:p>
          </table:table-cell>
          <table:table-cell office:value-type="string" calcext:value-type="string">
            <text:p>John 21:19b-24</text:p>
          </table:table-cell>
          <table:table-cell table:number-columns-repeated="24"/>
        </table:table-row>
        <table:table-row table:style-name="ro1">
          <table:table-cell table:style-name="ce16" table:formula="of:=DATE([.A$1]-1; 12; 29)" office:value-type="date" office:date-value="2020-12-29" calcext:value-type="date">
            <text:p>12/29/20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innocen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Innocents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Jeremiah 31:15-17</text:p>
          </table:table-cell>
          <table:table-cell office:value-type="string" calcext:value-type="string">
            <text:p>Revelation 21:1-7</text:p>
          </table:table-cell>
          <table:table-cell office:value-type="string" calcext:value-type="string">
            <text:p>Matthew 2:13-18</text:p>
          </table:table-cell>
          <table:table-cell table:number-columns-repeated="24"/>
        </table:table-row>
        <table:table-row table:style-name="ro1">
          <table:table-cell table:style-name="ce16" table:formula="of:=DATE([.A$1];1;1)" office:value-type="date" office:date-value="2021-01-01" calcext:value-type="date">
            <text:p>01/01/21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nam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Name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Numbers 6:22-27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2:15-21</text:p>
          </table:table-cell>
          <table:table-cell table:number-columns-repeated="24"/>
        </table:table-row>
        <table:table-row table:style-name="ro2">
          <table:table-cell table:style-name="ce16" table:formula="of:=IF(DATE([.A$1]-1;12;25) + 8 - WEEKDAY(DATE([.A$1]-1;12;25))+7&lt;DATE([.A$1];1;6);DATE([.A$1]-1;12;25) + 8 - WEEKDAY(DATE([.A$1]-1;12;25))+7;&quot;&quot;)" office:value-type="date" office:date-value="2021-01-03" calcext:value-type="date">
            <text:p>01/03/21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christmas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Jeremiah 31:7-14</text:p>
          </table:table-cell>
          <table:table-cell office:value-type="string" calcext:value-type="string">
            <text:p>Ephesians 1:3-6, 15-19a</text:p>
          </table:table-cell>
          <table:table-cell office:value-type="string" calcext:value-type="string">
            <text:p>Matthew 2:13-15, 19-23</text:p>
          </table:table-cell>
          <table:table-cell table:number-columns-repeated="24"/>
        </table:table-row>
        <table:table-row table:style-name="ro2">
          <table:table-cell table:style-name="ce16" table:formula="of:=DATE([.A$1];1;6)" office:value-type="date" office:date-value="2021-01-06" calcext:value-type="date">
            <text:p>01/06/21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piphan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Epiphany, or the Manifestation of our Lord Jesus Christ to the Gentiles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2:1-7, 10-14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Ephesians 3:1-12</text:p>
          </table:table-cell>
          <table:table-cell office:value-type="string" calcext:value-type="string">
            <text:p>Matthew 2:1-12</text:p>
          </table:table-cell>
          <table:table-cell table:number-columns-repeated="24"/>
        </table:table-row>
        <table:table-row table:style-name="ro1">
          <table:table-cell table:style-name="ce27" table:formula="of:=DATE([.A$1];1;6) + 8 - WEEKDAY(DATE([.A$1];1;6))" office:value-type="date" office:date-value="2021-01-10" calcext:value-type="date">
            <text:p>01/10/2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epiphan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the Epiphany- The Baptism of Our Lord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Genesis 1:1-5</text:p>
          </table:table-cell>
          <table:table-cell office:value-type="string" calcext:value-type="string">
            <text:p>Acts 19:1-7</text:p>
          </table:table-cell>
          <table:table-cell office:value-type="string" calcext:value-type="string">
            <text:p>Mark 1:4-11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7" office:value-type="date" office:date-value="2021-01-17" calcext:value-type="date">
            <text:p>01/17/21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epiphan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1 Corinthians 6:12-20</text:p>
          </table:table-cell>
          <table:table-cell office:value-type="string" calcext:value-type="string">
            <text:p>John 1:43-5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18" calcext:value-type="date">
            <text:p>01/18/21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stpet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fession of Saint Peter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 8-13</text:p>
          </table:table-cell>
          <table:table-cell office:value-type="string" calcext:value-type="string">
            <text:p>1 Peter 5:1-4</text:p>
          </table:table-cell>
          <table:table-cell office:value-type="string" calcext:value-type="string">
            <text:p>Matthew 16:13-19</text:p>
          </table:table-cell>
          <table:table-cell table:number-columns-repeated="24"/>
        </table:table-row>
        <table:table-row table:style-name="ro2">
          <table:table-cell table:style-name="ce27" table:formula="of:=DATE([.A$1];1;6) + 8 - WEEKDAY(DATE([.A$1];1;6)) + 14" office:value-type="date" office:date-value="2021-01-24" calcext:value-type="date">
            <text:p>01/24/2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epiphan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2:6-14</text:p>
          </table:table-cell>
          <table:table-cell office:value-type="string" calcext:value-type="string">
            <text:p>Jonah 3:1-5, 10</text:p>
          </table:table-cell>
          <table:table-cell office:value-type="string" calcext:value-type="string">
            <text:p>1 Corinthians 7:29-31</text:p>
          </table:table-cell>
          <table:table-cell office:value-type="string" calcext:value-type="string">
            <text:p>Mark 1:14-2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25" calcext:value-type="date">
            <text:p>01/25/21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st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version of Saint Paul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7</text:p>
          </table:table-cell>
          <table:table-cell office:value-type="string" calcext:value-type="string">
            <text:p>Acts 26:9-21</text:p>
          </table:table-cell>
          <table:table-cell office:value-type="string" calcext:value-type="string">
            <text:p>Galatians 1:11-24</text:p>
          </table:table-cell>
          <table:table-cell office:value-type="string" calcext:value-type="string">
            <text:p>Matthew 10:16-22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1" office:value-type="date" office:date-value="2021-01-31" calcext:value-type="date">
            <text:p>01/31/2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epiphany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Deuteronomy 18:15-20</text:p>
          </table:table-cell>
          <table:table-cell office:value-type="string" calcext:value-type="string">
            <text:p>1 Corinthians 8:1-13</text:p>
          </table:table-cell>
          <table:table-cell office:value-type="string" calcext:value-type="string">
            <text:p>Mark 1:21-28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8" office:value-type="date" office:date-value="2021-02-07" calcext:value-type="date">
            <text:p>02/07/2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epiphany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:1-12, 21c</text:p>
          </table:table-cell>
          <table:table-cell office:value-type="string" calcext:value-type="string">
            <text:p>Isaiah 40:21-31</text:p>
          </table:table-cell>
          <table:table-cell office:value-type="string" calcext:value-type="string">
            <text:p>1 Corinthians 9:16-23</text:p>
          </table:table-cell>
          <table:table-cell office:value-type="string" calcext:value-type="string">
            <text:p>Mark 1:29-3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49" office:value-type="date" office:date-value="2021-02-14" calcext:value-type="date">
            <text:p>02/14/21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epiphanyla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0:1-6</text:p>
          </table:table-cell>
          <table:table-cell office:value-type="string" calcext:value-type="string">
            <text:p>2 Kings 2:1-12</text:p>
          </table:table-cell>
          <table:table-cell office:value-type="string" calcext:value-type="string">
            <text:p>2 Corinthians 4:3-6</text:p>
          </table:table-cell>
          <table:table-cell office:value-type="string" calcext:value-type="string">
            <text:p>Mark 9:2-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6" office:value-type="date" office:date-value="2021-02-17" calcext:value-type="date">
            <text:p>02/17/21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table:style-name="ce14" office:value-type="string" calcext:value-type="string">
            <text:p>ashwednesday</text:p>
          </table:table-cell>
          <table:table-cell table:style-name="ce14" office:value-type="float" office:value="264" calcext:value-type="float">
            <text:p>264</text:p>
          </table:table-cell>
          <table:table-cell office:value-type="string" calcext:value-type="string">
            <text:p>The First Day of Lent, or Ash Wednesday</text:p>
          </table:table-cell>
          <table:table-cell table:style-name="ce14" office:value-type="string" calcext:value-type="string">
            <text:p>lent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03</text:p>
          </table:table-cell>
          <table:table-cell table:style-name="ce14" office:value-type="string" calcext:value-type="string">
            <text:p>Joel 2:1-2, 12-17</text:p>
          </table:table-cell>
          <table:table-cell table:style-name="ce14" office:value-type="string" calcext:value-type="string">
            <text:p>2 Corinthians 5:20b-6:10</text:p>
          </table:table-cell>
          <table:table-cell table:style-name="ce14" office:value-type="string" calcext:value-type="string">
            <text:p>Matthew 6:1-6, 16-21</text:p>
          </table:table-cell>
          <table:table-cell table:style-name="ce14" table:number-columns-repeated="24"/>
        </table:table-row>
        <table:table-row table:style-name="ro2">
          <table:table-cell table:style-name="ce16" table:formula="of:=ORG.OPENOFFICE.EASTERSUNDAY([.A$1]) - 42" office:value-type="date" office:date-value="2021-02-21" calcext:value-type="date">
            <text:p>02/21/21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lent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pan text:style-name="T1">The </text:span>First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5:1-9</text:p>
          </table:table-cell>
          <table:table-cell office:value-type="string" calcext:value-type="string">
            <text:p>Genesis 9:8-17</text:p>
          </table:table-cell>
          <table:table-cell office:value-type="string" calcext:value-type="string">
            <text:p>1 Peter 3:18-22</text:p>
          </table:table-cell>
          <table:table-cell office:value-type="string" calcext:value-type="string">
            <text:p>Mark 1:9-15</text:p>
          </table:table-cell>
          <table:table-cell table:number-columns-repeated="24"/>
        </table:table-row>
        <table:table-row table:style-name="ro1">
          <table:table-cell table:style-name="ce16" table:formula="of:=DATE([.A$1];2;24)" office:value-type="date" office:date-value="2021-02-24" calcext:value-type="date">
            <text:p>02/24/21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presen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Presentation of our Lord Jesus Christ in the Temple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Luke 2:22-4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2-24" calcext:value-type="date">
            <text:p>02/24/21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matthi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i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5</text:p>
          </table:table-cell>
          <table:table-cell office:value-type="string" calcext:value-type="string">
            <text:p>Acts 1:15-26</text:p>
          </table:table-cell>
          <table:table-cell office:value-type="string" calcext:value-type="string">
            <text:p>Philippians 3:13b-21</text:p>
          </table:table-cell>
          <table:table-cell office:value-type="string" calcext:value-type="string">
            <text:p>John 15:1,6-16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35" office:value-type="date" office:date-value="2021-02-28" calcext:value-type="date">
            <text:p>02/28/2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lent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Secon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2-30</text:p>
          </table:table-cell>
          <table:table-cell office:value-type="string" calcext:value-type="string">
            <text:p>Genesis 17:1-7, 15-16</text:p>
          </table:table-cell>
          <table:table-cell office:value-type="string" calcext:value-type="string">
            <text:p>Romans 4:13-25</text:p>
          </table:table-cell>
          <table:table-cell office:value-type="string" calcext:value-type="string">
            <text:p>Mark 8:31-3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8" office:value-type="date" office:date-value="2021-03-07" calcext:value-type="date">
            <text:p>03/07/2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lent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Thir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Exodus 20:1-17</text:p>
          </table:table-cell>
          <table:table-cell office:value-type="string" calcext:value-type="string">
            <text:p>1 Corinthians 1:18-25</text:p>
          </table:table-cell>
          <table:table-cell office:value-type="string" calcext:value-type="string">
            <text:p>John 2:13-2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1" office:value-type="date" office:date-value="2021-03-14" calcext:value-type="date">
            <text:p>03/14/21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lent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our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7:1-3, 17-22</text:p>
          </table:table-cell>
          <table:table-cell office:value-type="string" calcext:value-type="string">
            <text:p>Numbers 21:4-9</text:p>
          </table:table-cell>
          <table:table-cell office:value-type="string" calcext:value-type="string">
            <text:p>Ephesians 2:1-10</text:p>
          </table:table-cell>
          <table:table-cell office:value-type="string" calcext:value-type="string">
            <text:p>John 3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19" calcext:value-type="date">
            <text:p>03/19/21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joseph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seph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1-29</text:p>
          </table:table-cell>
          <table:table-cell office:value-type="string" calcext:value-type="string">
            <text:p>2 Samuel 7:4,8-16</text:p>
          </table:table-cell>
          <table:table-cell office:value-type="string" calcext:value-type="string">
            <text:p>Romans 4:13-18</text:p>
          </table:table-cell>
          <table:table-cell office:value-type="string" calcext:value-type="string">
            <text:p>Luke 2:41-5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14" office:value-type="date" office:date-value="2021-03-21" calcext:value-type="date">
            <text:p>03/21/2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lent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if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Jeremiah 31:31-34</text:p>
          </table:table-cell>
          <table:table-cell office:value-type="string" calcext:value-type="string">
            <text:p>Hebrews 5:5-10</text:p>
          </table:table-cell>
          <table:table-cell office:value-type="string" calcext:value-type="string">
            <text:p>John 12:20-3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25" calcext:value-type="date">
            <text:p>03/25/21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nunci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Annunciation of Our Lord Jesus Christ to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Hebrews 10:4-10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7" office:value-type="date" office:date-value="2021-03-28" calcext:value-type="date">
            <text:p>03/28/21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table:style-name="ce14" office:value-type="string" calcext:value-type="string">
            <text:p>palmsunday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The Sunday of the Passion- Palm Sun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9-16</text:p>
          </table:table-cell>
          <table:table-cell table:style-name="ce14" office:value-type="string" calcext:value-type="string">
            <text:p>Isaiah 50:4-9a</text:p>
          </table:table-cell>
          <table:table-cell table:style-name="ce14" office:value-type="string" calcext:value-type="string">
            <text:p>Philippians 2:5-11</text:p>
          </table:table-cell>
          <table:table-cell table:style-name="ce14" office:value-type="string" calcext:value-type="string">
            <text:p>Mark 14:1-15:47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6" office:value-type="date" office:date-value="2021-03-29" calcext:value-type="date">
            <text:p>03/29/21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holy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6:5-11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John 12:1-11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6" table:formula="of:=ORG.OPENOFFICE.EASTERSUNDAY([.A$1])-5" office:value-type="date" office:date-value="2021-03-30" calcext:value-type="date">
            <text:p>03/30/21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holy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1:1-14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John 12:20-36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" office:value-type="date" office:date-value="2021-03-31" calcext:value-type="date">
            <text:p>03/31/21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holy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0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Hebrews 12:1-3</text:p>
          </table:table-cell>
          <table:table-cell office:value-type="string" calcext:value-type="string">
            <text:p>John 13:21-32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3" office:value-type="date" office:date-value="2021-04-01" calcext:value-type="date">
            <text:p>04/01/21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table:style-name="ce14" office:value-type="string" calcext:value-type="string">
            <text:p>maundythursday</text:p>
          </table:table-cell>
          <table:table-cell table:style-name="ce14" office:value-type="string" calcext:value-type="string">
            <text:p>274/355</text:p>
          </table:table-cell>
          <table:table-cell office:value-type="string" calcext:value-type="string">
            <text:p>Maundy Thurs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6:1, 10-17</text:p>
          </table:table-cell>
          <table:table-cell table:style-name="ce14" office:value-type="string" calcext:value-type="string">
            <text:p>Exodus 12:1-14</text:p>
          </table:table-cell>
          <table:table-cell table:style-name="ce14" office:value-type="string" calcext:value-type="string">
            <text:p>1 Corinthians 11:23-26</text:p>
          </table:table-cell>
          <table:table-cell table:style-name="ce14" office:value-type="string" calcext:value-type="string">
            <text:p>John 13:1-17, 31b-35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 table:formula="of:=ORG.OPENOFFICE.EASTERSUNDAY([.A$1])-2" office:value-type="date" office:date-value="2021-04-02" calcext:value-type="date">
            <text:p>04/02/21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table:style-name="ce14" office:value-type="string" calcext:value-type="string">
            <text:p>goodfriday</text:p>
          </table:table-cell>
          <table:table-cell table:style-name="ce14" office:value-type="float" office:value="276" calcext:value-type="float">
            <text:p>276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22</text:p>
          </table:table-cell>
          <table:table-cell table:style-name="ce14" office:value-type="string" calcext:value-type="string">
            <text:p>Isaiah 52:13-53:12</text:p>
          </table:table-cell>
          <table:table-cell table:style-name="ce14" office:value-type="string" calcext:value-type="string">
            <text:p>Hebrews 10:16-25</text:p>
          </table:table-cell>
          <table:table-cell table:style-name="ce14" office:value-type="string" calcext:value-type="string">
            <text:p>John 18:1-19:42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eastervigil</text:p>
          </table:table-cell>
          <table:table-cell table:style-name="ce14" office:value-type="float" office:value="285" calcext:value-type="float">
            <text:p>285</text:p>
          </table:table-cell>
          <table:table-cell office:value-type="string" calcext:value-type="string">
            <text:p>The Great Vigil of Easter</text:p>
          </table:table-cell>
          <table:table-cell table:style-name="ce14" office:value-type="string" calcext:value-type="string">
            <text:p>easter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4</text:p>
          </table:table-cell>
          <table:table-cell table:style-name="ce14"/>
          <table:table-cell table:style-name="ce14" office:value-type="string" calcext:value-type="string">
            <text:p>Romans 6:3-11</text:p>
          </table:table-cell>
          <table:table-cell table:style-name="ce14" office:value-type="string" calcext:value-type="string">
            <text:p>Mark 16:1-8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table:style-name="ce14" office:value-type="string" calcext:value-type="string">
            <text:p>holysaturday</text:p>
          </table:table-cell>
          <table:table-cell table:style-name="ce14" office:value-type="string" calcext:value-type="string">
            <text:p>283/355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1-4, 15-16</text:p>
          </table:table-cell>
          <table:table-cell table:style-name="ce14" office:value-type="string" calcext:value-type="string">
            <text:p>Job 14:1-14</text:p>
          </table:table-cell>
          <table:table-cell table:style-name="ce14" office:value-type="string" calcext:value-type="string">
            <text:p>1 Peter 4:1-8</text:p>
          </table:table-cell>
          <table:table-cell table:style-name="ce14" office:value-type="string" calcext:value-type="string">
            <text:p>Matthew 27:57-66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" office:value-type="date" office:date-value="2021-04-04" calcext:value-type="date">
            <text:p>04/04/2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ev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aster Eve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1 Corinthians 5:6b-8</text:p>
          </table:table-cell>
          <table:table-cell office:value-type="string" calcext:value-type="string">
            <text:p>Luke 24:13-49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1" table:formula="of:=ORG.OPENOFFICE.EASTERSUNDAY([.A$1])" office:value-type="date" office:date-value="2021-04-04" calcext:value-type="date">
            <text:p>04/04/21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resurrection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unday of the Resurrection, or Easter Day</text:p>
          </table:table-cell>
          <table:table-cell table:style-name="ce12" office:value-type="string" calcext:value-type="string">
            <text:p>easter</text:p>
          </table:table-cell>
          <table:table-cell table:style-name="ce12" office:value-type="string" calcext:value-type="string">
            <text:p>stt/2021/preparing-covid</text:p>
          </table:table-cell>
          <table:table-cell table:style-name="ce1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table:style-name="ce12" office:value-type="string" calcext:value-type="string">
            <text:p>Psalm 118:1-2, 14-24</text:p>
          </table:table-cell>
          <table:table-cell table:style-name="ce12" office:value-type="string" calcext:value-type="string">
            <text:p>Isaiah 25:6-9</text:p>
          </table:table-cell>
          <table:table-cell table:style-name="ce12" office:value-type="string" calcext:value-type="string">
            <text:p>Acts 10:34-43</text:p>
          </table:table-cell>
          <table:table-cell table:style-name="ce12" office:value-type="string" calcext:value-type="string">
            <text:p>Mark 16:1-8</text:p>
          </table:table-cell>
          <table:table-cell table:style-name="ce12" table:number-columns-repeated="24"/>
        </table:table-row>
        <table:table-row table:style-name="ro1">
          <table:table-cell table:style-name="ce16" table:formula="of:=ORG.OPENOFFICE.EASTERSUNDAY([.A$1])+1" office:value-type="date" office:date-value="2021-04-05" calcext:value-type="date">
            <text:p>04/05/21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easter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6:8-11</text:p>
          </table:table-cell>
          <table:table-cell office:value-type="string" calcext:value-type="string">
            <text:p>Acts 2:14,22b-32</text:p>
          </table:table-cell>
          <table:table-cell/>
          <table:table-cell office:value-type="string" calcext:value-type="string">
            <text:p>Matthew 28:9-1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2" office:value-type="date" office:date-value="2021-04-06" calcext:value-type="date">
            <text:p>04/06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3:18-22</text:p>
          </table:table-cell>
          <table:table-cell office:value-type="string" calcext:value-type="string">
            <text:p>Acts 2:36-41</text:p>
          </table:table-cell>
          <table:table-cell/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3" office:value-type="date" office:date-value="2021-04-07" calcext:value-type="date">
            <text:p>04/07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5:1-8</text:p>
          </table:table-cell>
          <table:table-cell office:value-type="string" calcext:value-type="string">
            <text:p>Acts 3:1-10</text:p>
          </table:table-cell>
          <table:table-cell/>
          <table:table-cell office:value-type="string" calcext:value-type="string">
            <text:p>Luke 24:13-3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4" office:value-type="date" office:date-value="2021-04-08" calcext:value-type="date">
            <text:p>04/08/21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easterthur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ur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Acts 3:11-26</text:p>
          </table:table-cell>
          <table:table-cell/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5" office:value-type="date" office:date-value="2021-04-09" calcext:value-type="date">
            <text:p>04/09/21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easterfri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ri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6:1-8</text:p>
          </table:table-cell>
          <table:table-cell office:value-type="string" calcext:value-type="string">
            <text:p>Acts 4:1-12</text:p>
          </table:table-cell>
          <table:table-cell/>
          <table:table-cell office:value-type="string" calcext:value-type="string">
            <text:p>John 21:1-14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6" office:value-type="date" office:date-value="2021-04-10" calcext:value-type="date">
            <text:p>04/10/21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eastersatur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tur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8:14-18</text:p>
          </table:table-cell>
          <table:table-cell office:value-type="string" calcext:value-type="string">
            <text:p>Acts 4:13-21</text:p>
          </table:table-cell>
          <table:table-cell/>
          <table:table-cell office:value-type="string" calcext:value-type="string">
            <text:p>Mark 16:9-15,20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7" office:value-type="date" office:date-value="2021-04-11" calcext:value-type="date">
            <text:p>04/11/21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east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con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3</text:p>
          </table:table-cell>
          <table:table-cell office:value-type="string" calcext:value-type="string">
            <text:p>Acts 4:32-35</text:p>
          </table:table-cell>
          <table:table-cell office:value-type="string" calcext:value-type="string">
            <text:p>1 John 1:1-2:2</text:p>
          </table:table-cell>
          <table:table-cell office:value-type="string" calcext:value-type="string">
            <text:p>John 20:19-31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14" office:value-type="date" office:date-value="2021-04-18" calcext:value-type="date">
            <text:p>04/18/21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east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</text:p>
          </table:table-cell>
          <table:table-cell office:value-type="string" calcext:value-type="string">
            <text:p>Acts 3:12-19</text:p>
          </table:table-cell>
          <table:table-cell office:value-type="string" calcext:value-type="string">
            <text:p>1 John 3:1-7</text:p>
          </table:table-cell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1" office:value-type="date" office:date-value="2021-04-25" calcext:value-type="date">
            <text:p>04/25/2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east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5-12</text:p>
          </table:table-cell>
          <table:table-cell office:value-type="string" calcext:value-type="string">
            <text:p>1 John 3:16-24</text:p>
          </table:table-cell>
          <table:table-cell office:value-type="string" calcext:value-type="string">
            <text:p>John 10:11-1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4-26" calcext:value-type="date">
            <text:p>04/26/21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mark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k the Evangelist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Ephesians 4:7-8,11-16</text:p>
          </table:table-cell>
          <table:table-cell office:value-type="string" calcext:value-type="string">
            <text:p>Mark 1:1-1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01" calcext:value-type="date">
            <text:p>05/01/21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sphilip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hilip and Saint James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Isaiah 30:18-21</text:p>
          </table:table-cell>
          <table:table-cell office:value-type="string" calcext:value-type="string">
            <text:p>2 Corinthians 4:1-6</text:p>
          </table:table-cell>
          <table:table-cell office:value-type="string" calcext:value-type="string">
            <text:p>John 14:6-14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8" office:value-type="date" office:date-value="2021-05-02" calcext:value-type="date">
            <text:p>05/02/2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east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4-30</text:p>
          </table:table-cell>
          <table:table-cell office:value-type="string" calcext:value-type="string">
            <text:p>Acts 8:26-40</text:p>
          </table:table-cell>
          <table:table-cell office:value-type="string" calcext:value-type="string">
            <text:p>1 John 4:7-21</text:p>
          </table:table-cell>
          <table:table-cell office:value-type="string" calcext:value-type="string">
            <text:p>John 15:1-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35" office:value-type="date" office:date-value="2021-05-09" calcext:value-type="date">
            <text:p>05/09/21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east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ix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Acts 10:44-48</text:p>
          </table:table-cell>
          <table:table-cell office:value-type="string" calcext:value-type="string">
            <text:p>1 John 5:1-6</text:p>
          </table:table-cell>
          <table:table-cell office:value-type="string" calcext:value-type="string">
            <text:p>John 15:9-17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39" office:value-type="date" office:date-value="2021-05-13" calcext:value-type="date">
            <text:p>05/13/2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2" office:value-type="date" office:date-value="2021-05-16" calcext:value-type="date">
            <text:p>05/16/21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east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venth Sunday of Easter- The Sunday after Ascension Day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:15-17, 21-26</text:p>
          </table:table-cell>
          <table:table-cell office:value-type="string" calcext:value-type="string">
            <text:p>1 John 5:9-13</text:p>
          </table:table-cell>
          <table:table-cell office:value-type="string" calcext:value-type="string">
            <text:p>John 17:6-1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9" office:value-type="date" office:date-value="2021-05-23" calcext:value-type="date">
            <text:p>05/23/2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pentecost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>
          <table:table-cell table:style-name="ce16" table:formula="of:=ORG.OPENOFFICE.EASTERSUNDAY([.A$1]) + 56" office:value-type="date" office:date-value="2021-05-30" calcext:value-type="date">
            <text:p>05/30/2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Pentecost- Trinity Sun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Isaiah 6:1-8</text:p>
          </table:table-cell>
          <table:table-cell office:value-type="string" calcext:value-type="string">
            <text:p>Romans 8:12-17</text:p>
          </table:table-cell>
          <table:table-cell office:value-type="string" calcext:value-type="string">
            <text:p>John 3:1-1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31" calcext:value-type="date">
            <text:p>05/31/21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isi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Visitation of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3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Romans 12:9-16b</text:p>
          </table:table-cell>
          <table:table-cell office:value-type="string" calcext:value-type="string">
            <text:p>Luke 1:39-57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29;DATE([.A$1];12;25) + 8 - WEEKDAY(DATE([.A$1];12;25)) - 7 * 29;&quot;&quot;)" office:value-type="date" office:date-value="2021-06-06" calcext:value-type="date">
            <text:p>06/06/2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8</text:p>
          </table:table-cell>
          <table:table-cell office:value-type="string" calcext:value-type="string">
            <text:p>1 Samuel 8:4-20, 11:14-15</text:p>
          </table:table-cell>
          <table:table-cell office:value-type="string" calcext:value-type="string">
            <text:p>2 Corinthians 4:13-5:1</text:p>
          </table:table-cell>
          <table:table-cell office:value-type="string" calcext:value-type="string">
            <text:p>Mark 3:20-3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11" calcext:value-type="date">
            <text:p>06/11/21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barnab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nab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2</text:p>
          </table:table-cell>
          <table:table-cell office:value-type="string" calcext:value-type="string">
            <text:p>Isaiah 42:5-12</text:p>
          </table:table-cell>
          <table:table-cell office:value-type="string" calcext:value-type="string">
            <text:p>Acts 11:19-30</text:p>
          </table:table-cell>
          <table:table-cell office:value-type="string" calcext:value-type="string">
            <text:p>13:1-3</text:p>
          </table:table-cell>
          <table:table-cell office:value-type="string" calcext:value-type="string">
            <text:p>Matthew 10:7-16</text:p>
          </table:table-cell>
          <table:table-cell table:number-columns-repeated="23"/>
        </table:table-row>
        <table:table-row table:style-name="ro1">
          <table:table-cell table:style-name="ce16" table:formula="of:=IF(ORG.OPENOFFICE.EASTERSUNDAY([.A$1])+56&lt;DATE([.A$1];12;25) + 8 - WEEKDAY(DATE([.A$1];12;25)) - 7 * 28;DATE([.A$1];12;25) + 8 - WEEKDAY(DATE([.A$1];12;25)) - 7 * 28;&quot;&quot;)" office:value-type="date" office:date-value="2021-06-13" calcext:value-type="date">
            <text:p>06/13/2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0</text:p>
          </table:table-cell>
          <table:table-cell office:value-type="string" calcext:value-type="string">
            <text:p>1 Samuel 15:34-16:13</text:p>
          </table:table-cell>
          <table:table-cell office:value-type="string" calcext:value-type="string">
            <text:p>2 Corinthians 5:6-17</text:p>
          </table:table-cell>
          <table:table-cell office:value-type="string" calcext:value-type="string">
            <text:p>Mark 4:26-3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7" office:value-type="date" office:date-value="2021-06-20" calcext:value-type="date">
            <text:p>06/20/2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:9-20</text:p>
          </table:table-cell>
          <table:table-cell office:value-type="string" calcext:value-type="string">
            <text:p>1 Samuel 17:1a, 4-11, 19-23, 32-49</text:p>
          </table:table-cell>
          <table:table-cell office:value-type="string" calcext:value-type="string">
            <text:p>2 Corinthians 6:1-13</text:p>
          </table:table-cell>
          <table:table-cell office:value-type="string" calcext:value-type="string">
            <text:p>Mark 4:35-4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4" calcext:value-type="date">
            <text:p>06/24/21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stjohnbapti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Saint John the Baptis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Acts 13:14b-26</text:p>
          </table:table-cell>
          <table:table-cell office:value-type="string" calcext:value-type="string">
            <text:p>Luke 1:57-8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6" office:value-type="date" office:date-value="2021-06-27" calcext:value-type="date">
            <text:p>06/27/21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8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:1, 7-27</text:p>
          </table:table-cell>
          <table:table-cell office:value-type="string" calcext:value-type="string">
            <text:p>2 Corinthians 8:7-15</text:p>
          </table:table-cell>
          <table:table-cell office:value-type="string" calcext:value-type="string">
            <text:p>Mark 5:21-4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9" calcext:value-type="date">
            <text:p>06/29/21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speter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eter and Saint Paul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7</text:p>
          </table:table-cell>
          <table:table-cell office:value-type="string" calcext:value-type="string">
            <text:p>Ezekiel 34:11-16</text:p>
          </table:table-cell>
          <table:table-cell office:value-type="string" calcext:value-type="string">
            <text:p>2 Timothy 4:1-8</text:p>
          </table:table-cell>
          <table:table-cell office:value-type="string" calcext:value-type="string">
            <text:p>John 21:15-1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5" office:value-type="date" office:date-value="2021-07-04" calcext:value-type="date">
            <text:p>07/04/21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9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8</text:p>
          </table:table-cell>
          <table:table-cell office:value-type="string" calcext:value-type="string">
            <text:p>2 Samuel 5:1-5, 9-10</text:p>
          </table:table-cell>
          <table:table-cell office:value-type="string" calcext:value-type="string">
            <text:p>2 Corinthians 12:2-10</text:p>
          </table:table-cell>
          <table:table-cell office:value-type="string" calcext:value-type="string">
            <text:p>Mark 6:1-1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05" calcext:value-type="date">
            <text:p>07/05/21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Independence 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5</text:p>
          </table:table-cell>
          <table:table-cell office:value-type="string" calcext:value-type="string">
            <text:p>Deuteronomy 10:17-21</text:p>
          </table:table-cell>
          <table:table-cell office:value-type="string" calcext:value-type="string">
            <text:p>Hebrews 11:8-16</text:p>
          </table:table-cell>
          <table:table-cell office:value-type="string" calcext:value-type="string">
            <text:p>Matthew 5:43-4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4" office:value-type="date" office:date-value="2021-07-11" calcext:value-type="date">
            <text:p>07/11/2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1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0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2 Samuel 6:1-5, 12b-19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Mark 6:14-2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3" office:value-type="date" office:date-value="2021-07-18" calcext:value-type="date">
            <text:p>07/18/21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1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1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20-37</text:p>
          </table:table-cell>
          <table:table-cell office:value-type="string" calcext:value-type="string">
            <text:p>2 Samuel 7:1-14a</text:p>
          </table:table-cell>
          <table:table-cell office:value-type="string" calcext:value-type="string">
            <text:p>Ephesians 2:11-22</text:p>
          </table:table-cell>
          <table:table-cell office:value-type="string" calcext:value-type="string">
            <text:p>Mark 6:30-34, 53-56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2" calcext:value-type="date">
            <text:p>07/22/21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marymagdalen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Magdalene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2:1-7</text:p>
          </table:table-cell>
          <table:table-cell office:value-type="string" calcext:value-type="string">
            <text:p>Judith 9:1,11-14</text:p>
          </table:table-cell>
          <table:table-cell office:value-type="string" calcext:value-type="string">
            <text:p>2 Corinthians 5:14-18</text:p>
          </table:table-cell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2" office:value-type="date" office:date-value="2021-07-25" calcext:value-type="date">
            <text:p>07/25/2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1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2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</text:p>
          </table:table-cell>
          <table:table-cell office:value-type="string" calcext:value-type="string">
            <text:p>2 Samuel 11:1-15</text:p>
          </table:table-cell>
          <table:table-cell office:value-type="string" calcext:value-type="string">
            <text:p>Ephesians 3:14-21</text:p>
          </table:table-cell>
          <table:table-cell office:value-type="string" calcext:value-type="string">
            <text:p>John 6:1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6" calcext:value-type="date">
            <text:p>07/26/21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:1-10</text:p>
          </table:table-cell>
          <table:table-cell office:value-type="string" calcext:value-type="string">
            <text:p>Jeremiah 45:1-5</text:p>
          </table:table-cell>
          <table:table-cell office:value-type="string" calcext:value-type="string">
            <text:p>Acts 11:27-12:3</text:p>
          </table:table-cell>
          <table:table-cell office:value-type="string" calcext:value-type="string">
            <text:p>Matthew 20:20-2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1" office:value-type="date" office:date-value="2021-08-01" calcext:value-type="date">
            <text:p>08/01/2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1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3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2 Samuel 11:26 – 12:13a</text:p>
          </table:table-cell>
          <table:table-cell office:value-type="string" calcext:value-type="string">
            <text:p>Ephesians 4:1-16</text:p>
          </table:table-cell>
          <table:table-cell office:value-type="string" calcext:value-type="string">
            <text:p>John 6:24-35</text:p>
          </table:table-cell>
          <table:table-cell table:number-columns-repeated="24"/>
        </table:table-row>
        <table:table-row table:style-name="ro1">
          <table:table-cell table:style-name="ce16" table:formula="of:=DATE([.A$1];8;6)" office:value-type="date" office:date-value="2021-08-06" calcext:value-type="date">
            <text:p>08/06/21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ransfigur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Transfiguration of Our Lord Jesus Christ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9</text:p>
          </table:table-cell>
          <table:table-cell office:value-type="string" calcext:value-type="string">
            <text:p>Exodus 34:29-35</text:p>
          </table:table-cell>
          <table:table-cell office:value-type="string" calcext:value-type="string">
            <text:p>2 Peter 1:13-21</text:p>
          </table:table-cell>
          <table:table-cell office:value-type="string" calcext:value-type="string">
            <text:p>Luke 9:28-3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0" office:value-type="date" office:date-value="2021-08-08" calcext:value-type="date">
            <text:p>08/08/21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1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4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8:5-9, 15, 31-33</text:p>
          </table:table-cell>
          <table:table-cell office:value-type="string" calcext:value-type="string">
            <text:p>Ephesians 4:25-5:2</text:p>
          </table:table-cell>
          <table:table-cell office:value-type="string" calcext:value-type="string">
            <text:p>John 6:35, 41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9" office:value-type="date" office:date-value="2021-08-15" calcext:value-type="date">
            <text:p>08/15/2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1 Kings 2:10-12</text:p>
          </table:table-cell>
          <table:table-cell office:value-type="string" calcext:value-type="string">
            <text:p><text:s/>3:3-14</text:p>
          </table:table-cell>
          <table:table-cell office:value-type="string" calcext:value-type="string">
            <text:p>Ephesians 5:15-20</text:p>
          </table:table-cell>
          <table:table-cell office:value-type="string" calcext:value-type="string">
            <text:p>John 6:51-58</text:p>
          </table:table-cell>
          <table:table-cell table:number-columns-repeated="23"/>
        </table:table-row>
        <table:table-row table:style-name="ro1">
          <table:table-cell table:style-name="ce16" office:value-type="date" office:date-value="2021-08-16" calcext:value-type="date">
            <text:p>08/16/21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maryvirgi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the Virgin, Mother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4</text:p>
          </table:table-cell>
          <table:table-cell office:value-type="string" calcext:value-type="string">
            <text:p>Isaiah 61:10-11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1:46-55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8" office:value-type="date" office:date-value="2021-08-22" calcext:value-type="date">
            <text:p>08/22/21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1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1 Kings 8:1, 6, 10-11, 22-30, 41-43</text:p>
          </table:table-cell>
          <table:table-cell office:value-type="string" calcext:value-type="string">
            <text:p>Ephesians 6:10-20</text:p>
          </table:table-cell>
          <table:table-cell office:value-type="string" calcext:value-type="string">
            <text:p>John 6:56-69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8-24" calcext:value-type="date">
            <text:p>08/24/21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bartholom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tholom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1</text:p>
          </table:table-cell>
          <table:table-cell office:value-type="string" calcext:value-type="string">
            <text:p>Deuteronomy 18:15-18</text:p>
          </table:table-cell>
          <table:table-cell office:value-type="string" calcext:value-type="string">
            <text:p>1 Corinthians 4:9-15</text:p>
          </table:table-cell>
          <table:table-cell office:value-type="string" calcext:value-type="string">
            <text:p>Luke 22:24-3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7" office:value-type="date" office:date-value="2021-08-29" calcext:value-type="date">
            <text:p>08/29/21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1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:1-2, 7-10</text:p>
          </table:table-cell>
          <table:table-cell office:value-type="string" calcext:value-type="string">
            <text:p>Song of Solomon 2:8-13</text:p>
          </table:table-cell>
          <table:table-cell office:value-type="string" calcext:value-type="string">
            <text:p>James 1:17-27</text:p>
          </table:table-cell>
          <table:table-cell office:value-type="string" calcext:value-type="string">
            <text:p>Mark 7:1-8, 14-15, 21-2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6" office:value-type="date" office:date-value="2021-09-05" calcext:value-type="date">
            <text:p>09/05/21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1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5</text:p>
          </table:table-cell>
          <table:table-cell office:value-type="string" calcext:value-type="string">
            <text:p>Proverbs 22:1-2, 8-9, 22-23</text:p>
          </table:table-cell>
          <table:table-cell office:value-type="string" calcext:value-type="string">
            <text:p>James 2:1-17</text:p>
          </table:table-cell>
          <table:table-cell office:value-type="string" calcext:value-type="string">
            <text:p>Mark 7:24-3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15" office:value-type="date" office:date-value="2021-09-12" calcext:value-type="date">
            <text:p>09/12/2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1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9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Proverbs 1:20-33</text:p>
          </table:table-cell>
          <table:table-cell office:value-type="string" calcext:value-type="string">
            <text:p>James 3:1-12</text:p>
          </table:table-cell>
          <table:table-cell office:value-type="string" calcext:value-type="string">
            <text:p>Mark 8:27-3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14" calcext:value-type="date">
            <text:p>09/14/21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cros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oly Cross Day</text:p>
          </table:table-cell>
          <table:table-cell office:value-type="string" calcext:value-type="string">
            <text:p>holyweek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45:21-25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John 12:31-36a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4" office:value-type="date" office:date-value="2021-09-19" calcext:value-type="date">
            <text:p>09/19/21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0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Proverbs 31:10-31</text:p>
          </table:table-cell>
          <table:table-cell office:value-type="string" calcext:value-type="string">
            <text:p>James 3:13 - 4:3, 7-8a</text:p>
          </table:table-cell>
          <table:table-cell office:value-type="string" calcext:value-type="string">
            <text:p>Mark 9:30-3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1" calcext:value-type="date">
            <text:p>09/21/21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matth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ew, Apostle and Evangelist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Proverbs 3:1-6</text:p>
          </table:table-cell>
          <table:table-cell office:value-type="string" calcext:value-type="string">
            <text:p>2 Timothy 3:14-17</text:p>
          </table:table-cell>
          <table:table-cell office:value-type="string" calcext:value-type="string">
            <text:p>Matthew 9:9-1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3" office:value-type="date" office:date-value="2021-09-26" calcext:value-type="date">
            <text:p>09/26/2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2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1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Esther 7:1-6, 9-10; 9:20-22</text:p>
          </table:table-cell>
          <table:table-cell office:value-type="string" calcext:value-type="string">
            <text:p>James 5:13-20</text:p>
          </table:table-cell>
          <table:table-cell office:value-type="string" calcext:value-type="string">
            <text:p>Mark 9:38-5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9" calcext:value-type="date">
            <text:p>09/29/21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michaelallangel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ichael and All Angels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</text:p>
          </table:table-cell>
          <table:table-cell office:value-type="string" calcext:value-type="string">
            <text:p>Genesis 28:10-17</text:p>
          </table:table-cell>
          <table:table-cell office:value-type="string" calcext:value-type="string">
            <text:p>Revelation 12:7-12</text:p>
          </table:table-cell>
          <table:table-cell office:value-type="string" calcext:value-type="string">
            <text:p>John 1:47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2" office:value-type="date" office:date-value="2021-10-03" calcext:value-type="date">
            <text:p>10/03/21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2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2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6</text:p>
          </table:table-cell>
          <table:table-cell office:value-type="string" calcext:value-type="string">
            <text:p>Job 1:1, 2:1-10</text:p>
          </table:table-cell>
          <table:table-cell office:value-type="string" calcext:value-type="string">
            <text:p>Hebrews 1:1-4, 2:5-12</text:p>
          </table:table-cell>
          <table:table-cell office:value-type="string" calcext:value-type="string">
            <text:p>Mark 10:2-1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1" office:value-type="date" office:date-value="2021-10-10" calcext:value-type="date">
            <text:p>10/10/21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3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2:1-15</text:p>
          </table:table-cell>
          <table:table-cell office:value-type="string" calcext:value-type="string">
            <text:p>Job 23:1-9, 16-17</text:p>
          </table:table-cell>
          <table:table-cell office:value-type="string" calcext:value-type="string">
            <text:p>Hebrews 4:12-16</text:p>
          </table:table-cell>
          <table:table-cell office:value-type="string" calcext:value-type="string">
            <text:p>Mark 10:17-31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999" calcext:value-type="float">
            <text:p>999</text:p>
          </table:table-cell>
          <table:table-cell office:value-type="string" calcext:value-type="string">
            <text:p>thanksgivingcanad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nadian 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0" office:value-type="date" office:date-value="2021-10-17" calcext:value-type="date">
            <text:p>10/17/21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2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1-9, 25, 37b</text:p>
          </table:table-cell>
          <table:table-cell office:value-type="string" calcext:value-type="string">
            <text:p>Job 38:1-7, 34-41</text:p>
          </table:table-cell>
          <table:table-cell office:value-type="string" calcext:value-type="string">
            <text:p>Hebrews 5:1-10</text:p>
          </table:table-cell>
          <table:table-cell office:value-type="string" calcext:value-type="string">
            <text:p>Mark 10:35-4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18" calcext:value-type="date">
            <text:p>10/18/21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luk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Luke the Evangelist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Sirach 38:1-4,6-10,12-14</text:p>
          </table:table-cell>
          <table:table-cell office:value-type="string" calcext:value-type="string">
            <text:p>2 Timothy 4:5-13</text:p>
          </table:table-cell>
          <table:table-cell office:value-type="string" calcext:value-type="string">
            <text:p>Luke 4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3" calcext:value-type="date">
            <text:p>10/23/21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jamesjerusale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of Jerusalem, Brother of Our Lord Jesus Christ, and Martyr, c.62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5:12-22a</text:p>
          </table:table-cell>
          <table:table-cell office:value-type="string" calcext:value-type="string">
            <text:p>1 Corinthians 15:1-11</text:p>
          </table:table-cell>
          <table:table-cell office:value-type="string" calcext:value-type="string">
            <text:p>Matthew 13:54-5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9" office:value-type="date" office:date-value="2021-10-24" calcext:value-type="date">
            <text:p>10/24/21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2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5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4:1-8, 19-22</text:p>
          </table:table-cell>
          <table:table-cell office:value-type="string" calcext:value-type="string">
            <text:p>Job 42:1-6, 10-17</text:p>
          </table:table-cell>
          <table:table-cell office:value-type="string" calcext:value-type="string">
            <text:p>Hebrews 7:23-28</text:p>
          </table:table-cell>
          <table:table-cell office:value-type="string" calcext:value-type="string">
            <text:p>Mark 10:46-52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8" calcext:value-type="date">
            <text:p>10/28/21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ssimonju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imon and Saint Jude, Apostles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89-96</text:p>
          </table:table-cell>
          <table:table-cell office:value-type="string" calcext:value-type="string">
            <text:p>Deuteronomy 32:1-4</text:p>
          </table:table-cell>
          <table:table-cell office:value-type="string" calcext:value-type="string">
            <text:p>Ephesians 2:13-22</text:p>
          </table:table-cell>
          <table:table-cell office:value-type="string" calcext:value-type="string">
            <text:p>John 15:17-2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8" office:value-type="date" office:date-value="2021-10-31" calcext:value-type="date">
            <text:p>10/31/2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2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6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6</text:p>
          </table:table-cell>
          <table:table-cell office:value-type="string" calcext:value-type="string">
            <text:p>Ruth 1:1-18</text:p>
          </table:table-cell>
          <table:table-cell office:value-type="string" calcext:value-type="string">
            <text:p>Hebrews 9:11-14</text:p>
          </table:table-cell>
          <table:table-cell office:value-type="string" calcext:value-type="string">
            <text:p>Mark 12:28-34</text:p>
          </table:table-cell>
          <table:table-cell table:number-columns-repeated="24"/>
        </table:table-row>
        <table:table-row table:style-name="ro1">
          <table:table-cell table:style-name="ce16" table:formula="of:=IF(([.A$1]-2021)/3=0; DATE([.A$1];11;1); '')" office:value-type="date" office:date-value="2021-11-01" calcext:value-type="date">
            <text:p>11/01/21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b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19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c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20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a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7" office:value-type="date" office:date-value="2021-11-07" calcext:value-type="date">
            <text:p>11/07/21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7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7</text:p>
          </table:table-cell>
          <table:table-cell office:value-type="string" calcext:value-type="string">
            <text:p>Ruth 3:1-5</text:p>
          </table:table-cell>
          <table:table-cell office:value-type="string" calcext:value-type="string">
            <text:p><text:s/>4:13-17</text:p>
          </table:table-cell>
          <table:table-cell office:value-type="string" calcext:value-type="string">
            <text:p>Hebrews 9:24-28</text:p>
          </table:table-cell>
          <table:table-cell office:value-type="string" calcext:value-type="string">
            <text:p>Mark 12:38-44</text:p>
          </table:table-cell>
          <table:table-cell table:number-columns-repeated="23"/>
        </table:table-row>
        <table:table-row table:style-name="ro1">
          <table:table-cell table:style-name="ce16" table:formula="of:=DATE([.A$1];12;25) + 8 - WEEKDAY(DATE([.A$1];12;25)) - 7 * 6" office:value-type="date" office:date-value="2021-11-14" calcext:value-type="date">
            <text:p>11/14/21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2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1 Samuel 1:4-20</text:p>
          </table:table-cell>
          <table:table-cell office:value-type="string" calcext:value-type="string">
            <text:p>Hebrews 10:11-25</text:p>
          </table:table-cell>
          <table:table-cell office:value-type="string" calcext:value-type="string">
            <text:p>Mark 13:1-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5" office:value-type="date" office:date-value="2021-11-21" calcext:value-type="date">
            <text:p>11/21/21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Pentecost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2</text:p>
          </table:table-cell>
          <table:table-cell office:value-type="string" calcext:value-type="string">
            <text:p>2 Samuel 23:1-7</text:p>
          </table:table-cell>
          <table:table-cell office:value-type="string" calcext:value-type="string">
            <text:p>Revelation 1:4b-8</text:p>
          </table:table-cell>
          <table:table-cell office:value-type="string" calcext:value-type="string">
            <text:p>John 18:33-37</text:p>
          </table:table-cell>
          <table:table-cell table:number-columns-repeated="24"/>
        </table:table-row>
        <table:table-row table:style-name="ro1">
          <table:table-cell table:style-name="ce5" table:formula="of:=IF(([.A$1]-2021)/3=0;DATE([.A$1];11;28-IF(WEEKDAY(DATE([.A$1];11;28))&gt;4;WEEKDAY(DATE([.A$1];11;28))-5;WEEKDAY(DATE([.A$1];11;28)+2)));&quot;&quot;)" office:value-type="date" office:date-value="2021-11-25" calcext:value-type="date">
            <text:p>11/25/21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b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20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19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c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35&lt;ORG.OPENOFFICE.EASTERSUNDAY([.A$1])-49; DATE([.A$1];1;6) + 8 - WEEKDAY(DATE([.A$1];1;6)) + 35;&quot;&quot;)">
            <text:p/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epiphany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ix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2&lt;ORG.OPENOFFICE.EASTERSUNDAY([.A$1])-49; DATE([.A$1];1;6) + 8 - WEEKDAY(DATE([.A$1];1;6)) + 42;&quot;&quot;)">
            <text:p/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epiphany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even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piphany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Eigh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3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2 Corinthians 4:5-12</text:p>
          </table:table-cell>
          <table:table-cell office:value-type="string" calcext:value-type="string">
            <text:p>Mark 2:23-3:6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ascension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table:style-name="ce14" office:value-type="string" calcext:value-type="string">
            <text:p>liturgyofpalms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Liturgy of the Palms</text:p>
          </table:table-cell>
          <table:table-cell table:style-name="ce14" table:number-columns-repeated="6"/>
          <table:table-cell office:value-type="string" calcext:value-type="string">
            <text:p>he/psalm/responsively</text:p>
          </table:table-cell>
          <table:table-cell/>
          <table:table-cell table:style-name="ce14" table:number-columns-repeated="21"/>
          <table:table-cell table:style-name="ce14" office:value-type="string" calcext:value-type="string">
            <text:p>Psalm 118:1-2, 19-29</text:p>
          </table:table-cell>
          <table:table-cell table:style-name="ce14" table:number-columns-repeated="2"/>
          <table:table-cell table:style-name="ce14" office:value-type="string" calcext:value-type="string">
            <text:p>Mark 11:1-11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/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-old" table:style-name="ta1"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9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table:number-columns-repeated="24"/>
          <table:table-cell table:number-columns-repeated="6"/>
        </table:table-row>
        <table:table-row table:style-name="ro1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2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table:style-name="ce14" office:value-type="string" calcext:value-type="string">
            <text:p>274/355</text:p>
          </table:table-cell>
          <table:table-cell table:style-name="ce14"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table:number-columns-repeated="2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table:style-name="ce14" office:value-type="float" office:value="285" calcext:value-type="float">
            <text:p>285</text:p>
          </table:table-cell>
          <table:table-cell table:style-name="ce14"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table:style-name="ce14" office:value-type="string" calcext:value-type="string">
            <text:p>283/355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style-name="ce12" table:number-columns-repeated="23"/>
          <table:table-cell table:number-columns-repeated="6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float" office:value="355" calcext:value-type="float">
            <text:p>355</text:p>
          </table:table-cell>
          <table:table-cell table:style-name="ce12" table:number-columns-repeated="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2"/>
          <table:table-cell table:number-columns-repeated="29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 table:number-columns-repeated="22"/>
          <table:table-cell table:number-columns-repeated="29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4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38" table:number-columns-repeated="2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17" table:default-cell-style-name="Default"/>
        <table:table-column table:style-name="co40" table:number-columns-repeated="2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5" table:default-cell-style-name="Default"/>
        <table:table-column table:style-name="co47" table:default-cell-style-name="Default"/>
        <table:table-column table:style-name="co35" table:number-columns-repeated="6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column table:style-name="co1" table:number-columns-repeated="943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rite</text:p>
          </table:table-cell>
          <table:table-cell table:style-name="ce12" office:value-type="string" calcext:value-type="string">
            <text:p>bcppag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We Gather</text:p>
          </table:table-cell>
          <table:table-cell table:style-name="ce12" office:value-type="string" calcext:value-type="string">
            <text:p>Entranc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Collect</text:p>
          </table:table-cell>
          <table:table-cell table:style-name="ce12" office:value-type="string" calcext:value-type="string">
            <text:p>Rubric</text:p>
          </table:table-cell>
          <table:table-cell table:style-name="ce12" office:value-type="string" calcext:value-type="string">
            <text:p>WeHear</text:p>
          </table:table-cell>
          <table:table-cell table:style-name="ce12" office:value-type="string" calcext:value-type="string">
            <text:p>Lesson1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Lesson2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Sequence Hymn</text:p>
          </table:table-cell>
          <table:table-cell table:style-name="ce12" office:value-type="string" calcext:value-type="string">
            <text:p>LessonG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WeRespond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/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WeOffer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sung prayer?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sung frac?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WeReceive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union</text:p>
          </table:table-cell>
          <table:table-cell table:style-name="ce12" office:value-type="string" calcext:value-type="string">
            <text:p>Hymn1</text:p>
          </table:table-cell>
          <table:table-cell table:style-name="ce12" office:value-type="string" calcext:value-type="string">
            <text:p>CommHymn2</text:p>
          </table:table-cell>
          <table:table-cell table:style-name="ce12" office:value-type="string" calcext:value-type="string">
            <text:p>Hymn2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NRSV</text:p>
          </table:table-cell>
          <table:table-cell table:style-name="ce12" table:number-columns-repeated="23"/>
          <table:table-cell table:number-columns-repeated="949"/>
        </table:table-row>
        <table:table-row table:style-name="ro3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/>
          <table:table-cell office:value-type="string" calcext:value-type="string">
            <text:p>lent/greatlitany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, with clouds descending (Hymnal 58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nce he came in blessing (Hymnal 53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lest be the King whose coming (Hymnal 74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972"/>
        </table:table-row>
        <table:table-row table:style-name="ro3">
          <table:table-cell table:style-name="ce22" table:formula="of:=IF(DATE([.$A$1];11;28)&gt;=DATE([.$A$1];12;25) + 8 - WEEKDAY(DATE([.$A$1];12;25)) - 7 * 5;  DATE([.$A$1]-1;11;28); DATE([.$A$1];11;28))" office:value-type="date" office:date-value="2021-11-28" calcext:value-type="date">
            <text:p>11/28/21</text:p>
          </table:table-cell>
          <table:table-cell table:style-name="ce29" office:value-type="string" calcext:value-type="string">
            <text:p>November 28</text:p>
          </table:table-cell>
          <table:table-cell/>
          <table:table-cell office:value-type="float" office:value="1049" calcext:value-type="float">
            <text:p>1049</text:p>
          </table:table-cell>
          <table:table-cell office:value-type="string" calcext:value-type="string">
            <text:p>lff2018-kamehame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30)&gt;=DATE([.$A$1];12;25) + 8 - WEEKDAY(DATE([.$A$1];12;25)) - 7 * 5;  DATE([.$A$1]-1;11;30); DATE([.$A$1];11;30))" office:value-type="date" office:date-value="2021-11-30" calcext:value-type="date">
            <text:p>11/30/21</text:p>
          </table:table-cell>
          <table:table-cell table:style-name="ce29" office:value-type="string" calcext:value-type="string">
            <text:p>November 3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string" calcext:value-type="string">
            <text:p>lff2018-saint-andr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1" calcext:value-type="float">
            <text:p>1051</text:p>
          </table:table-cell>
          <table:table-cell office:value-type="string" calcext:value-type="string">
            <text:p>lff2018-nicholas-ferr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)&gt;=DATE([.$A$1];12;25) + 8 - WEEKDAY(DATE([.$A$1];12;25)) - 7 * 5;  DATE([.$A$1]-1;12;1); DATE([.$A$1];12;1))" office:value-type="date" office:date-value="2021-12-01" calcext:value-type="date">
            <text:p>12/01/21</text:p>
          </table:table-cell>
          <table:table-cell table:style-name="ce29" office:value-type="string" calcext:value-type="string">
            <text:p>December 1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string" calcext:value-type="string">
            <text:p>lff2018-charles-de-foucau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)&gt;=DATE([.$A$1];12;25) + 8 - WEEKDAY(DATE([.$A$1];12;25)) - 7 * 5;  DATE([.$A$1]-1;12;2); DATE([.$A$1];12;2))" office:value-type="date" office:date-value="2021-12-02" calcext:value-type="date">
            <text:p>12/02/21</text:p>
          </table:table-cell>
          <table:table-cell table:style-name="ce29" office:value-type="string" calcext:value-type="string">
            <text:p>December 2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string" calcext:value-type="string">
            <text:p>lff2018-channing-moore-willia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3)&gt;=DATE([.$A$1];12;25) + 8 - WEEKDAY(DATE([.$A$1];12;25)) - 7 * 5;  DATE([.$A$1]-1;12;3); DATE([.$A$1];12;3))" office:value-type="date" office:date-value="2021-12-03" calcext:value-type="date">
            <text:p>12/03/21</text:p>
          </table:table-cell>
          <table:table-cell table:style-name="ce29" office:value-type="string" calcext:value-type="string">
            <text:p>December 3</text:p>
          </table:table-cell>
          <table:table-cell/>
          <table:table-cell office:value-type="float" office:value="1054" calcext:value-type="float">
            <text:p>1054</text:p>
          </table:table-cell>
          <table:table-cell office:value-type="string" calcext:value-type="string">
            <text:p>lff2018-francis-xavi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4)&gt;=DATE([.$A$1];12;25) + 8 - WEEKDAY(DATE([.$A$1];12;25)) - 7 * 5;  DATE([.$A$1]-1;12;4); DATE([.$A$1];12;4))" office:value-type="date" office:date-value="2021-12-04" calcext:value-type="date">
            <text:p>12/04/21</text:p>
          </table:table-cell>
          <table:table-cell table:style-name="ce29" office:value-type="string" calcext:value-type="string">
            <text:p>December 4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string" calcext:value-type="string">
            <text:p>lff2018-john-of-damasc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oir Anthem: Watchman, tell us of the night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ark! A Thrilling Voice is Sounding (Hymnal 5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/>
          <table:table-cell office:value-type="string" calcext:value-type="string">
            <text:p>## Choir Anthem: Taste and See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Comfort, comfort ye my people (Hymnal 67)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Prepare the way, O Zion (Hymnal 6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5)&gt;=DATE([.$A$1];12;25) + 8 - WEEKDAY(DATE([.$A$1];12;25)) - 7 * 5;  DATE([.$A$1]-1;12;5); DATE([.$A$1];12;5))" office:value-type="date" office:date-value="2021-12-05" calcext:value-type="date">
            <text:p>12/05/21</text:p>
          </table:table-cell>
          <table:table-cell table:style-name="ce29" office:value-type="string" calcext:value-type="string">
            <text:p>December 5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string" calcext:value-type="string">
            <text:p>lff2018-clement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6)&gt;=DATE([.$A$1];12;25) + 8 - WEEKDAY(DATE([.$A$1];12;25)) - 7 * 5;  DATE([.$A$1]-1;12;6); DATE([.$A$1];12;6))" office:value-type="date" office:date-value="2021-12-06" calcext:value-type="date">
            <text:p>12/06/21</text:p>
          </table:table-cell>
          <table:table-cell table:style-name="ce29" office:value-type="string" calcext:value-type="string">
            <text:p>December 6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string" calcext:value-type="string">
            <text:p>lff2018-nicholas-of-my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7)&gt;=DATE([.$A$1];12;25) + 8 - WEEKDAY(DATE([.$A$1];12;25)) - 7 * 5;  DATE([.$A$1]-1;12;7); DATE([.$A$1];12;7))" office:value-type="date" office:date-value="2021-12-07" calcext:value-type="date">
            <text:p>12/07/21</text:p>
          </table:table-cell>
          <table:table-cell table:style-name="ce29" office:value-type="string" calcext:value-type="string">
            <text:p>December 7</text:p>
          </table:table-cell>
          <table:table-cell/>
          <table:table-cell office:value-type="float" office:value="1058" calcext:value-type="float">
            <text:p>1058</text:p>
          </table:table-cell>
          <table:table-cell office:value-type="string" calcext:value-type="string">
            <text:p>lff2018-ambrose-of-mil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79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atchman, tell us of the night (Hymnal 64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On Jordan’s bank the Baptist’s cry (Hymnal 76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2)&gt;=DATE([.$A$1];12;25) + 8 - WEEKDAY(DATE([.$A$1];12;25)) - 7 * 5;  DATE([.$A$1]-1;12;12); DATE([.$A$1];12;12))" office:value-type="date" office:date-value="2021-12-12" calcext:value-type="date">
            <text:p>12/12/21</text:p>
          </table:table-cell>
          <table:table-cell table:style-name="ce29" office:value-type="string" calcext:value-type="string">
            <text:p>December 12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string" calcext:value-type="string">
            <text:p>lff2018-francis-de-s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3)&gt;=DATE([.$A$1];12;25) + 8 - WEEKDAY(DATE([.$A$1];12;25)) - 7 * 5;  DATE([.$A$1]-1;12;13); DATE([.$A$1];12;13))" office:value-type="date" office:date-value="2021-12-13" calcext:value-type="date">
            <text:p>12/13/21</text:p>
          </table:table-cell>
          <table:table-cell table:style-name="ce29" office:value-type="string" calcext:value-type="string">
            <text:p>December 13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string" calcext:value-type="string">
            <text:p>lff2018-lucy-of-syracu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4)&gt;=DATE([.$A$1];12;25) + 8 - WEEKDAY(DATE([.$A$1];12;25)) - 7 * 5;  DATE([.$A$1]-1;12;14); DATE([.$A$1];12;14))" office:value-type="date" office:date-value="2021-12-14" calcext:value-type="date">
            <text:p>12/14/21</text:p>
          </table:table-cell>
          <table:table-cell table:style-name="ce29" office:value-type="string" calcext:value-type="string">
            <text:p>December 14</text:p>
          </table:table-cell>
          <table:table-cell/>
          <table:table-cell office:value-type="float" office:value="1061" calcext:value-type="float">
            <text:p>1061</text:p>
          </table:table-cell>
          <table:table-cell office:value-type="string" calcext:value-type="string">
            <text:p>lff2018-john-of-the-cro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5)&gt;=DATE([.$A$1];12;25) + 8 - WEEKDAY(DATE([.$A$1];12;25)) - 7 * 5;  DATE([.$A$1]-1;12;15); DATE([.$A$1];12;15))" office:value-type="date" office:date-value="2021-12-15" calcext:value-type="date">
            <text:p>12/15/21</text:p>
          </table:table-cell>
          <table:table-cell table:style-name="ce29" office:value-type="string" calcext:value-type="string">
            <text:p>December 15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string" calcext:value-type="string">
            <text:p>lff2018-nino-of-georg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17)&gt;=DATE([.$A$1];12;25) + 8 - WEEKDAY(DATE([.$A$1];12;25)) - 7 * 5;  DATE([.$A$1]-1;12;17); DATE([.$A$1];12;17))" office:value-type="date" office:date-value="2021-12-17" calcext:value-type="date">
            <text:p>12/17/21</text:p>
          </table:table-cell>
          <table:table-cell table:style-name="ce29" office:value-type="string" calcext:value-type="string">
            <text:p>December 17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string" calcext:value-type="string">
            <text:p>lff2018-dorothy-l-say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437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o! he comes with clouds descending (Hymnal 57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ark! the glad sound! (Hymnal 72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The King shall come (Hymnal 7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0)&gt;=DATE([.$A$1];12;25) + 8 - WEEKDAY(DATE([.$A$1];12;25)) - 7 * 5;  DATE([.$A$1]-1;12;20); DATE([.$A$1];12;20))" office:value-type="date" office:date-value="2021-12-20" calcext:value-type="date">
            <text:p>12/20/21</text:p>
          </table:table-cell>
          <table:table-cell table:style-name="ce29" office:value-type="string" calcext:value-type="string">
            <text:p>December 20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string" calcext:value-type="string">
            <text:p>lff2018-katharina-von-b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1)&gt;=DATE([.$A$1];12;25) + 8 - WEEKDAY(DATE([.$A$1];12;25)) - 7 * 5;  DATE([.$A$1]-1;12;21); DATE([.$A$1];12;21))" office:value-type="date" office:date-value="2021-12-21" calcext:value-type="date">
            <text:p>12/21/21</text:p>
          </table:table-cell>
          <table:table-cell table:style-name="ce29" office:value-type="string" calcext:value-type="string">
            <text:p>December 21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string" calcext:value-type="string">
            <text:p>lff2018-saint-thom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ittle Town of Bethlehem (Hymnal 7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xmas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5)&gt;=DATE([.$A$1];12;25) + 8 - WEEKDAY(DATE([.$A$1];12;25)) - 7 * 5;  DATE([.$A$1]-1;12;25); DATE([.$A$1];12;25)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066" calcext:value-type="float">
            <text:p>1066</text:p>
          </table:table-cell>
          <table:table-cell office:value-type="string" calcext:value-type="string">
            <text:p>lff2018-nativity-of-our-lord-jesus-chr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Once in royal David’s city (Hymnal 10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God rest you merry, gentlemen (Hymnal 10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now lay on the ground (Hymnal 110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o, how a Rose e’er blooming (Hymnal 81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6)&gt;=DATE([.$A$1];12;25) + 8 - WEEKDAY(DATE([.$A$1];12;25)) - 7 * 5;  DATE([.$A$1]-1;12;26); DATE([.$A$1];12;26))" office:value-type="date" office:date-value="2021-12-26" calcext:value-type="date">
            <text:p>12/26/21</text:p>
          </table:table-cell>
          <table:table-cell table:style-name="ce29" office:value-type="string" calcext:value-type="string">
            <text:p>December 26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string" calcext:value-type="string">
            <text:p>lff2018-saint-steph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7)&gt;=DATE([.$A$1];12;25) + 8 - WEEKDAY(DATE([.$A$1];12;25)) - 7 * 5;  DATE([.$A$1]-1;12;27); DATE([.$A$1];12;27))" office:value-type="date" office:date-value="2021-12-27" calcext:value-type="date">
            <text:p>12/27/21</text:p>
          </table:table-cell>
          <table:table-cell table:style-name="ce29" office:value-type="string" calcext:value-type="string">
            <text:p>December 27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string" calcext:value-type="string">
            <text:p>lff2018-saint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8)&gt;=DATE([.$A$1];12;25) + 8 - WEEKDAY(DATE([.$A$1];12;25)) - 7 * 5;  DATE([.$A$1]-1;12;28); DATE([.$A$1];12;28))" office:value-type="date" office:date-value="2021-12-28" calcext:value-type="date">
            <text:p>12/28/21</text:p>
          </table:table-cell>
          <table:table-cell table:style-name="ce29" office:value-type="string" calcext:value-type="string">
            <text:p>December 28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string" calcext:value-type="string">
            <text:p>lff2018-holy-innoce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29)&gt;=DATE([.$A$1];12;25) + 8 - WEEKDAY(DATE([.$A$1];12;25)) - 7 * 5;  DATE([.$A$1]-1;12;29); DATE([.$A$1];12;29))" office:value-type="date" office:date-value="2021-12-29" calcext:value-type="date">
            <text:p>12/29/21</text:p>
          </table:table-cell>
          <table:table-cell table:style-name="ce29" office:value-type="string" calcext:value-type="string">
            <text:p>December 29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string" calcext:value-type="string">
            <text:p>lff2018-thomas-beck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2;31)&gt;=DATE([.$A$1];12;25) + 8 - WEEKDAY(DATE([.$A$1];12;25)) - 7 * 5;  DATE([.$A$1]-1;12;31); DATE([.$A$1];12;31))" office:value-type="date" office:date-value="2021-12-31" calcext:value-type="date">
            <text:p>12/31/21</text:p>
          </table:table-cell>
          <table:table-cell table:style-name="ce29" office:value-type="string" calcext:value-type="string">
            <text:p>December 31</text:p>
          </table:table-cell>
          <table:table-cell/>
          <table:table-cell office:value-type="float" office:value="1071" calcext:value-type="float">
            <text:p>1071</text:p>
          </table:table-cell>
          <table:table-cell office:value-type="string" calcext:value-type="string">
            <text:p>lff2018-frances-joseph-g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style-name="ce22" table:formula="of:=IF(DATE([.$A$1];1;1)&gt;=DATE([.$A$1];12;25) + 8 - WEEKDAY(DATE([.$A$1];12;25)) - 7 * 5;  DATE([.$A$1]-1;1;1); DATE([.$A$1];1;1)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string" calcext:value-type="string">
            <text:p>lff2018-holy-name-of-our-lord-jesus-christ</text:p>
          </table:table-cell>
          <table:table-cell table:number-columns-repeated="14"/>
          <table:table-cell office:value-type="string" calcext:value-type="string">
            <text:p>lesson “second” </text:p>
          </table:table-cell>
          <table:table-cell table:number-columns-repeated="5"/>
          <table:table-cell office:value-type="string" calcext:value-type="string">
            <text:p>he/creed/nicene</text:p>
          </table:table-cell>
          <table:table-cell table:number-columns-repeated="26"/>
          <table:table-cell table:style-name="ce14" table:number-columns-repeated="23"/>
          <table:table-cell table:number-columns-repeated="949"/>
        </table:table-row>
        <table:table-row table:style-name="ro3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ians, awake, salute the happy morn (Hymnal 106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In the bleak midwinter (Hymnal 112)</text:p>
          </table:table-cell>
          <table:table-cell office:value-type="string" calcext:value-type="string">
            <text:p>lesson “gospel” “Luke 2:41-52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 stable lamp is lighted (Hymnal 104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What child is this (Hymnal 115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Angels, from the realms of glory (Hymnal 9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2" table:formula="of:=IF(DATE([.$A$1];1;4)&gt;=DATE([.$A$1];12;25) + 8 - WEEKDAY(DATE([.$A$1];12;25)) - 7 * 5;  DATE([.$A$1]-1;1;4); DATE([.$A$1];1;4))" office:value-type="date" office:date-value="2022-01-04" calcext:value-type="date">
            <text:p>01/04/22</text:p>
          </table:table-cell>
          <table:table-cell table:style-name="ce29" office:value-type="string" calcext:value-type="string">
            <text:p>January 4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string" calcext:value-type="string">
            <text:p>lff2018-elizabeth-ann-se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5)&gt;=DATE([.$A$1];12;25) + 8 - WEEKDAY(DATE([.$A$1];12;25)) - 7 * 5;  DATE([.$A$1]-1;1;5); DATE([.$A$1];1;5))" office:value-type="date" office:date-value="2022-01-05" calcext:value-type="date">
            <text:p>01/05/22</text:p>
          </table:table-cell>
          <table:table-cell table:style-name="ce29" office:value-type="string" calcext:value-type="string">
            <text:p>January 5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string" calcext:value-type="string">
            <text:p>lff2018-sara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6)&gt;=DATE([.$A$1];12;25) + 8 - WEEKDAY(DATE([.$A$1];12;25)) - 7 * 5;  DATE([.$A$1]-1;1;6); DATE([.$A$1];1;6)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string" calcext:value-type="string">
            <text:p>lff2018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8)&gt;=DATE([.$A$1];12;25) + 8 - WEEKDAY(DATE([.$A$1];12;25)) - 7 * 5;  DATE([.$A$1]-1;1;8); DATE([.$A$1];1;8))" office:value-type="date" office:date-value="2022-01-08" calcext:value-type="date">
            <text:p>01/08/22</text:p>
          </table:table-cell>
          <table:table-cell table:style-name="ce29" office:value-type="string" calcext:value-type="string">
            <text:p>January 8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string" calcext:value-type="string">
            <text:p>lff2018-harriet-bed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We three kings (Hymnal 128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How firm a foundation (Hymnal 637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#### Epiphany Proclamation, Blessing of Chalk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O love, how deep (Hymnal 448, vv. 1--3, 6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I come, the great Redeemer cries (Hymnal 116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Songs of faithfulness and praise (Hymnal 13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2" table:formula="of:=IF(DATE([.$A$1];1;9)&gt;=DATE([.$A$1];12;25) + 8 - WEEKDAY(DATE([.$A$1];12;25)) - 7 * 5;  DATE([.$A$1]-1;1;9); DATE([.$A$1];1;9))" office:value-type="date" office:date-value="2022-01-09" calcext:value-type="date">
            <text:p>01/09/22</text:p>
          </table:table-cell>
          <table:table-cell table:style-name="ce29" office:value-type="string" calcext:value-type="string">
            <text:p>January 9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string" calcext:value-type="string">
            <text:p>lff2018-julia-chester-eme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2" table:formula="of:=IF(DATE([.$A$1];1;10)&gt;=DATE([.$A$1];12;25) + 8 - WEEKDAY(DATE([.$A$1];12;25)) - 7 * 5;  DATE([.$A$1]-1;1;10); DATE([.$A$1];1;10))" office:value-type="date" office:date-value="2022-01-10" calcext:value-type="date">
            <text:p>01/10/22</text:p>
          </table:table-cell>
          <table:table-cell table:style-name="ce29" office:value-type="string" calcext:value-type="string">
            <text:p>January 10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string" calcext:value-type="string">
            <text:p>lff2018-william-lau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3">
          <table:table-cell table:style-name="ce22" table:formula="of:=IF(DATE([.$A$1];1;12)&gt;=DATE([.$A$1];12;25) + 8 - WEEKDAY(DATE([.$A$1];12;25)) - 7 * 5;  DATE([.$A$1]-1;1;12); DATE([.$A$1];1;12))" office:value-type="date" office:date-value="2022-01-12" calcext:value-type="date">
            <text:p>01/12/22</text:p>
          </table:table-cell>
          <table:table-cell table:style-name="ce29" office:value-type="string" calcext:value-type="string">
            <text:p>January 12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string" calcext:value-type="string">
            <text:p>lff2018-aelred-of-rievaul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2" table:number-columns-repeated="23"/>
          <table:table-cell table:number-columns-repeated="949"/>
        </table:table-row>
        <table:table-row table:style-name="ro3">
          <table:table-cell table:style-name="ce22" table:formula="of:=IF(DATE([.$A$1];1;13)&gt;=DATE([.$A$1];12;25) + 8 - WEEKDAY(DATE([.$A$1];12;25)) - 7 * 5;  DATE([.$A$1]-1;1;13); DATE([.$A$1];1;13))" office:value-type="date" office:date-value="2022-01-13" calcext:value-type="date">
            <text:p>01/13/22</text:p>
          </table:table-cell>
          <table:table-cell table:style-name="ce29" office:value-type="string" calcext:value-type="string">
            <text:p>January 13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string" calcext:value-type="string">
            <text:p>lff2018-hilary-of-poitie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4)&gt;=DATE([.$A$1];12;25) + 8 - WEEKDAY(DATE([.$A$1];12;25)) - 7 * 5;  DATE([.$A$1]-1;1;14); DATE([.$A$1];1;14))" office:value-type="date" office:date-value="2022-01-14" calcext:value-type="date">
            <text:p>01/14/22</text:p>
          </table:table-cell>
          <table:table-cell table:style-name="ce29" office:value-type="string" calcext:value-type="string">
            <text:p>January 14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string" calcext:value-type="string">
            <text:p>lff2018-richard-meux-ben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 is the world’s true light (Hymnal 54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Jesus shall reign where’er the sun (Hymnal 544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God be in my head (Hymnal 694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ord, you give the great commission (Hymnal 528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7)&gt;=DATE([.$A$1];12;25) + 8 - WEEKDAY(DATE([.$A$1];12;25)) - 7 * 5;  DATE([.$A$1]-1;1;17); DATE([.$A$1];1;17))" office:value-type="date" office:date-value="2022-01-17" calcext:value-type="date">
            <text:p>01/17/22</text:p>
          </table:table-cell>
          <table:table-cell table:style-name="ce29" office:value-type="string" calcext:value-type="string">
            <text:p>January 17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string" calcext:value-type="string">
            <text:p>lff2018-anton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8)&gt;=DATE([.$A$1];12;25) + 8 - WEEKDAY(DATE([.$A$1];12;25)) - 7 * 5;  DATE([.$A$1]-1;1;18); DATE([.$A$1];1;18))" office:value-type="date" office:date-value="2022-01-18" calcext:value-type="date">
            <text:p>01/18/22</text:p>
          </table:table-cell>
          <table:table-cell table:style-name="ce29" office:value-type="string" calcext:value-type="string">
            <text:p>January 18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string" calcext:value-type="string">
            <text:p>lff2018-confession-of-saint-peter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19)&gt;=DATE([.$A$1];12;25) + 8 - WEEKDAY(DATE([.$A$1];12;25)) - 7 * 5;  DATE([.$A$1]-1;1;19); DATE([.$A$1];1;19))" office:value-type="date" office:date-value="2022-01-19" calcext:value-type="date">
            <text:p>01/19/22</text:p>
          </table:table-cell>
          <table:table-cell table:style-name="ce29" office:value-type="string" calcext:value-type="string">
            <text:p>January 19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string" calcext:value-type="string">
            <text:p>lff2018-wulfstan-of-worc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0)&gt;=DATE([.$A$1];12;25) + 8 - WEEKDAY(DATE([.$A$1];12;25)) - 7 * 5;  DATE([.$A$1]-1;1;20); DATE([.$A$1];1;20))" office:value-type="date" office:date-value="2022-01-20" calcext:value-type="date">
            <text:p>01/20/22</text:p>
          </table:table-cell>
          <table:table-cell table:style-name="ce29" office:value-type="string" calcext:value-type="string">
            <text:p>January 20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string" calcext:value-type="string">
            <text:p>lff2018-fab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1)&gt;=DATE([.$A$1];12;25) + 8 - WEEKDAY(DATE([.$A$1];12;25)) - 7 * 5;  DATE([.$A$1]-1;1;21); DATE([.$A$1];1;21))" office:value-type="date" office:date-value="2022-01-21" calcext:value-type="date">
            <text:p>01/21/22</text:p>
          </table:table-cell>
          <table:table-cell table:style-name="ce29" office:value-type="string" calcext:value-type="string">
            <text:p>January 21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string" calcext:value-type="string">
            <text:p>lff2018-agnes-and-cecili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2)&gt;=DATE([.$A$1];12;25) + 8 - WEEKDAY(DATE([.$A$1];12;25)) - 7 * 5;  DATE([.$A$1]-1;1;22); DATE([.$A$1];1;22))" office:value-type="date" office:date-value="2022-01-22" calcext:value-type="date">
            <text:p>01/22/22</text:p>
          </table:table-cell>
          <table:table-cell table:style-name="ce29" office:value-type="string" calcext:value-type="string">
            <text:p>January 22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string" calcext:value-type="string">
            <text:p>lff2018-vincent-of-sarago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Soon and very soon (LEVAS 14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rist has arisen, Alleluia (LEVAS 41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Alas! And did my Savior bleed (LEVAS 30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O Lord my God (LEVAS 6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My hope is built on nothing less (LEVAS 99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3)&gt;=DATE([.$A$1];12;25) + 8 - WEEKDAY(DATE([.$A$1];12;25)) - 7 * 5;  DATE([.$A$1]-1;1;23); DATE([.$A$1];1;23))" office:value-type="date" office:date-value="2022-01-23" calcext:value-type="date">
            <text:p>01/23/22</text:p>
          </table:table-cell>
          <table:table-cell table:style-name="ce29" office:value-type="string" calcext:value-type="string">
            <text:p>January 23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string" calcext:value-type="string">
            <text:p>lff2018-phillips-brook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4)&gt;=DATE([.$A$1];12;25) + 8 - WEEKDAY(DATE([.$A$1];12;25)) - 7 * 5;  DATE([.$A$1]-1;1;24); DATE([.$A$1];1;24))" office:value-type="date" office:date-value="2022-01-24" calcext:value-type="date">
            <text:p>01/24/22</text:p>
          </table:table-cell>
          <table:table-cell table:style-name="ce29" office:value-type="string" calcext:value-type="string">
            <text:p>January 24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string" calcext:value-type="string">
            <text:p>lff2018-florence-li-tim-o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5)&gt;=DATE([.$A$1];12;25) + 8 - WEEKDAY(DATE([.$A$1];12;25)) - 7 * 5;  DATE([.$A$1]-1;1;25); DATE([.$A$1];1;25))" office:value-type="date" office:date-value="2022-01-25" calcext:value-type="date">
            <text:p>01/25/22</text:p>
          </table:table-cell>
          <table:table-cell table:style-name="ce29" office:value-type="string" calcext:value-type="string">
            <text:p>January 25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string" calcext:value-type="string">
            <text:p>lff2018-conversion-of-saint-paul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6)&gt;=DATE([.$A$1];12;25) + 8 - WEEKDAY(DATE([.$A$1];12;25)) - 7 * 5;  DATE([.$A$1]-1;1;26); DATE([.$A$1];1;26))" office:value-type="date" office:date-value="2022-01-26" calcext:value-type="date">
            <text:p>01/26/22</text:p>
          </table:table-cell>
          <table:table-cell table:style-name="ce29" office:value-type="string" calcext:value-type="string">
            <text:p>January 26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string" calcext:value-type="string">
            <text:p>lff2018-timoth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7)&gt;=DATE([.$A$1];12;25) + 8 - WEEKDAY(DATE([.$A$1];12;25)) - 7 * 5;  DATE([.$A$1]-1;1;27); DATE([.$A$1];1;27))" office:value-type="date" office:date-value="2022-01-27" calcext:value-type="date">
            <text:p>01/27/22</text:p>
          </table:table-cell>
          <table:table-cell table:style-name="ce29" office:value-type="string" calcext:value-type="string">
            <text:p>January 27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string" calcext:value-type="string">
            <text:p>lff2018-john-chrysosto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28)&gt;=DATE([.$A$1];12;25) + 8 - WEEKDAY(DATE([.$A$1];12;25)) - 7 * 5;  DATE([.$A$1]-1;1;28); DATE([.$A$1];1;28))" office:value-type="date" office:date-value="2022-01-28" calcext:value-type="date">
            <text:p>01/28/22</text:p>
          </table:table-cell>
          <table:table-cell table:style-name="ce29" office:value-type="string" calcext:value-type="string">
            <text:p>January 28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string" calcext:value-type="string">
            <text:p>lff2018-thomas-aquin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There’s a wideness in God’s mercy (Hymnal 470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Open your ears, O faithful people (Hymnal 53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ere in Christ we gather (Hymnal 577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Brightest and best of the stars of the morning (Hymnal 117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;31)&gt;=DATE([.$A$1];12;25) + 8 - WEEKDAY(DATE([.$A$1];12;25)) - 7 * 5;  DATE([.$A$1]-1;1;31); DATE([.$A$1];1;31))" office:value-type="date" office:date-value="2022-01-31" calcext:value-type="date">
            <text:p>01/31/22</text:p>
          </table:table-cell>
          <table:table-cell table:style-name="ce29" office:value-type="string" calcext:value-type="string">
            <text:p>January 31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string" calcext:value-type="string">
            <text:p>lff2018-marcella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)&gt;=DATE([.$A$1];12;25) + 8 - WEEKDAY(DATE([.$A$1];12;25)) - 7 * 5;  DATE([.$A$1]-1;2;1); DATE([.$A$1];2;1))" office:value-type="date" office:date-value="2022-02-01" calcext:value-type="date">
            <text:p>02/01/22</text:p>
          </table:table-cell>
          <table:table-cell table:style-name="ce29" office:value-type="string" calcext:value-type="string">
            <text:p>February 1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string" calcext:value-type="string">
            <text:p>lff2018-brigid-of-kilda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)&gt;=DATE([.$A$1];12;25) + 8 - WEEKDAY(DATE([.$A$1];12;25)) - 7 * 5;  DATE([.$A$1]-1;2;2); DATE([.$A$1];2;2))" office:value-type="date" office:date-value="2022-02-02" calcext:value-type="date">
            <text:p>02/02/22</text:p>
          </table:table-cell>
          <table:table-cell table:style-name="ce29" office:value-type="string" calcext:value-type="string">
            <text:p>February 2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string" calcext:value-type="string">
            <text:p>lff2018-presen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3)&gt;=DATE([.$A$1];12;25) + 8 - WEEKDAY(DATE([.$A$1];12;25)) - 7 * 5;  DATE([.$A$1]-1;2;3); DATE([.$A$1];2;3))" office:value-type="date" office:date-value="2022-02-03" calcext:value-type="date">
            <text:p>02/03/22</text:p>
          </table:table-cell>
          <table:table-cell table:style-name="ce29" office:value-type="string" calcext:value-type="string">
            <text:p>February 3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string" calcext:value-type="string">
            <text:p>lff2018-anska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string" calcext:value-type="string">
            <text:p>lff2018-cornelius-the-centur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4)&gt;=DATE([.$A$1];12;25) + 8 - WEEKDAY(DATE([.$A$1];12;25)) - 7 * 5;  DATE([.$A$1]-1;2;4); DATE([.$A$1];2;4))" office:value-type="date" office:date-value="2022-02-04" calcext:value-type="date">
            <text:p>02/04/22</text:p>
          </table:table-cell>
          <table:table-cell table:style-name="ce29" office:value-type="string" calcext:value-type="string">
            <text:p>February 4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string" calcext:value-type="string">
            <text:p>lff2018-manche-masem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string" calcext:value-type="string">
            <text:p>lff2018-martyrs-of-jap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5)&gt;=DATE([.$A$1];12;25) + 8 - WEEKDAY(DATE([.$A$1];12;25)) - 7 * 5;  DATE([.$A$1]-1;2;5); DATE([.$A$1];2;5))" office:value-type="date" office:date-value="2022-02-05" calcext:value-type="date">
            <text:p>02/05/22</text:p>
          </table:table-cell>
          <table:table-cell table:style-name="ce29" office:value-type="string" calcext:value-type="string">
            <text:p>February 5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string" calcext:value-type="string">
            <text:p>lff2018-agatha-of-sici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2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commissionvestry</text:p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81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52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22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8)&gt;=DATE([.$A$1];12;25) + 8 - WEEKDAY(DATE([.$A$1];12;25)) - 7 * 5;  DATE([.$A$1]-1;2;8); DATE([.$A$1];2;8))" office:value-type="date" office:date-value="2022-02-08" calcext:value-type="date">
            <text:p>02/08/22</text:p>
          </table:table-cell>
          <table:table-cell table:style-name="ce29" office:value-type="string" calcext:value-type="string">
            <text:p>February 8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string" calcext:value-type="string">
            <text:p>lff2018-bakhit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0)&gt;=DATE([.$A$1];12;25) + 8 - WEEKDAY(DATE([.$A$1];12;25)) - 7 * 5;  DATE([.$A$1]-1;2;10); DATE([.$A$1];2;10))" office:value-type="date" office:date-value="2022-02-10" calcext:value-type="date">
            <text:p>02/10/22</text:p>
          </table:table-cell>
          <table:table-cell table:style-name="ce29" office:value-type="string" calcext:value-type="string">
            <text:p>February 10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string" calcext:value-type="string">
            <text:p>lff2018-scholast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1)&gt;=DATE([.$A$1];12;25) + 8 - WEEKDAY(DATE([.$A$1];12;25)) - 7 * 5;  DATE([.$A$1]-1;2;11); DATE([.$A$1];2;11))" office:value-type="date" office:date-value="2022-02-11" calcext:value-type="date">
            <text:p>02/11/22</text:p>
          </table:table-cell>
          <table:table-cell table:style-name="ce29" office:value-type="string" calcext:value-type="string">
            <text:p>February 11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string" calcext:value-type="string">
            <text:p>lff2018-theodo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3)&gt;=DATE([.$A$1];12;25) + 8 - WEEKDAY(DATE([.$A$1];12;25)) - 7 * 5;  DATE([.$A$1]-1;2;13); DATE([.$A$1];2;13))" office:value-type="date" office:date-value="2022-02-13" calcext:value-type="date">
            <text:p>02/13/22</text:p>
          </table:table-cell>
          <table:table-cell table:style-name="ce29" office:value-type="string" calcext:value-type="string">
            <text:p>February 13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string" calcext:value-type="string">
            <text:p>lff2018-absalom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4)&gt;=DATE([.$A$1];12;25) + 8 - WEEKDAY(DATE([.$A$1];12;25)) - 7 * 5;  DATE([.$A$1]-1;2;14); DATE([.$A$1];2;14))" office:value-type="date" office:date-value="2022-02-14" calcext:value-type="date">
            <text:p>02/14/22</text:p>
          </table:table-cell>
          <table:table-cell table:style-name="ce29" office:value-type="string" calcext:value-type="string">
            <text:p>February 14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string" calcext:value-type="string">
            <text:p>lff2018-cyri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5)&gt;=DATE([.$A$1];12;25) + 8 - WEEKDAY(DATE([.$A$1];12;25)) - 7 * 5;  DATE([.$A$1]-1;2;15); DATE([.$A$1];2;15))" office:value-type="date" office:date-value="2022-02-15" calcext:value-type="date">
            <text:p>02/15/22</text:p>
          </table:table-cell>
          <table:table-cell table:style-name="ce29" office:value-type="string" calcext:value-type="string">
            <text:p>February 15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string" calcext:value-type="string">
            <text:p>lff2018-thomas-b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7)&gt;=DATE([.$A$1];12;25) + 8 - WEEKDAY(DATE([.$A$1];12;25)) - 7 * 5;  DATE([.$A$1]-1;2;17); DATE([.$A$1];2;17))" office:value-type="date" office:date-value="2022-02-17" calcext:value-type="date">
            <text:p>02/17/22</text:p>
          </table:table-cell>
          <table:table-cell table:style-name="ce29" office:value-type="string" calcext:value-type="string">
            <text:p>February 17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string" calcext:value-type="string">
            <text:p>lff2018-janani-luw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8)&gt;=DATE([.$A$1];12;25) + 8 - WEEKDAY(DATE([.$A$1];12;25)) - 7 * 5;  DATE([.$A$1]-1;2;18); DATE([.$A$1];2;18))" office:value-type="date" office:date-value="2022-02-18" calcext:value-type="date">
            <text:p>02/18/22</text:p>
          </table:table-cell>
          <table:table-cell table:style-name="ce29" office:value-type="string" calcext:value-type="string">
            <text:p>February 18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string" calcext:value-type="string">
            <text:p>lff2018-martin-luth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19)&gt;=DATE([.$A$1];12;25) + 8 - WEEKDAY(DATE([.$A$1];12;25)) - 7 * 5;  DATE([.$A$1]-1;2;19); DATE([.$A$1];2;19))" office:value-type="date" office:date-value="2022-02-19" calcext:value-type="date">
            <text:p>02/19/22</text:p>
          </table:table-cell>
          <table:table-cell table:style-name="ce29" office:value-type="string" calcext:value-type="string">
            <text:p>February 19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string" calcext:value-type="string">
            <text:p>lff2018-agnes-tsao-kou-y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0)&gt;=DATE([.$A$1];12;25) + 8 - WEEKDAY(DATE([.$A$1];12;25)) - 7 * 5;  DATE([.$A$1]-1;2;20); DATE([.$A$1];2;20))" office:value-type="date" office:date-value="2022-02-20" calcext:value-type="date">
            <text:p>02/20/22</text:p>
          </table:table-cell>
          <table:table-cell table:style-name="ce29" office:value-type="string" calcext:value-type="string">
            <text:p>February 20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string" calcext:value-type="string">
            <text:p>lff2018-frederick-douglas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2)&gt;=DATE([.$A$1];12;25) + 8 - WEEKDAY(DATE([.$A$1];12;25)) - 7 * 5;  DATE([.$A$1]-1;2;22); DATE([.$A$1];2;22))" office:value-type="date" office:date-value="2022-02-22" calcext:value-type="date">
            <text:p>02/22/22</text:p>
          </table:table-cell>
          <table:table-cell table:style-name="ce29" office:value-type="string" calcext:value-type="string">
            <text:p>February 22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string" calcext:value-type="string">
            <text:p>lff2018-margaret-of-cort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3)&gt;=DATE([.$A$1];12;25) + 8 - WEEKDAY(DATE([.$A$1];12;25)) - 7 * 5;  DATE([.$A$1]-1;2;23); DATE([.$A$1];2;23))" office:value-type="date" office:date-value="2022-02-23" calcext:value-type="date">
            <text:p>02/23/22</text:p>
          </table:table-cell>
          <table:table-cell table:style-name="ce29" office:value-type="string" calcext:value-type="string">
            <text:p>February 23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string" calcext:value-type="string">
            <text:p>lff2018-polycarp-of-smyr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4)&gt;=DATE([.$A$1];12;25) + 8 - WEEKDAY(DATE([.$A$1];12;25)) - 7 * 5;  DATE([.$A$1]-1;2;24); DATE([.$A$1];2;24)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string" calcext:value-type="string">
            <text:p>lff2018-saint-matthi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5)&gt;=DATE([.$A$1];12;25) + 8 - WEEKDAY(DATE([.$A$1];12;25)) - 7 * 5;  DATE([.$A$1]-1;2;25); DATE([.$A$1];2;25))" office:value-type="date" office:date-value="2022-02-25" calcext:value-type="date">
            <text:p>02/25/22</text:p>
          </table:table-cell>
          <table:table-cell table:style-name="ce29" office:value-type="string" calcext:value-type="string">
            <text:p>February 25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lff2018-emily-malbone-morg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6)&gt;=DATE([.$A$1];12;25) + 8 - WEEKDAY(DATE([.$A$1];12;25)) - 7 * 5;  DATE([.$A$1]-1;2;26); DATE([.$A$1];2;26))" office:value-type="date" office:date-value="2022-02-26" calcext:value-type="date">
            <text:p>02/26/22</text:p>
          </table:table-cell>
          <table:table-cell table:style-name="ce29" office:value-type="string" calcext:value-type="string">
            <text:p>February 26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string" calcext:value-type="string">
            <text:p>lff2018-photi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7)&gt;=DATE([.$A$1];12;25) + 8 - WEEKDAY(DATE([.$A$1];12;25)) - 7 * 5;  DATE([.$A$1]-1;2;27); DATE([.$A$1];2;27))" office:value-type="date" office:date-value="2022-02-27" calcext:value-type="date">
            <text:p>02/27/22</text:p>
          </table:table-cell>
          <table:table-cell table:style-name="ce29" office:value-type="string" calcext:value-type="string">
            <text:p>February 27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string" calcext:value-type="string">
            <text:p>lff2018-george-her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2;28)&gt;=DATE([.$A$1];12;25) + 8 - WEEKDAY(DATE([.$A$1];12;25)) - 7 * 5;  DATE([.$A$1]-1;2;28); DATE([.$A$1];2;28))" office:value-type="date" office:date-value="2022-02-28" calcext:value-type="date">
            <text:p>02/28/22</text:p>
          </table:table-cell>
          <table:table-cell table:style-name="ce29" office:value-type="string" calcext:value-type="string">
            <text:p>February 28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string" calcext:value-type="string">
            <text:p>lff2018-anna-julia-haywood-coo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)&gt;=DATE([.$A$1];12;25) + 8 - WEEKDAY(DATE([.$A$1];12;25)) - 7 * 5;  DATE([.$A$1]-1;3;1); DATE([.$A$1];3;1))" office:value-type="date" office:date-value="2022-03-01" calcext:value-type="date">
            <text:p>03/01/22</text:p>
          </table:table-cell>
          <table:table-cell table:style-name="ce29" office:value-type="string" calcext:value-type="string">
            <text:p>March 1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string" calcext:value-type="string">
            <text:p>lff2018-david-of-wal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64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4"/>
          <table:table-cell table:style-name="ce14"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lent/ashwednesdayinvitation</text:p>
          </table:table-cell>
          <table:table-cell table:style-name="ce14" office:value-type="string" calcext:value-type="string">
            <text:p>lent/ashes</text:p>
          </table:table-cell>
          <table:table-cell table:style-name="ce14" office:value-type="string" calcext:value-type="string">
            <text:p>##### Silence is then kept for a time, all kneeling.</text:p>
          </table:table-cell>
          <table:table-cell office:value-type="string" calcext:value-type="string">
            <text:p>lesson psalm “51:1-18”</text:p>
          </table:table-cell>
          <table:table-cell office:value-type="string" calcext:value-type="string">
            <text:p>lent/litanyofpenitence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/>
          <table:table-cell table:style-name="ce14" table:number-columns-repeated="2"/>
          <table:table-cell/>
          <table:table-cell table:style-name="ce14" table:number-columns-repeated="3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)&gt;=DATE([.$A$1];12;25) + 8 - WEEKDAY(DATE([.$A$1];12;25)) - 7 * 5;  DATE([.$A$1]-1;3;2); DATE([.$A$1];3;2))" office:value-type="date" office:date-value="2022-03-02" calcext:value-type="date">
            <text:p>03/02/22</text:p>
          </table:table-cell>
          <table:table-cell table:style-name="ce29" office:value-type="string" calcext:value-type="string">
            <text:p>March 2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string" calcext:value-type="string">
            <text:p>lff2018-chad-of-lichfiel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3)&gt;=DATE([.$A$1];12;25) + 8 - WEEKDAY(DATE([.$A$1];12;25)) - 7 * 5;  DATE([.$A$1]-1;3;3); DATE([.$A$1];3;3))" office:value-type="date" office:date-value="2022-03-03" calcext:value-type="date">
            <text:p>03/03/22</text:p>
          </table:table-cell>
          <table:table-cell table:style-name="ce29" office:value-type="string" calcext:value-type="string">
            <text:p>March 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string" calcext:value-type="string">
            <text:p>lff2018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148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lent/greatlitany</text:p>
          </table:table-cell>
          <table:table-cell table:number-columns-repeated="3"/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29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2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8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55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7)&gt;=DATE([.$A$1];12;25) + 8 - WEEKDAY(DATE([.$A$1];12;25)) - 7 * 5;  DATE([.$A$1]-1;3;7); DATE([.$A$1];3;7))" office:value-type="date" office:date-value="2022-03-07" calcext:value-type="date">
            <text:p>03/07/22</text:p>
          </table:table-cell>
          <table:table-cell table:style-name="ce29" office:value-type="string" calcext:value-type="string">
            <text:p>March 7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string" calcext:value-type="string">
            <text:p>lff2018-perpetu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9)&gt;=DATE([.$A$1];12;25) + 8 - WEEKDAY(DATE([.$A$1];12;25)) - 7 * 5;  DATE([.$A$1]-1;3;9); DATE([.$A$1];3;9))" office:value-type="date" office:date-value="2022-03-09" calcext:value-type="date">
            <text:p>03/09/22</text:p>
          </table:table-cell>
          <table:table-cell table:style-name="ce29" office:value-type="string" calcext:value-type="string">
            <text:p>March 9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string" calcext:value-type="string">
            <text:p>lff2018-gregory-of-nyss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2)&gt;=DATE([.$A$1];12;25) + 8 - WEEKDAY(DATE([.$A$1];12;25)) - 7 * 5;  DATE([.$A$1]-1;3;12); DATE([.$A$1];3;12))" office:value-type="date" office:date-value="2022-03-12" calcext:value-type="date">
            <text:p>03/12/22</text:p>
          </table:table-cell>
          <table:table-cell table:style-name="ce29" office:value-type="string" calcext:value-type="string">
            <text:p>March 12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string" calcext:value-type="string">
            <text:p>lff2018-gregory-the-grea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210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98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77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3)&gt;=DATE([.$A$1];12;25) + 8 - WEEKDAY(DATE([.$A$1];12;25)) - 7 * 5;  DATE([.$A$1]-1;3;13); DATE([.$A$1];3;13))" office:value-type="date" office:date-value="2022-03-13" calcext:value-type="date">
            <text:p>03/13/22</text:p>
          </table:table-cell>
          <table:table-cell table:style-name="ce29" office:value-type="string" calcext:value-type="string">
            <text:p>March 13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string" calcext:value-type="string">
            <text:p>lff2018-james-theodore-holl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5)&gt;=DATE([.$A$1];12;25) + 8 - WEEKDAY(DATE([.$A$1];12;25)) - 7 * 5;  DATE([.$A$1]-1;3;15); DATE([.$A$1];3;15))" office:value-type="date" office:date-value="2022-03-15" calcext:value-type="date">
            <text:p>03/15/22</text:p>
          </table:table-cell>
          <table:table-cell table:style-name="ce29" office:value-type="string" calcext:value-type="string">
            <text:p>March 15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string" calcext:value-type="string">
            <text:p>lff2018-vincent-de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7)&gt;=DATE([.$A$1];12;25) + 8 - WEEKDAY(DATE([.$A$1];12;25)) - 7 * 5;  DATE([.$A$1]-1;3;17); DATE([.$A$1];3;17))" office:value-type="date" office:date-value="2022-03-17" calcext:value-type="date">
            <text:p>03/17/22</text:p>
          </table:table-cell>
          <table:table-cell table:style-name="ce29" office:value-type="string" calcext:value-type="string">
            <text:p>March 17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string" calcext:value-type="string">
            <text:p>lff2018-patrick-of-ire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8)&gt;=DATE([.$A$1];12;25) + 8 - WEEKDAY(DATE([.$A$1];12;25)) - 7 * 5;  DATE([.$A$1]-1;3;18); DATE([.$A$1];3;18))" office:value-type="date" office:date-value="2022-03-18" calcext:value-type="date">
            <text:p>03/18/22</text:p>
          </table:table-cell>
          <table:table-cell table:style-name="ce29" office:value-type="string" calcext:value-type="string">
            <text:p>March 18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string" calcext:value-type="string">
            <text:p>lff2018-cyril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19)&gt;=DATE([.$A$1];12;25) + 8 - WEEKDAY(DATE([.$A$1];12;25)) - 7 * 5;  DATE([.$A$1]-1;3;19); DATE([.$A$1];3;19))" office:value-type="date" office:date-value="2022-03-19" calcext:value-type="date">
            <text:p>03/19/22</text:p>
          </table:table-cell>
          <table:table-cell table:style-name="ce29" office:value-type="string" calcext:value-type="string">
            <text:p>March 19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string" calcext:value-type="string">
            <text:p>lff2018-saint-josep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648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143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43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370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0)&gt;=DATE([.$A$1];12;25) + 8 - WEEKDAY(DATE([.$A$1];12;25)) - 7 * 5;  DATE([.$A$1]-1;3;20); DATE([.$A$1];3;20))" office:value-type="date" office:date-value="2022-03-20" calcext:value-type="date">
            <text:p>03/20/22</text:p>
          </table:table-cell>
          <table:table-cell table:style-name="ce29" office:value-type="string" calcext:value-type="string">
            <text:p>March 20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string" calcext:value-type="string">
            <text:p>lff2018-cuthbe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1)&gt;=DATE([.$A$1];12;25) + 8 - WEEKDAY(DATE([.$A$1];12;25)) - 7 * 5;  DATE([.$A$1]-1;3;21); DATE([.$A$1];3;21))" office:value-type="date" office:date-value="2022-03-21" calcext:value-type="date">
            <text:p>03/21/22</text:p>
          </table:table-cell>
          <table:table-cell table:style-name="ce29" office:value-type="string" calcext:value-type="string">
            <text:p>March 21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string" calcext:value-type="string">
            <text:p>lff2018-thomas-k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2)&gt;=DATE([.$A$1];12;25) + 8 - WEEKDAY(DATE([.$A$1];12;25)) - 7 * 5;  DATE([.$A$1]-1;3;22); DATE([.$A$1];3;22))" office:value-type="date" office:date-value="2022-03-22" calcext:value-type="date">
            <text:p>03/22/22</text:p>
          </table:table-cell>
          <table:table-cell table:style-name="ce29" office:value-type="string" calcext:value-type="string">
            <text:p>March 22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string" calcext:value-type="string">
            <text:p>lff2018-james-de-kov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3)&gt;=DATE([.$A$1];12;25) + 8 - WEEKDAY(DATE([.$A$1];12;25)) - 7 * 5;  DATE([.$A$1]-1;3;23); DATE([.$A$1];3;23))" office:value-type="date" office:date-value="2022-03-23" calcext:value-type="date">
            <text:p>03/23/22</text:p>
          </table:table-cell>
          <table:table-cell table:style-name="ce29" office:value-type="string" calcext:value-type="string">
            <text:p>March 23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string" calcext:value-type="string">
            <text:p>lff2018-gregory-the-illuminat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4)&gt;=DATE([.$A$1];12;25) + 8 - WEEKDAY(DATE([.$A$1];12;25)) - 7 * 5;  DATE([.$A$1]-1;3;24); DATE([.$A$1];3;24))" office:value-type="date" office:date-value="2022-03-24" calcext:value-type="date">
            <text:p>03/24/22</text:p>
          </table:table-cell>
          <table:table-cell table:style-name="ce29" office:value-type="string" calcext:value-type="string">
            <text:p>March 24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string" calcext:value-type="string">
            <text:p>lff2018-oscar-romer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5)&gt;=DATE([.$A$1];12;25) + 8 - WEEKDAY(DATE([.$A$1];12;25)) - 7 * 5;  DATE([.$A$1]-1;3;25); DATE([.$A$1];3;25))" office:value-type="date" office:date-value="2022-03-25" calcext:value-type="date">
            <text:p>03/25/22</text:p>
          </table:table-cell>
          <table:table-cell table:style-name="ce29" office:value-type="string" calcext:value-type="string">
            <text:p>March 25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string" calcext:value-type="string">
            <text:p>lff2018-annunci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6)&gt;=DATE([.$A$1];12;25) + 8 - WEEKDAY(DATE([.$A$1];12;25)) - 7 * 5;  DATE([.$A$1]-1;3;26); DATE([.$A$1];3;26))" office:value-type="date" office:date-value="2022-03-26" calcext:value-type="date">
            <text:p>03/26/22</text:p>
          </table:table-cell>
          <table:table-cell table:style-name="ce29" office:value-type="string" calcext:value-type="string">
            <text:p>March 26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string" calcext:value-type="string">
            <text:p>lff2018-harriet-mon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office:value-type="string" calcext:value-type="string">
            <text:p>l-165</text:p>
          </table:table-cell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75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137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10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l-11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7)&gt;=DATE([.$A$1];12;25) + 8 - WEEKDAY(DATE([.$A$1];12;25)) - 7 * 5;  DATE([.$A$1]-1;3;27); DATE([.$A$1];3;27))" office:value-type="date" office:date-value="2022-03-27" calcext:value-type="date">
            <text:p>03/27/22</text:p>
          </table:table-cell>
          <table:table-cell table:style-name="ce29" office:value-type="string" calcext:value-type="string">
            <text:p>March 27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string" calcext:value-type="string">
            <text:p>lff2018-charles-henry-br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8)&gt;=DATE([.$A$1];12;25) + 8 - WEEKDAY(DATE([.$A$1];12;25)) - 7 * 5;  DATE([.$A$1]-1;3;28); DATE([.$A$1];3;28))" office:value-type="date" office:date-value="2022-03-28" calcext:value-type="date">
            <text:p>03/28/22</text:p>
          </table:table-cell>
          <table:table-cell table:style-name="ce29" office:value-type="string" calcext:value-type="string">
            <text:p>March 28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string" calcext:value-type="string">
            <text:p>lff2018-james-solomon-russ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29)&gt;=DATE([.$A$1];12;25) + 8 - WEEKDAY(DATE([.$A$1];12;25)) - 7 * 5;  DATE([.$A$1]-1;3;29); DATE([.$A$1];3;29))" office:value-type="date" office:date-value="2022-03-29" calcext:value-type="date">
            <text:p>03/29/22</text:p>
          </table:table-cell>
          <table:table-cell table:style-name="ce29" office:value-type="string" calcext:value-type="string">
            <text:p>March 29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string" calcext:value-type="string">
            <text:p>lff2018-john-keb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3;31)&gt;=DATE([.$A$1];12;25) + 8 - WEEKDAY(DATE([.$A$1];12;25)) - 7 * 5;  DATE([.$A$1]-1;3;31); DATE([.$A$1];3;31))" office:value-type="date" office:date-value="2022-03-31" calcext:value-type="date">
            <text:p>03/31/22</text:p>
          </table:table-cell>
          <table:table-cell table:style-name="ce29" office:value-type="string" calcext:value-type="string">
            <text:p>March 31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string" calcext:value-type="string">
            <text:p>lff2018-john-don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)&gt;=DATE([.$A$1];12;25) + 8 - WEEKDAY(DATE([.$A$1];12;25)) - 7 * 5;  DATE([.$A$1]-1;4;1); DATE([.$A$1];4;1))" office:value-type="date" office:date-value="2022-04-01" calcext:value-type="date">
            <text:p>04/01/22</text:p>
          </table:table-cell>
          <table:table-cell table:style-name="ce29" office:value-type="string" calcext:value-type="string">
            <text:p>April 1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string" calcext:value-type="string">
            <text:p>lff2018-frederick-denison-maur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)&gt;=DATE([.$A$1];12;25) + 8 - WEEKDAY(DATE([.$A$1];12;25)) - 7 * 5;  DATE([.$A$1]-1;4;2); DATE([.$A$1];4;2))" office:value-type="date" office:date-value="2022-04-02" calcext:value-type="date">
            <text:p>04/02/22</text:p>
          </table:table-cell>
          <table:table-cell table:style-name="ce29" office:value-type="string" calcext:value-type="string">
            <text:p>April 2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string" calcext:value-type="string">
            <text:p>lff2018-james-lloyd-bre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546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h-474</text:p>
          </table:table-cell>
          <table:table-cell office:value-type="string" calcext:value-type="string">
            <text:p>he/eucharisticprayer/b sanctus=“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1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ymn Processional</text:p>
          </table:table-cell>
          <table:table-cell office:value-type="string" calcext:value-type="string">
            <text:p>h-679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string" calcext:value-type="string">
            <text:p>lff2018-richard-of-chiche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3)&gt;=DATE([.$A$1];12;25) + 8 - WEEKDAY(DATE([.$A$1];12;25)) - 7 * 5;  DATE([.$A$1]-1;4;3); DATE([.$A$1];4;3))" office:value-type="date" office:date-value="2022-04-03" calcext:value-type="date">
            <text:p>04/03/22</text:p>
          </table:table-cell>
          <table:table-cell table:style-name="ce29" office:value-type="string" calcext:value-type="string">
            <text:p>April 3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string" calcext:value-type="string">
            <text:p>lff2018-mary-of-egyp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4)&gt;=DATE([.$A$1];12;25) + 8 - WEEKDAY(DATE([.$A$1];12;25)) - 7 * 5;  DATE([.$A$1]-1;4;4); DATE([.$A$1];4;4))" office:value-type="date" office:date-value="2022-04-04" calcext:value-type="date">
            <text:p>04/04/22</text:p>
          </table:table-cell>
          <table:table-cell table:style-name="ce29" office:value-type="string" calcext:value-type="string">
            <text:p>April 4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string" calcext:value-type="string">
            <text:p>lff2018-martin-luther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5)&gt;=DATE([.$A$1];12;25) + 8 - WEEKDAY(DATE([.$A$1];12;25)) - 7 * 5;  DATE([.$A$1]-1;4;5); DATE([.$A$1];4;5))" office:value-type="date" office:date-value="2022-04-05" calcext:value-type="date">
            <text:p>04/05/22</text:p>
          </table:table-cell>
          <table:table-cell table:style-name="ce29" office:value-type="string" calcext:value-type="string">
            <text:p>April 5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string" calcext:value-type="string">
            <text:p>lff2018-harriet-starr-cann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7)&gt;=DATE([.$A$1];12;25) + 8 - WEEKDAY(DATE([.$A$1];12;25)) - 7 * 5;  DATE([.$A$1]-1;4;7); DATE([.$A$1];4;7))" office:value-type="date" office:date-value="2022-04-07" calcext:value-type="date">
            <text:p>04/07/22</text:p>
          </table:table-cell>
          <table:table-cell table:style-name="ce29" office:value-type="string" calcext:value-type="string">
            <text:p>April 7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string" calcext:value-type="string">
            <text:p>lff2018-tikh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8)&gt;=DATE([.$A$1];12;25) + 8 - WEEKDAY(DATE([.$A$1];12;25)) - 7 * 5;  DATE([.$A$1]-1;4;8); DATE([.$A$1];4;8))" office:value-type="date" office:date-value="2022-04-08" calcext:value-type="date">
            <text:p>04/08/22</text:p>
          </table:table-cell>
          <table:table-cell table:style-name="ce29" office:value-type="string" calcext:value-type="string">
            <text:p>April 8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string" calcext:value-type="string">
            <text:p>lff2018-william-augustus-muhlenbe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9)&gt;=DATE([.$A$1];12;25) + 8 - WEEKDAY(DATE([.$A$1];12;25)) - 7 * 5;  DATE([.$A$1]-1;4;9); DATE([.$A$1];4;9))" office:value-type="date" office:date-value="2022-04-09" calcext:value-type="date">
            <text:p>04/09/22</text:p>
          </table:table-cell>
          <table:table-cell table:style-name="ce29" office:value-type="string" calcext:value-type="string">
            <text:p>April 9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string" calcext:value-type="string">
            <text:p>lff2018-dietrich-bonhoeff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 table:style-name="ce14" office:value-type="string" calcext:value-type="string">
            <text:p>l-31</text:p>
          </table:table-cell>
          <table:table-cell table:style-name="ce14"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# <text:span text:style-name="T3">Today we read Psalm 31 in its entirety, in solidarity with those suffering in Ukraine.</text:span></text:p>
          </table:table-cell>
          <table:table-cell office:value-type="string" calcext:value-type="string">
            <text:p>lesson “psalm” 31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l-189</text:p>
          </table:table-cell>
          <table:table-cell office:value-type="string" calcext:value-type="string">
            <text:p>he/palmsunday/passion/c</text:p>
          </table:table-cell>
          <table:table-cell/>
          <table:table-cell office:value-type="string" calcext:value-type="string">
            <text:p>## We Respond in Faith</text:p>
          </table:table-cell>
          <table:table-cell table:style-name="ce14"/>
          <table:table-cell office:value-type="string" calcext:value-type="string">
            <text:p>he/pop/lordhavemercy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 office:value-type="string" calcext:value-type="string">
            <text:p>l-36</text:p>
          </table:table-cell>
          <table:table-cell office:value-type="string" calcext:value-type="string">
            <text:p>he/eucharisticprayer/b sanctus=“LEVAS 255”</text:p>
          </table:table-cell>
          <table:table-cell office:value-type="string" calcext:value-type="string">
            <text:p>#### LEVAS 264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LEVAS 269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l-37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ymn Processional</text:p>
          </table:table-cell>
          <table:table-cell table:style-name="ce14" office:value-type="string" calcext:value-type="string">
            <text:p>l-29</text:p>
          </table:table-cell>
          <table:table-cell table:style-name="ce14" office:value-type="string" calcext:value-type="string">
            <text:p>he/dismissal/letusbless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0)&gt;=DATE([.$A$1];12;25) + 8 - WEEKDAY(DATE([.$A$1];12;25)) - 7 * 5;  DATE([.$A$1]-1;4;10); DATE([.$A$1];4;10))" office:value-type="date" office:date-value="2022-04-10" calcext:value-type="date">
            <text:p>04/10/22</text:p>
          </table:table-cell>
          <table:table-cell table:style-name="ce29" office:value-type="string" calcext:value-type="string">
            <text:p>April 10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string" calcext:value-type="string">
            <text:p>lff2018-william-la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9999" calcext:value-type="float">
            <text:p>9999</text:p>
          </table:table-cell>
          <table:table-cell office:value-type="string" calcext:value-type="string">
            <text:p>palm-sunday-liturgy-of-the-palms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table:number-columns-repeated="2"/>
          <table:table-cell table:style-name="ce14"/>
          <table:table-cell table:style-name="ce14" office:value-type="string" calcext:value-type="string">
            <text:p>he/palmsunday/palms/c</text:p>
          </table:table-cell>
          <table:table-cell table:style-name="ce14" office:value-type="string" calcext:value-type="string">
            <text:p>##### If there is no procession, the service continues with the [liturgy of the word](/archive/2022/palm-sunday-liturgy-of-the-word/).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table:style-name="ce14" office:value-type="string" calcext:value-type="string">
            <text:p>## The service continues with the [liturgy of the word](/archive/2022/palm-sunday-liturgy-of-the-word/).</text:p>
          </table:table-cell>
          <table:table-cell table:style-name="ce14"/>
          <table:table-cell table:number-columns-repeated="5"/>
          <table:table-cell table:style-name="ce14" table:number-columns-repeated="29"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1)&gt;=DATE([.$A$1];12;25) + 8 - WEEKDAY(DATE([.$A$1];12;25)) - 7 * 5;  DATE([.$A$1]-1;4;11); DATE([.$A$1];4;11))" office:value-type="date" office:date-value="2022-04-11" calcext:value-type="date">
            <text:p>04/11/22</text:p>
          </table:table-cell>
          <table:table-cell table:style-name="ce29" office:value-type="string" calcext:value-type="string">
            <text:p>April 11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string" calcext:value-type="string">
            <text:p>lff2018-george-augustus-selw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5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4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office:value-type="string" calcext:value-type="string">
            <text:p>he/greeting/blessthelord</text:p>
          </table:table-cell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 office:value-type="string" calcext:value-type="string">
            <text:p>h-439</text:p>
          </table:table-cell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maundythursday/washfeet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h-602</text:p>
          </table:table-cell>
          <table:table-cell table:style-name="ce14" office:value-type="string" calcext:value-type="string">
            <text:p>he/pop/lordhavemercy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ymn Offertory</text:p>
          </table:table-cell>
          <table:table-cell office:value-type="string" calcext:value-type="string">
            <text:p>h-577</text:p>
          </table:table-cell>
          <table:table-cell office:value-type="string" calcext:value-type="string">
            <text:p>he/eucharisticprayer/a sanctus=”Hymnal S-124”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61</text:p>
          </table:table-cell>
          <table:table-cell office:value-type="string" calcext:value-type="string">
            <text:p>he/fraction/agnusdei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171</text:p>
          </table:table-cell>
          <table:table-cell office:value-type="string" calcext:value-type="string">
            <text:p>hymn Communion</text:p>
          </table:table-cell>
          <table:table-cell office:value-type="string" calcext:value-type="string">
            <text:p>h-329</text:p>
          </table:table-cell>
          <table:table-cell office:value-type="string" calcext:value-type="string">
            <text:p>he/postcommunion/eternal</text:p>
          </table:table-cell>
          <table:table-cell table:style-name="ce14" table:number-columns-repeated="3"/>
          <table:table-cell table:style-name="ce14" office:value-type="string" calcext:value-type="string">
            <text:p>he/maundythursday/stripaltar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4)&gt;=DATE([.$A$1];12;25) + 8 - WEEKDAY(DATE([.$A$1];12;25)) - 7 * 5;  DATE([.$A$1]-1;4;14); DATE([.$A$1];4;14))" office:value-type="date" office:date-value="2022-04-14" calcext:value-type="date">
            <text:p>04/14/22</text:p>
          </table:table-cell>
          <table:table-cell table:style-name="ce29" office:value-type="string" calcext:value-type="string">
            <text:p>April 14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string" calcext:value-type="string">
            <text:p>lff2018-zenai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276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/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table:style-name="ce14" office:value-type="string" calcext:value-type="string">
            <text:p>he/goodfriday/passion-homily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ymn</text:p>
          </table:table-cell>
          <table:table-cell table:style-name="ce14" office:value-type="string" calcext:value-type="string">
            <text:p>L-31</text:p>
          </table:table-cell>
          <table:table-cell table:style-name="ce14" office:value-type="string" calcext:value-type="string">
            <text:p>he/goodfriday/solemncollects</text:p>
          </table:table-cell>
          <table:table-cell table:number-columns-repeated="3"/>
          <table:table-cell office:value-type="string" calcext:value-type="string">
            <text:p>hymn</text:p>
          </table:table-cell>
          <table:table-cell office:value-type="string" calcext:value-type="string">
            <text:p>l-38</text:p>
          </table:table-cell>
          <table:table-cell/>
          <table:table-cell office:value-type="string" calcext:value-type="string">
            <text:p>##### Prayers left in the box before the cross will be burned on the new fire at the Great Vigil of Easter.</text:p>
          </table:table-cell>
          <table:table-cell table:style-name="ce14" office:value-type="string" calcext:value-type="string">
            <text:p>he/goodfriday/veneration</text:p>
          </table:table-cell>
          <table:table-cell/>
          <table:table-cell office:value-type="string" calcext:value-type="string">
            <text:p>hymn</text:p>
          </table:table-cell>
          <table:table-cell office:value-type="string" calcext:value-type="string">
            <text:p>l-36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goodfriday/contribution</text:p>
          </table:table-cell>
          <table:table-cell table:style-name="ce14" table:number-columns-repeated="2"/>
          <table:table-cell table:style-name="ce14" office:value-type="string" calcext:value-type="string">
            <text:p>he/goodfriday/shortconclusion</text:p>
          </table:table-cell>
          <table:table-cell table:style-name="ce14" table:number-columns-repeated="7"/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5)&gt;=DATE([.$A$1];12;25) + 8 - WEEKDAY(DATE([.$A$1];12;25)) - 7 * 5;  DATE([.$A$1]-1;4;15); DATE([.$A$1];4;15))" office:value-type="date" office:date-value="2022-04-15" calcext:value-type="date">
            <text:p>04/15/22</text:p>
          </table:table-cell>
          <table:table-cell table:style-name="ce29" office:value-type="string" calcext:value-type="string">
            <text:p>April 15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lff2018-dami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4" table:formula="of:=ORG.OPENOFFICE.EASTERSUNDAY([.A$1])-1" office:value-type="date" office:date-value="2022-04-16" calcext:value-type="date">
            <text:p>04/16/22</text:p>
          </table:table-cell>
          <table:table-cell table:style-name="ce25" table:number-columns-repeated="2"/>
          <table:table-cell table:style-name="ce25" office:value-type="float" office:value="101" calcext:value-type="float">
            <text:p>101</text:p>
          </table:table-cell>
          <table:table-cell table:style-name="ce26" office:value-type="string" calcext:value-type="string">
            <text:p>easter-day-the-great-vigil</text:p>
          </table:table-cell>
          <table:table-cell table:style-name="ce26" office:value-type="string" calcext:value-type="string">
            <text:p>Holy Eucharist</text:p>
          </table:table-cell>
          <table:table-cell table:style-name="ce26" office:value-type="string" calcext:value-type="string">
            <text:p>285ff.</text:p>
          </table:table-cell>
          <table:table-cell table:style-name="ce26"/>
          <table:table-cell table:style-name="ce26" office:value-type="string" calcext:value-type="string">
            <text:p>## We Gather in God’s Name</text:p>
          </table:table-cell>
          <table:table-cell table:style-name="ce25" office:value-type="string" calcext:value-type="string">
            <text:p>he/eastervigil/lightingcandle</text:p>
          </table:table-cell>
          <table:table-cell table:style-name="ce26" office:value-type="string" calcext:value-type="string">
            <text:p>he/eastervigil/peoples-exsultet</text:p>
          </table:table-cell>
          <table:table-cell table:style-name="ce25" office:value-type="string" calcext:value-type="string">
            <text:p>he/eastervigil/liturgyword</text:p>
          </table:table-cell>
          <table:table-cell table:style-name="ce25" office:value-type="string" calcext:value-type="string">
            <text:p>he/eastervigil/transition</text:p>
          </table:table-cell>
          <table:table-cell table:style-name="ce26" office:value-type="string" calcext:value-type="string">
            <text:p>he/songofpraise/gloriaexcelsis</text:p>
          </table:table-cell>
          <table:table-cell table:style-name="ce26" office:value-type="string" calcext:value-type="string">
            <text:p>he/propercollect</text:p>
          </table:table-cell>
          <table:table-cell table:style-name="ce26" office:value-type="string" calcext:value-type="string">
            <text:p>rubric-sit</text:p>
          </table:table-cell>
          <table:table-cell table:style-name="ce26" office:value-type="string" calcext:value-type="string">
            <text:p>## We Hear God’s Word</text:p>
          </table:table-cell>
          <table:table-cell table:style-name="ce26" table:number-columns-repeated="2"/>
          <table:table-cell table:style-name="ce26" office:value-type="string" calcext:value-type="string">
            <text:p>lesson “second” </text:p>
          </table:table-cell>
          <table:table-cell table:style-name="ce26"/>
          <table:table-cell table:style-name="ce25" office:value-type="string" calcext:value-type="string">
            <text:p>he/eastervigil/greatalleluia</text:p>
          </table:table-cell>
          <table:table-cell table:style-name="ce26" office:value-type="string" calcext:value-type="string">
            <text:p>lesson “gospel” </text:p>
          </table:table-cell>
          <table:table-cell table:style-name="ce26" office:value-type="string" calcext:value-type="string">
            <text:p>## We Respond in Faith</text:p>
          </table:table-cell>
          <table:table-cell table:style-name="ce26" office:value-type="string" calcext:value-type="string">
            <text:p>he/creed/holybaptism-presentation</text:p>
          </table:table-cell>
          <table:table-cell table:style-name="ce25" office:value-type="string" calcext:value-type="string">
            <text:p>hymn</text:p>
          </table:table-cell>
          <table:table-cell table:style-name="ce26" office:value-type="string" calcext:value-type="string">
            <text:p>h-469</text:p>
          </table:table-cell>
          <table:table-cell table:style-name="ce25" office:value-type="string" calcext:value-type="string">
            <text:p>he/creed/holybaptism-water</text:p>
          </table:table-cell>
          <table:table-cell table:style-name="ce26" office:value-type="string" calcext:value-type="string">
            <text:p>hymn</text:p>
          </table:table-cell>
          <table:table-cell table:style-name="ce26" office:value-type="string" calcext:value-type="string">
            <text:p>h-679</text:p>
          </table:table-cell>
          <table:table-cell table:style-name="ce26" office:value-type="string" calcext:value-type="string">
            <text:p>he/peace</text:p>
          </table:table-cell>
          <table:table-cell table:style-name="ce26" office:value-type="string" calcext:value-type="string">
            <text:p>## We Offer Ourselves to God</text:p>
          </table:table-cell>
          <table:table-cell office:value-type="string" calcext:value-type="string">
            <text:p>##### You are invited to bring your candles to light the altar at this time.</text:p>
          </table:table-cell>
          <table:table-cell office:value-type="string" calcext:value-type="string">
            <text:p>he/anthem “Christ is Risen, Alleluia (St. Thomas’ Choir)”</text:p>
          </table:table-cell>
          <table:table-cell table:style-name="ce26" office:value-type="string" calcext:value-type="string">
            <text:p>hymn Offertory</text:p>
          </table:table-cell>
          <table:table-cell office:value-type="string" calcext:value-type="string">
            <text:p>h-174</text:p>
          </table:table-cell>
          <table:table-cell table:style-name="ce26" office:value-type="string" calcext:value-type="string">
            <text:p>he/eucharisticprayer/d-generic sanctus=”Hymnal S-125”</text:p>
          </table:table-cell>
          <table:table-cell table:number-columns-repeated="4"/>
          <table:table-cell table:style-name="ce26" office:value-type="string" calcext:value-type="string">
            <text:p>he/lordsprayer/1</text:p>
          </table:table-cell>
          <table:table-cell table:style-name="ce26"/>
          <table:table-cell table:style-name="ce26" office:value-type="string" calcext:value-type="string">
            <text:p>he/fraction/long</text:p>
          </table:table-cell>
          <table:table-cell table:style-name="ce26" office:value-type="string" calcext:value-type="string">
            <text:p>##### pb</text:p>
            <text:p>### We Receive the Gift of God</text:p>
          </table:table-cell>
          <table:table-cell table:style-name="ce26" office:value-type="string" calcext:value-type="string">
            <text:p>stt/2022/communion-covid</text:p>
          </table:table-cell>
          <table:table-cell table:style-name="ce26" office:value-type="string" calcext:value-type="string">
            <text:p>hymn Communion</text:p>
          </table:table-cell>
          <table:table-cell table:style-name="ce26"/>
          <table:table-cell table:style-name="ce26" office:value-type="string" calcext:value-type="string">
            <text:p>he/postcommunion/almighty</text:p>
          </table:table-cell>
          <table:table-cell table:style-name="ce25" office:value-type="string" calcext:value-type="string">
            <text:p>he/blessing/easter-long</text:p>
          </table:table-cell>
          <table:table-cell table:style-name="ce26" office:value-type="string" calcext:value-type="string">
            <text:p>hymn Processional</text:p>
          </table:table-cell>
          <table:table-cell table:style-name="ce25"/>
          <table:table-cell table:style-name="ce25" office:value-type="string" calcext:value-type="string">
            <text:p>he/dismissal/goinpeace</text:p>
          </table:table-cell>
          <table:table-cell table:style-name="ce26"/>
          <table:table-cell table:style-name="ce26" office:value-type="string" calcext:value-type="string">
            <text:p>nrsv</text:p>
          </table:table-cell>
          <table:table-cell table:number-columns-repeated="2"/>
          <table:table-cell table:style-name="ce26" table:number-columns-repeated="3"/>
          <table:table-cell table:number-columns-repeated="18"/>
          <table:table-cell table:style-name="ce26" table:number-columns-repeated="94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283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2"/>
          <table:table-cell/>
          <table:table-cell table:style-name="ce1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table:style-name="ce14" office:value-type="string" calcext:value-type="string">
            <text:p>lesson “third”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office:value-type="string" calcext:value-type="string">
            <text:p>he/peace</text:p>
          </table:table-cell>
          <table:table-cell table:style-name="ce14" table:number-columns-repeated="4"/>
          <table:table-cell/>
          <table:table-cell table:style-name="ce14" table:number-columns-repeated="15"/>
          <table:table-cell table:style-name="ce14" office:value-type="string" calcext:value-type="string">
            <text:p>office/mp/conclusion/thegr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4">
          <table:table-cell table:style-name="ce22" table:formula="of:=IF(DATE([.$A$1];4;16)&gt;=DATE([.$A$1];12;25) + 8 - WEEKDAY(DATE([.$A$1];12;25)) - 7 * 5;  DATE([.$A$1]-1;4;16); DATE([.$A$1];4;16))" office:value-type="date" office:date-value="2022-04-16" calcext:value-type="date">
            <text:p>04/16/22</text:p>
          </table:table-cell>
          <table:table-cell table:style-name="ce29" office:value-type="string" calcext:value-type="string">
            <text:p>April 16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string" calcext:value-type="string">
            <text:p>lff2018-peter-williams-cas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office:value-type="string" calcext:value-type="string">
            <text:p>hymn 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7)&gt;=DATE([.$A$1];12;25) + 8 - WEEKDAY(DATE([.$A$1];12;25)) - 7 * 5;  DATE([.$A$1]-1;4;17); DATE([.$A$1];4;17))" office:value-type="date" office:date-value="2022-04-17" calcext:value-type="date">
            <text:p>04/17/22</text:p>
          </table:table-cell>
          <table:table-cell table:style-name="ce29" office:value-type="string" calcext:value-type="string">
            <text:p>April 17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string" calcext:value-type="string">
            <text:p>lff2018-kateri-tekakw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8)&gt;=DATE([.$A$1];12;25) + 8 - WEEKDAY(DATE([.$A$1];12;25)) - 7 * 5;  DATE([.$A$1]-1;4;18); DATE([.$A$1];4;18))" office:value-type="date" office:date-value="2022-04-18" calcext:value-type="date">
            <text:p>04/18/22</text:p>
          </table:table-cell>
          <table:table-cell table:style-name="ce29" office:value-type="string" calcext:value-type="string">
            <text:p>April 18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string" calcext:value-type="string">
            <text:p>lff2018-juana-ines-de-la-cruz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19)&gt;=DATE([.$A$1];12;25) + 8 - WEEKDAY(DATE([.$A$1];12;25)) - 7 * 5;  DATE([.$A$1]-1;4;19); DATE([.$A$1];4;19))" office:value-type="date" office:date-value="2022-04-19" calcext:value-type="date">
            <text:p>04/19/22</text:p>
          </table:table-cell>
          <table:table-cell table:style-name="ce29" office:value-type="string" calcext:value-type="string">
            <text:p>April 19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string" calcext:value-type="string">
            <text:p>lff2018-alphe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1)&gt;=DATE([.$A$1];12;25) + 8 - WEEKDAY(DATE([.$A$1];12;25)) - 7 * 5;  DATE([.$A$1]-1;4;21); DATE([.$A$1];4;21))" office:value-type="date" office:date-value="2022-04-21" calcext:value-type="date">
            <text:p>04/21/22</text:p>
          </table:table-cell>
          <table:table-cell table:style-name="ce29" office:value-type="string" calcext:value-type="string">
            <text:p>April 21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string" calcext:value-type="string">
            <text:p>lff2018-ansel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2)&gt;=DATE([.$A$1];12;25) + 8 - WEEKDAY(DATE([.$A$1];12;25)) - 7 * 5;  DATE([.$A$1]-1;4;22); DATE([.$A$1];4;22))" office:value-type="date" office:date-value="2022-04-22" calcext:value-type="date">
            <text:p>04/22/22</text:p>
          </table:table-cell>
          <table:table-cell table:style-name="ce29" office:value-type="string" calcext:value-type="string">
            <text:p>April 22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string" calcext:value-type="string">
            <text:p>lff2018-hadewijch-of-braba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3)&gt;=DATE([.$A$1];12;25) + 8 - WEEKDAY(DATE([.$A$1];12;25)) - 7 * 5;  DATE([.$A$1]-1;4;23); DATE([.$A$1];4;23))" office:value-type="date" office:date-value="2022-04-23" calcext:value-type="date">
            <text:p>04/23/22</text:p>
          </table:table-cell>
          <table:table-cell table:style-name="ce29" office:value-type="string" calcext:value-type="string">
            <text:p>April 23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string" calcext:value-type="string">
            <text:p>lff2018-toyohiko-kagaw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5)&gt;=DATE([.$A$1];12;25) + 8 - WEEKDAY(DATE([.$A$1];12;25)) - 7 * 5;  DATE([.$A$1]-1;4;25); DATE([.$A$1];4;25))" office:value-type="date" office:date-value="2022-04-25" calcext:value-type="date">
            <text:p>04/25/22</text:p>
          </table:table-cell>
          <table:table-cell table:style-name="ce29" office:value-type="string" calcext:value-type="string">
            <text:p>April 25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string" calcext:value-type="string">
            <text:p>lff2018-saint-mark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7)&gt;=DATE([.$A$1];12;25) + 8 - WEEKDAY(DATE([.$A$1];12;25)) - 7 * 5;  DATE([.$A$1]-1;4;27); DATE([.$A$1];4;27))" office:value-type="date" office:date-value="2022-04-27" calcext:value-type="date">
            <text:p>04/27/22</text:p>
          </table:table-cell>
          <table:table-cell table:style-name="ce29" office:value-type="string" calcext:value-type="string">
            <text:p>April 27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string" calcext:value-type="string">
            <text:p>lff2018-zita-of-tusc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4;29)&gt;=DATE([.$A$1];12;25) + 8 - WEEKDAY(DATE([.$A$1];12;25)) - 7 * 5;  DATE([.$A$1]-1;4;29); DATE([.$A$1];4;29))" office:value-type="date" office:date-value="2022-04-29" calcext:value-type="date">
            <text:p>04/29/22</text:p>
          </table:table-cell>
          <table:table-cell table:style-name="ce29" office:value-type="string" calcext:value-type="string">
            <text:p>April 29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string" calcext:value-type="string">
            <text:p>lff2018-catherine-of-sie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)&gt;=DATE([.$A$1];12;25) + 8 - WEEKDAY(DATE([.$A$1];12;25)) - 7 * 5;  DATE([.$A$1]-1;5;1); DATE([.$A$1];5;1))" office:value-type="date" office:date-value="2022-05-01" calcext:value-type="date">
            <text:p>05/01/22</text:p>
          </table:table-cell>
          <table:table-cell table:style-name="ce29" office:value-type="string" calcext:value-type="string">
            <text:p>May 1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string" calcext:value-type="string">
            <text:p>lff2018-apostles-saint-philip-and-sain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)&gt;=DATE([.$A$1];12;25) + 8 - WEEKDAY(DATE([.$A$1];12;25)) - 7 * 5;  DATE([.$A$1]-1;5;2); DATE([.$A$1];5;2))" office:value-type="date" office:date-value="2022-05-02" calcext:value-type="date">
            <text:p>05/02/22</text:p>
          </table:table-cell>
          <table:table-cell table:style-name="ce29" office:value-type="string" calcext:value-type="string">
            <text:p>May 2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string" calcext:value-type="string">
            <text:p>lff2018-athanasius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3)&gt;=DATE([.$A$1];12;25) + 8 - WEEKDAY(DATE([.$A$1];12;25)) - 7 * 5;  DATE([.$A$1]-1;5;3); DATE([.$A$1];5;3))" office:value-type="date" office:date-value="2022-05-03" calcext:value-type="date">
            <text:p>05/03/22</text:p>
          </table:table-cell>
          <table:table-cell table:style-name="ce29" office:value-type="string" calcext:value-type="string">
            <text:p>May 3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string" calcext:value-type="string">
            <text:p>lff2018-elisabeth-crucig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4)&gt;=DATE([.$A$1];12;25) + 8 - WEEKDAY(DATE([.$A$1];12;25)) - 7 * 5;  DATE([.$A$1]-1;5;4); DATE([.$A$1];5;4))" office:value-type="date" office:date-value="2022-05-04" calcext:value-type="date">
            <text:p>05/04/22</text:p>
          </table:table-cell>
          <table:table-cell table:style-name="ce29" office:value-type="string" calcext:value-type="string">
            <text:p>May 4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string" calcext:value-type="string">
            <text:p>lff2018-monic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5)&gt;=DATE([.$A$1];12;25) + 8 - WEEKDAY(DATE([.$A$1];12;25)) - 7 * 5;  DATE([.$A$1]-1;5;5); DATE([.$A$1];5;5))" office:value-type="date" office:date-value="2022-05-05" calcext:value-type="date">
            <text:p>05/05/22</text:p>
          </table:table-cell>
          <table:table-cell table:style-name="ce29" office:value-type="string" calcext:value-type="string">
            <text:p>May 5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string" calcext:value-type="string">
            <text:p>lff2018-martyrs-of-the-reformation-e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8)&gt;=DATE([.$A$1];12;25) + 8 - WEEKDAY(DATE([.$A$1];12;25)) - 7 * 5;  DATE([.$A$1]-1;5;8); DATE([.$A$1];5;8))" office:value-type="date" office:date-value="2022-05-08" calcext:value-type="date">
            <text:p>05/08/22</text:p>
          </table:table-cell>
          <table:table-cell table:style-name="ce29" office:value-type="string" calcext:value-type="string">
            <text:p>May 8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string" calcext:value-type="string">
            <text:p>lff2018-julian-of-norwi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9)&gt;=DATE([.$A$1];12;25) + 8 - WEEKDAY(DATE([.$A$1];12;25)) - 7 * 5;  DATE([.$A$1]-1;5;9); DATE([.$A$1];5;9))" office:value-type="date" office:date-value="2022-05-09" calcext:value-type="date">
            <text:p>05/09/22</text:p>
          </table:table-cell>
          <table:table-cell table:style-name="ce29" office:value-type="string" calcext:value-type="string">
            <text:p>May 9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string" calcext:value-type="string">
            <text:p>lff2018-gregory-of-nazianz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1)&gt;=DATE([.$A$1];12;25) + 8 - WEEKDAY(DATE([.$A$1];12;25)) - 7 * 5;  DATE([.$A$1]-1;5;11); DATE([.$A$1];5;11))" office:value-type="date" office:date-value="2022-05-11" calcext:value-type="date">
            <text:p>05/11/22</text:p>
          </table:table-cell>
          <table:table-cell table:style-name="ce29" office:value-type="string" calcext:value-type="string">
            <text:p>May 11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lff2018-johann-arnd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3)&gt;=DATE([.$A$1];12;25) + 8 - WEEKDAY(DATE([.$A$1];12;25)) - 7 * 5;  DATE([.$A$1]-1;5;13); DATE([.$A$1];5;13))" office:value-type="date" office:date-value="2022-05-13" calcext:value-type="date">
            <text:p>05/13/22</text:p>
          </table:table-cell>
          <table:table-cell table:style-name="ce29" office:value-type="string" calcext:value-type="string">
            <text:p>May 13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string" calcext:value-type="string">
            <text:p>lff2018-frances-perki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5)&gt;=DATE([.$A$1];12;25) + 8 - WEEKDAY(DATE([.$A$1];12;25)) - 7 * 5;  DATE([.$A$1]-1;5;15); DATE([.$A$1];5;15))" office:value-type="date" office:date-value="2022-05-15" calcext:value-type="date">
            <text:p>05/15/22</text:p>
          </table:table-cell>
          <table:table-cell table:style-name="ce29" office:value-type="string" calcext:value-type="string">
            <text:p>May 15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string" calcext:value-type="string">
            <text:p>lff2018-pachomius-of-tabenis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7)&gt;=DATE([.$A$1];12;25) + 8 - WEEKDAY(DATE([.$A$1];12;25)) - 7 * 5;  DATE([.$A$1]-1;5;17); DATE([.$A$1];5;17))" office:value-type="date" office:date-value="2022-05-17" calcext:value-type="date">
            <text:p>05/17/22</text:p>
          </table:table-cell>
          <table:table-cell table:style-name="ce29" office:value-type="string" calcext:value-type="string">
            <text:p>May 17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string" calcext:value-type="string">
            <text:p>lff2018-thurgood-marsha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19)&gt;=DATE([.$A$1];12;25) + 8 - WEEKDAY(DATE([.$A$1];12;25)) - 7 * 5;  DATE([.$A$1]-1;5;19); DATE([.$A$1];5;19))" office:value-type="date" office:date-value="2022-05-19" calcext:value-type="date">
            <text:p>05/19/22</text:p>
          </table:table-cell>
          <table:table-cell table:style-name="ce29" office:value-type="string" calcext:value-type="string">
            <text:p>May 19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string" calcext:value-type="string">
            <text:p>lff2018-dunst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0)&gt;=DATE([.$A$1];12;25) + 8 - WEEKDAY(DATE([.$A$1];12;25)) - 7 * 5;  DATE([.$A$1]-1;5;20); DATE([.$A$1];5;20))" office:value-type="date" office:date-value="2022-05-20" calcext:value-type="date">
            <text:p>05/20/22</text:p>
          </table:table-cell>
          <table:table-cell table:style-name="ce29" office:value-type="string" calcext:value-type="string">
            <text:p>May 20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string" calcext:value-type="string">
            <text:p>lff2018-alcuin-of-yor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1)&gt;=DATE([.$A$1];12;25) + 8 - WEEKDAY(DATE([.$A$1];12;25)) - 7 * 5;  DATE([.$A$1]-1;5;21); DATE([.$A$1];5;21))" office:value-type="date" office:date-value="2022-05-21" calcext:value-type="date">
            <text:p>05/21/22</text:p>
          </table:table-cell>
          <table:table-cell table:style-name="ce29" office:value-type="string" calcext:value-type="string">
            <text:p>May 21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string" calcext:value-type="string">
            <text:p>lff2018-lydia-of-thyatir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2)&gt;=DATE([.$A$1];12;25) + 8 - WEEKDAY(DATE([.$A$1];12;25)) - 7 * 5;  DATE([.$A$1]-1;5;22); DATE([.$A$1];5;22))" office:value-type="date" office:date-value="2022-05-22" calcext:value-type="date">
            <text:p>05/22/22</text:p>
          </table:table-cell>
          <table:table-cell table:style-name="ce29" office:value-type="string" calcext:value-type="string">
            <text:p>May 22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string" calcext:value-type="string">
            <text:p>lff2018-helena-of-constantino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4)&gt;=DATE([.$A$1];12;25) + 8 - WEEKDAY(DATE([.$A$1];12;25)) - 7 * 5;  DATE([.$A$1]-1;5;24); DATE([.$A$1];5;24))" office:value-type="date" office:date-value="2022-05-24" calcext:value-type="date">
            <text:p>05/24/22</text:p>
          </table:table-cell>
          <table:table-cell table:style-name="ce29" office:value-type="string" calcext:value-type="string">
            <text:p>May 24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string" calcext:value-type="string">
            <text:p>lff2018-jackson-kemp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5)&gt;=DATE([.$A$1];12;25) + 8 - WEEKDAY(DATE([.$A$1];12;25)) - 7 * 5;  DATE([.$A$1]-1;5;25); DATE([.$A$1];5;25))" office:value-type="date" office:date-value="2022-05-25" calcext:value-type="date">
            <text:p>05/25/22</text:p>
          </table:table-cell>
          <table:table-cell table:style-name="ce29" office:value-type="string" calcext:value-type="string">
            <text:p>May 25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string" calcext:value-type="string">
            <text:p>lff2018-be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table:number-columns-repeated="6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6)&gt;=DATE([.$A$1];12;25) + 8 - WEEKDAY(DATE([.$A$1];12;25)) - 7 * 5;  DATE([.$A$1]-1;5;26); DATE([.$A$1];5;26))" office:value-type="date" office:date-value="2022-05-26" calcext:value-type="date">
            <text:p>05/26/22</text:p>
          </table:table-cell>
          <table:table-cell table:style-name="ce29" office:value-type="string" calcext:value-type="string">
            <text:p>May 26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string" calcext:value-type="string">
            <text:p>lff2018-augusti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28)&gt;=DATE([.$A$1];12;25) + 8 - WEEKDAY(DATE([.$A$1];12;25)) - 7 * 5;  DATE([.$A$1]-1;5;28); DATE([.$A$1];5;28))" office:value-type="date" office:date-value="2022-05-28" calcext:value-type="date">
            <text:p>05/28/22</text:p>
          </table:table-cell>
          <table:table-cell table:style-name="ce29" office:value-type="string" calcext:value-type="string">
            <text:p>May 28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string" calcext:value-type="string">
            <text:p>lff2018-mechthild-of-magdebur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5;31)&gt;=DATE([.$A$1];12;25) + 8 - WEEKDAY(DATE([.$A$1];12;25)) - 7 * 5;  DATE([.$A$1]-1;5;31); DATE([.$A$1];5;31))" office:value-type="date" office:date-value="2022-05-31" calcext:value-type="date">
            <text:p>05/31/22</text:p>
          </table:table-cell>
          <table:table-cell table:style-name="ce29" office:value-type="string" calcext:value-type="string">
            <text:p>May 31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string" calcext:value-type="string">
            <text:p>lff2018-visi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)&gt;=DATE([.$A$1];12;25) + 8 - WEEKDAY(DATE([.$A$1];12;25)) - 7 * 5;  DATE([.$A$1]-1;6;1); DATE([.$A$1];6;1))" office:value-type="date" office:date-value="2022-06-01" calcext:value-type="date">
            <text:p>06/01/22</text:p>
          </table:table-cell>
          <table:table-cell table:style-name="ce29" office:value-type="string" calcext:value-type="string">
            <text:p>June 1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string" calcext:value-type="string">
            <text:p>lff2018-just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)&gt;=DATE([.$A$1];12;25) + 8 - WEEKDAY(DATE([.$A$1];12;25)) - 7 * 5;  DATE([.$A$1]-1;6;2); DATE([.$A$1];6;2))" office:value-type="date" office:date-value="2022-06-02" calcext:value-type="date">
            <text:p>06/02/22</text:p>
          </table:table-cell>
          <table:table-cell table:style-name="ce29" office:value-type="string" calcext:value-type="string">
            <text:p>June 2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string" calcext:value-type="string">
            <text:p>lff2018-blandi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3)&gt;=DATE([.$A$1];12;25) + 8 - WEEKDAY(DATE([.$A$1];12;25)) - 7 * 5;  DATE([.$A$1]-1;6;3); DATE([.$A$1];6;3))" office:value-type="date" office:date-value="2022-06-03" calcext:value-type="date">
            <text:p>06/03/22</text:p>
          </table:table-cell>
          <table:table-cell table:style-name="ce29" office:value-type="string" calcext:value-type="string">
            <text:p>June 3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string" calcext:value-type="string">
            <text:p>lff2018-martyrs-of-ugand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4)&gt;=DATE([.$A$1];12;25) + 8 - WEEKDAY(DATE([.$A$1];12;25)) - 7 * 5;  DATE([.$A$1]-1;6;4); DATE([.$A$1];6;4))" office:value-type="date" office:date-value="2022-06-04" calcext:value-type="date">
            <text:p>06/04/22</text:p>
          </table:table-cell>
          <table:table-cell table:style-name="ce29" office:value-type="string" calcext:value-type="string">
            <text:p>June 4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string" calcext:value-type="string">
            <text:p>lff2018-john-xx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5)&gt;=DATE([.$A$1];12;25) + 8 - WEEKDAY(DATE([.$A$1];12;25)) - 7 * 5;  DATE([.$A$1]-1;6;5); DATE([.$A$1];6;5))" office:value-type="date" office:date-value="2022-06-05" calcext:value-type="date">
            <text:p>06/05/22</text:p>
          </table:table-cell>
          <table:table-cell table:style-name="ce29" office:value-type="string" calcext:value-type="string">
            <text:p>June 5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string" calcext:value-type="string">
            <text:p>lff2018-bonifa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8)&gt;=DATE([.$A$1];12;25) + 8 - WEEKDAY(DATE([.$A$1];12;25)) - 7 * 5;  DATE([.$A$1]-1;6;8); DATE([.$A$1];6;8))" office:value-type="date" office:date-value="2022-06-08" calcext:value-type="date">
            <text:p>06/08/22</text:p>
          </table:table-cell>
          <table:table-cell table:style-name="ce29" office:value-type="string" calcext:value-type="string">
            <text:p>June 8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string" calcext:value-type="string">
            <text:p>lff2018-melania-the-el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9)&gt;=DATE([.$A$1];12;25) + 8 - WEEKDAY(DATE([.$A$1];12;25)) - 7 * 5;  DATE([.$A$1]-1;6;9); DATE([.$A$1];6;9))" office:value-type="date" office:date-value="2022-06-09" calcext:value-type="date">
            <text:p>06/09/22</text:p>
          </table:table-cell>
          <table:table-cell table:style-name="ce29" office:value-type="string" calcext:value-type="string">
            <text:p>June 9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string" calcext:value-type="string">
            <text:p>lff2018-columba-of-io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0)&gt;=DATE([.$A$1];12;25) + 8 - WEEKDAY(DATE([.$A$1];12;25)) - 7 * 5;  DATE([.$A$1]-1;6;10); DATE([.$A$1];6;10))" office:value-type="date" office:date-value="2022-06-10" calcext:value-type="date">
            <text:p>06/10/22</text:p>
          </table:table-cell>
          <table:table-cell table:style-name="ce29" office:value-type="string" calcext:value-type="string">
            <text:p>June 10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string" calcext:value-type="string">
            <text:p>lff2018-ephrem-of-nisib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1)&gt;=DATE([.$A$1];12;25) + 8 - WEEKDAY(DATE([.$A$1];12;25)) - 7 * 5;  DATE([.$A$1]-1;6;11); DATE([.$A$1];6;11))" office:value-type="date" office:date-value="2022-06-11" calcext:value-type="date">
            <text:p>06/11/22</text:p>
          </table:table-cell>
          <table:table-cell table:style-name="ce29" office:value-type="string" calcext:value-type="string">
            <text:p>June 11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string" calcext:value-type="string">
            <text:p>lff2018-saint-barnaba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2)&gt;=DATE([.$A$1];12;25) + 8 - WEEKDAY(DATE([.$A$1];12;25)) - 7 * 5;  DATE([.$A$1]-1;6;12); DATE([.$A$1];6;12))" office:value-type="date" office:date-value="2022-06-12" calcext:value-type="date">
            <text:p>06/12/22</text:p>
          </table:table-cell>
          <table:table-cell table:style-name="ce29" office:value-type="string" calcext:value-type="string">
            <text:p>June 12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string" calcext:value-type="string">
            <text:p>lff2018-enmegahbow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4)&gt;=DATE([.$A$1];12;25) + 8 - WEEKDAY(DATE([.$A$1];12;25)) - 7 * 5;  DATE([.$A$1]-1;6;14); DATE([.$A$1];6;14))" office:value-type="date" office:date-value="2022-06-14" calcext:value-type="date">
            <text:p>06/14/22</text:p>
          </table:table-cell>
          <table:table-cell table:style-name="ce29" office:value-type="string" calcext:value-type="string">
            <text:p>June 14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string" calcext:value-type="string">
            <text:p>lff2018-basil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5)&gt;=DATE([.$A$1];12;25) + 8 - WEEKDAY(DATE([.$A$1];12;25)) - 7 * 5;  DATE([.$A$1]-1;6;15); DATE([.$A$1];6;15))" office:value-type="date" office:date-value="2022-06-15" calcext:value-type="date">
            <text:p>06/15/22</text:p>
          </table:table-cell>
          <table:table-cell table:style-name="ce29" office:value-type="string" calcext:value-type="string">
            <text:p>June 15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string" calcext:value-type="string">
            <text:p>lff2018-evelyn-underhi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6)&gt;=DATE([.$A$1];12;25) + 8 - WEEKDAY(DATE([.$A$1];12;25)) - 7 * 5;  DATE([.$A$1]-1;6;16); DATE([.$A$1];6;16))" office:value-type="date" office:date-value="2022-06-16" calcext:value-type="date">
            <text:p>06/16/22</text:p>
          </table:table-cell>
          <table:table-cell table:style-name="ce29" office:value-type="string" calcext:value-type="string">
            <text:p>June 16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string" calcext:value-type="string">
            <text:p>lff2018-joseph-butl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7)&gt;=DATE([.$A$1];12;25) + 8 - WEEKDAY(DATE([.$A$1];12;25)) - 7 * 5;  DATE([.$A$1]-1;6;17); DATE([.$A$1];6;17))" office:value-type="date" office:date-value="2022-06-17" calcext:value-type="date">
            <text:p>06/17/22</text:p>
          </table:table-cell>
          <table:table-cell table:style-name="ce29" office:value-type="string" calcext:value-type="string">
            <text:p>June 17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string" calcext:value-type="string">
            <text:p>lff2018-marina-the-mon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8)&gt;=DATE([.$A$1];12;25) + 8 - WEEKDAY(DATE([.$A$1];12;25)) - 7 * 5;  DATE([.$A$1]-1;6;18); DATE([.$A$1];6;18))" office:value-type="date" office:date-value="2022-06-18" calcext:value-type="date">
            <text:p>06/18/22</text:p>
          </table:table-cell>
          <table:table-cell table:style-name="ce29" office:value-type="string" calcext:value-type="string">
            <text:p>June 18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string" calcext:value-type="string">
            <text:p>lff2018-bernard-mizek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19)&gt;=DATE([.$A$1];12;25) + 8 - WEEKDAY(DATE([.$A$1];12;25)) - 7 * 5;  DATE([.$A$1]-1;6;19); DATE([.$A$1];6;19))" office:value-type="date" office:date-value="2022-06-19" calcext:value-type="date">
            <text:p>06/19/22</text:p>
          </table:table-cell>
          <table:table-cell table:style-name="ce29" office:value-type="string" calcext:value-type="string">
            <text:p>June 19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string" calcext:value-type="string">
            <text:p>lff2018-adelaide-teague-c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2)&gt;=DATE([.$A$1];12;25) + 8 - WEEKDAY(DATE([.$A$1];12;25)) - 7 * 5;  DATE([.$A$1]-1;6;22); DATE([.$A$1];6;22))" office:value-type="date" office:date-value="2022-06-22" calcext:value-type="date">
            <text:p>06/22/22</text:p>
          </table:table-cell>
          <table:table-cell table:style-name="ce29" office:value-type="string" calcext:value-type="string">
            <text:p>June 22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string" calcext:value-type="string">
            <text:p>lff2018-alb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4)&gt;=DATE([.$A$1];12;25) + 8 - WEEKDAY(DATE([.$A$1];12;25)) - 7 * 5;  DATE([.$A$1]-1;6;24); DATE([.$A$1];6;24))" office:value-type="date" office:date-value="2022-06-24" calcext:value-type="date">
            <text:p>06/24/22</text:p>
          </table:table-cell>
          <table:table-cell table:style-name="ce29" office:value-type="string" calcext:value-type="string">
            <text:p>June 24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string" calcext:value-type="string">
            <text:p>lff2018-nativity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6)&gt;=DATE([.$A$1];12;25) + 8 - WEEKDAY(DATE([.$A$1];12;25)) - 7 * 5;  DATE([.$A$1]-1;6;26); DATE([.$A$1];6;26))" office:value-type="date" office:date-value="2022-06-26" calcext:value-type="date">
            <text:p>06/26/22</text:p>
          </table:table-cell>
          <table:table-cell table:style-name="ce29" office:value-type="string" calcext:value-type="string">
            <text:p>June 26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string" calcext:value-type="string">
            <text:p>lff2018-isabel-florence-hapgoo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8)&gt;=DATE([.$A$1];12;25) + 8 - WEEKDAY(DATE([.$A$1];12;25)) - 7 * 5;  DATE([.$A$1]-1;6;28); DATE([.$A$1];6;28))" office:value-type="date" office:date-value="2022-06-28" calcext:value-type="date">
            <text:p>06/28/22</text:p>
          </table:table-cell>
          <table:table-cell table:style-name="ce29" office:value-type="string" calcext:value-type="string">
            <text:p>June 28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string" calcext:value-type="string">
            <text:p>lff2018-irenaeus-of-lyon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6;29)&gt;=DATE([.$A$1];12;25) + 8 - WEEKDAY(DATE([.$A$1];12;25)) - 7 * 5;  DATE([.$A$1]-1;6;29); DATE([.$A$1];6;29))" office:value-type="date" office:date-value="2022-06-29" calcext:value-type="date">
            <text:p>06/29/22</text:p>
          </table:table-cell>
          <table:table-cell table:style-name="ce29" office:value-type="string" calcext:value-type="string">
            <text:p>June 29</text:p>
          </table:table-cell>
          <table:table-cell/>
          <table:table-cell office:value-type="float" office:value="933" calcext:value-type="float">
            <text:p>933</text:p>
          </table:table-cell>
          <table:table-cell office:value-type="string" calcext:value-type="string">
            <text:p>lff2018-apostles-saint-peter-and-sain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)&gt;=DATE([.$A$1];12;25) + 8 - WEEKDAY(DATE([.$A$1];12;25)) - 7 * 5;  DATE([.$A$1]-1;7;1); DATE([.$A$1];7;1))" office:value-type="date" office:date-value="2022-07-01" calcext:value-type="date">
            <text:p>07/01/22</text:p>
          </table:table-cell>
          <table:table-cell table:style-name="ce29" office:value-type="string" calcext:value-type="string">
            <text:p>July 1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string" calcext:value-type="string">
            <text:p>lff2018-pauli-murr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)&gt;=DATE([.$A$1];12;25) + 8 - WEEKDAY(DATE([.$A$1];12;25)) - 7 * 5;  DATE([.$A$1]-1;7;2); DATE([.$A$1];7;2))" office:value-type="date" office:date-value="2022-07-02" calcext:value-type="date">
            <text:p>07/02/22</text:p>
          </table:table-cell>
          <table:table-cell table:style-name="ce29" office:value-type="string" calcext:value-type="string">
            <text:p>July 2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string" calcext:value-type="string">
            <text:p>lff2018-moses-the-blac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4)&gt;=DATE([.$A$1];12;25) + 8 - WEEKDAY(DATE([.$A$1];12;25)) - 7 * 5;  DATE([.$A$1]-1;7;4); DATE([.$A$1];7;4))" office:value-type="date" office:date-value="2022-07-04" calcext:value-type="date">
            <text:p>07/04/22</text:p>
          </table:table-cell>
          <table:table-cell table:style-name="ce29" office:value-type="string" calcext:value-type="string">
            <text:p>July 4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string" calcext:value-type="string">
            <text:p>lff2018-independence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6)&gt;=DATE([.$A$1];12;25) + 8 - WEEKDAY(DATE([.$A$1];12;25)) - 7 * 5;  DATE([.$A$1]-1;7;6); DATE([.$A$1];7;6))" office:value-type="date" office:date-value="2022-07-06" calcext:value-type="date">
            <text:p>07/06/22</text:p>
          </table:table-cell>
          <table:table-cell table:style-name="ce29" office:value-type="string" calcext:value-type="string">
            <text:p>July 6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string" calcext:value-type="string">
            <text:p>lff2018-eva-lee-matthew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8)&gt;=DATE([.$A$1];12;25) + 8 - WEEKDAY(DATE([.$A$1];12;25)) - 7 * 5;  DATE([.$A$1]-1;7;8); DATE([.$A$1];7;8))" office:value-type="date" office:date-value="2022-07-08" calcext:value-type="date">
            <text:p>07/08/22</text:p>
          </table:table-cell>
          <table:table-cell table:style-name="ce29" office:value-type="string" calcext:value-type="string">
            <text:p>July 8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string" calcext:value-type="string">
            <text:p>lff2018-priscil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1)&gt;=DATE([.$A$1];12;25) + 8 - WEEKDAY(DATE([.$A$1];12;25)) - 7 * 5;  DATE([.$A$1]-1;7;11); DATE([.$A$1];7;11))" office:value-type="date" office:date-value="2022-07-11" calcext:value-type="date">
            <text:p>07/11/22</text:p>
          </table:table-cell>
          <table:table-cell table:style-name="ce29" office:value-type="string" calcext:value-type="string">
            <text:p>July 11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string" calcext:value-type="string">
            <text:p>lff2018-benedict-of-nurs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4)&gt;=DATE([.$A$1];12;25) + 8 - WEEKDAY(DATE([.$A$1];12;25)) - 7 * 5;  DATE([.$A$1]-1;7;14); DATE([.$A$1];7;14))" office:value-type="date" office:date-value="2022-07-14" calcext:value-type="date">
            <text:p>07/14/22</text:p>
          </table:table-cell>
          <table:table-cell table:style-name="ce29" office:value-type="string" calcext:value-type="string">
            <text:p>July 1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string" calcext:value-type="string">
            <text:p>lff2018-argula-von-grum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7)&gt;=DATE([.$A$1];12;25) + 8 - WEEKDAY(DATE([.$A$1];12;25)) - 7 * 5;  DATE([.$A$1]-1;7;17); DATE([.$A$1];7;17))" office:value-type="date" office:date-value="2022-07-17" calcext:value-type="date">
            <text:p>07/17/22</text:p>
          </table:table-cell>
          <table:table-cell table:style-name="ce29" office:value-type="string" calcext:value-type="string">
            <text:p>July 17</text:p>
          </table:table-cell>
          <table:table-cell/>
          <table:table-cell office:value-type="float" office:value="941" calcext:value-type="float">
            <text:p>941</text:p>
          </table:table-cell>
          <table:table-cell office:value-type="string" calcext:value-type="string">
            <text:p>lff2018-william-whi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19)&gt;=DATE([.$A$1];12;25) + 8 - WEEKDAY(DATE([.$A$1];12;25)) - 7 * 5;  DATE([.$A$1]-1;7;19); DATE([.$A$1];7;19))" office:value-type="date" office:date-value="2022-07-19" calcext:value-type="date">
            <text:p>07/19/22</text:p>
          </table:table-cell>
          <table:table-cell table:style-name="ce29" office:value-type="string" calcext:value-type="string">
            <text:p>July 19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string" calcext:value-type="string">
            <text:p>lff2018-macrina-of-caesar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0)&gt;=DATE([.$A$1];12;25) + 8 - WEEKDAY(DATE([.$A$1];12;25)) - 7 * 5;  DATE([.$A$1]-1;7;20); DATE([.$A$1];7;20))" office:value-type="date" office:date-value="2022-07-20" calcext:value-type="date">
            <text:p>07/20/22</text:p>
          </table:table-cell>
          <table:table-cell table:style-name="ce29" office:value-type="string" calcext:value-type="string">
            <text:p>July 20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string" calcext:value-type="string">
            <text:p>lff2018-elizabeth-cady-stan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1)&gt;=DATE([.$A$1];12;25) + 8 - WEEKDAY(DATE([.$A$1];12;25)) - 7 * 5;  DATE([.$A$1]-1;7;21); DATE([.$A$1];7;21))" office:value-type="date" office:date-value="2022-07-21" calcext:value-type="date">
            <text:p>07/21/22</text:p>
          </table:table-cell>
          <table:table-cell table:style-name="ce29" office:value-type="string" calcext:value-type="string">
            <text:p>July 21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string" calcext:value-type="string">
            <text:p>lff2018-maria-skobtsov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2)&gt;=DATE([.$A$1];12;25) + 8 - WEEKDAY(DATE([.$A$1];12;25)) - 7 * 5;  DATE([.$A$1]-1;7;22); DATE([.$A$1];7;22))" office:value-type="date" office:date-value="2022-07-22" calcext:value-type="date">
            <text:p>07/22/22</text:p>
          </table:table-cell>
          <table:table-cell table:style-name="ce29" office:value-type="string" calcext:value-type="string">
            <text:p>July 22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string" calcext:value-type="string">
            <text:p>lff2018-sain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3)&gt;=DATE([.$A$1];12;25) + 8 - WEEKDAY(DATE([.$A$1];12;25)) - 7 * 5;  DATE([.$A$1]-1;7;23); DATE([.$A$1];7;23))" office:value-type="date" office:date-value="2022-07-23" calcext:value-type="date">
            <text:p>07/23/22</text:p>
          </table:table-cell>
          <table:table-cell table:style-name="ce29" office:value-type="string" calcext:value-type="string">
            <text:p>July 23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string" calcext:value-type="string">
            <text:p>lff2018-john-cass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4)&gt;=DATE([.$A$1];12;25) + 8 - WEEKDAY(DATE([.$A$1];12;25)) - 7 * 5;  DATE([.$A$1]-1;7;24); DATE([.$A$1];7;24))" office:value-type="date" office:date-value="2022-07-24" calcext:value-type="date">
            <text:p>07/24/22</text:p>
          </table:table-cell>
          <table:table-cell table:style-name="ce29" office:value-type="string" calcext:value-type="string">
            <text:p>July 24</text:p>
          </table:table-cell>
          <table:table-cell/>
          <table:table-cell office:value-type="float" office:value="947" calcext:value-type="float">
            <text:p>947</text:p>
          </table:table-cell>
          <table:table-cell office:value-type="string" calcext:value-type="string">
            <text:p>lff2018-thomas-a-kemp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5)&gt;=DATE([.$A$1];12;25) + 8 - WEEKDAY(DATE([.$A$1];12;25)) - 7 * 5;  DATE([.$A$1]-1;7;25); DATE([.$A$1];7;25))" office:value-type="date" office:date-value="2022-07-25" calcext:value-type="date">
            <text:p>07/25/22</text:p>
          </table:table-cell>
          <table:table-cell table:style-name="ce29" office:value-type="string" calcext:value-type="string">
            <text:p>July 25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string" calcext:value-type="string">
            <text:p>lff2018-saint-james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6)&gt;=DATE([.$A$1];12;25) + 8 - WEEKDAY(DATE([.$A$1];12;25)) - 7 * 5;  DATE([.$A$1]-1;7;26); DATE([.$A$1];7;26))" office:value-type="date" office:date-value="2022-07-26" calcext:value-type="date">
            <text:p>07/26/22</text:p>
          </table:table-cell>
          <table:table-cell table:style-name="ce29" office:value-type="string" calcext:value-type="string">
            <text:p>July 26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string" calcext:value-type="string">
            <text:p>lff2018-parents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7)&gt;=DATE([.$A$1];12;25) + 8 - WEEKDAY(DATE([.$A$1];12;25)) - 7 * 5;  DATE([.$A$1]-1;7;27); DATE([.$A$1];7;27))" office:value-type="date" office:date-value="2022-07-27" calcext:value-type="date">
            <text:p>07/27/22</text:p>
          </table:table-cell>
          <table:table-cell table:style-name="ce29" office:value-type="string" calcext:value-type="string">
            <text:p>July 27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string" calcext:value-type="string">
            <text:p>lff2018-william-reed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8)&gt;=DATE([.$A$1];12;25) + 8 - WEEKDAY(DATE([.$A$1];12;25)) - 7 * 5;  DATE([.$A$1]-1;7;28); DATE([.$A$1];7;28))" office:value-type="date" office:date-value="2022-07-28" calcext:value-type="date">
            <text:p>07/28/22</text:p>
          </table:table-cell>
          <table:table-cell table:style-name="ce29" office:value-type="string" calcext:value-type="string">
            <text:p>July 28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string" calcext:value-type="string">
            <text:p>lff2018-johann-sebastian-ba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29)&gt;=DATE([.$A$1];12;25) + 8 - WEEKDAY(DATE([.$A$1];12;25)) - 7 * 5;  DATE([.$A$1]-1;7;29); DATE([.$A$1];7;29))" office:value-type="date" office:date-value="2022-07-29" calcext:value-type="date">
            <text:p>07/29/22</text:p>
          </table:table-cell>
          <table:table-cell table:style-name="ce29" office:value-type="string" calcext:value-type="string">
            <text:p>July 29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string" calcext:value-type="string">
            <text:p>lff2018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30)&gt;=DATE([.$A$1];12;25) + 8 - WEEKDAY(DATE([.$A$1];12;25)) - 7 * 5;  DATE([.$A$1]-1;7;30); DATE([.$A$1];7;30))" office:value-type="date" office:date-value="2022-07-30" calcext:value-type="date">
            <text:p>07/30/22</text:p>
          </table:table-cell>
          <table:table-cell table:style-name="ce29" office:value-type="string" calcext:value-type="string">
            <text:p>July 30</text:p>
          </table:table-cell>
          <table:table-cell/>
          <table:table-cell office:value-type="float" office:value="953" calcext:value-type="float">
            <text:p>953</text:p>
          </table:table-cell>
          <table:table-cell office:value-type="string" calcext:value-type="string">
            <text:p>lff2018-william-wilberfor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7;31)&gt;=DATE([.$A$1];12;25) + 8 - WEEKDAY(DATE([.$A$1];12;25)) - 7 * 5;  DATE([.$A$1]-1;7;31); DATE([.$A$1];7;31))" office:value-type="date" office:date-value="2022-07-31" calcext:value-type="date">
            <text:p>07/31/22</text:p>
          </table:table-cell>
          <table:table-cell table:style-name="ce29" office:value-type="string" calcext:value-type="string">
            <text:p>July 31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string" calcext:value-type="string">
            <text:p>lff2018-ignatius-of-loyo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)&gt;=DATE([.$A$1];12;25) + 8 - WEEKDAY(DATE([.$A$1];12;25)) - 7 * 5;  DATE([.$A$1]-1;8;1); DATE([.$A$1];8;1))" office:value-type="date" office:date-value="2022-08-01" calcext:value-type="date">
            <text:p>08/01/22</text:p>
          </table:table-cell>
          <table:table-cell table:style-name="ce29" office:value-type="string" calcext:value-type="string">
            <text:p>August 1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string" calcext:value-type="string">
            <text:p>lff2018-joseph-of-arimath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3)&gt;=DATE([.$A$1];12;25) + 8 - WEEKDAY(DATE([.$A$1];12;25)) - 7 * 5;  DATE([.$A$1]-1;8;3); DATE([.$A$1];8;3))" office:value-type="date" office:date-value="2022-08-03" calcext:value-type="date">
            <text:p>08/03/22</text:p>
          </table:table-cell>
          <table:table-cell table:style-name="ce29" office:value-type="string" calcext:value-type="string">
            <text:p>August 3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string" calcext:value-type="string">
            <text:p>lff2018-joann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6)&gt;=DATE([.$A$1];12;25) + 8 - WEEKDAY(DATE([.$A$1];12;25)) - 7 * 5;  DATE([.$A$1]-1;8;6); DATE([.$A$1];8;6)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957" calcext:value-type="float">
            <text:p>957</text:p>
          </table:table-cell>
          <table:table-cell office:value-type="string" calcext:value-type="string">
            <text:p>lff2018-transfigur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7)&gt;=DATE([.$A$1];12;25) + 8 - WEEKDAY(DATE([.$A$1];12;25)) - 7 * 5;  DATE([.$A$1]-1;8;7); DATE([.$A$1];8;7))" office:value-type="date" office:date-value="2022-08-07" calcext:value-type="date">
            <text:p>08/07/22</text:p>
          </table:table-cell>
          <table:table-cell table:style-name="ce29" office:value-type="string" calcext:value-type="string">
            <text:p>August 7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string" calcext:value-type="string">
            <text:p>lff2018-john-mason-ne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8)&gt;=DATE([.$A$1];12;25) + 8 - WEEKDAY(DATE([.$A$1];12;25)) - 7 * 5;  DATE([.$A$1]-1;8;8); DATE([.$A$1];8;8))" office:value-type="date" office:date-value="2022-08-08" calcext:value-type="date">
            <text:p>08/08/22</text:p>
          </table:table-cell>
          <table:table-cell table:style-name="ce29" office:value-type="string" calcext:value-type="string">
            <text:p>August 8</text:p>
          </table:table-cell>
          <table:table-cell/>
          <table:table-cell office:value-type="float" office:value="959" calcext:value-type="float">
            <text:p>959</text:p>
          </table:table-cell>
          <table:table-cell office:value-type="string" calcext:value-type="string">
            <text:p>lff2018-dominic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9)&gt;=DATE([.$A$1];12;25) + 8 - WEEKDAY(DATE([.$A$1];12;25)) - 7 * 5;  DATE([.$A$1]-1;8;9); DATE([.$A$1];8;9))" office:value-type="date" office:date-value="2022-08-09" calcext:value-type="date">
            <text:p>08/09/22</text:p>
          </table:table-cell>
          <table:table-cell table:style-name="ce29" office:value-type="string" calcext:value-type="string">
            <text:p>August 9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string" calcext:value-type="string">
            <text:p>lff2018-edith-ste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0)&gt;=DATE([.$A$1];12;25) + 8 - WEEKDAY(DATE([.$A$1];12;25)) - 7 * 5;  DATE([.$A$1]-1;8;10); DATE([.$A$1];8;10))" office:value-type="date" office:date-value="2022-08-10" calcext:value-type="date">
            <text:p>08/10/22</text:p>
          </table:table-cell>
          <table:table-cell table:style-name="ce29" office:value-type="string" calcext:value-type="string">
            <text:p>August 10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string" calcext:value-type="string">
            <text:p>lff2018-laurence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1)&gt;=DATE([.$A$1];12;25) + 8 - WEEKDAY(DATE([.$A$1];12;25)) - 7 * 5;  DATE([.$A$1]-1;8;11); DATE([.$A$1];8;11))" office:value-type="date" office:date-value="2022-08-11" calcext:value-type="date">
            <text:p>08/11/22</text:p>
          </table:table-cell>
          <table:table-cell table:style-name="ce29" office:value-type="string" calcext:value-type="string">
            <text:p>August 11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string" calcext:value-type="string">
            <text:p>lff2018-clare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2)&gt;=DATE([.$A$1];12;25) + 8 - WEEKDAY(DATE([.$A$1];12;25)) - 7 * 5;  DATE([.$A$1]-1;8;12); DATE([.$A$1];8;12))" office:value-type="date" office:date-value="2022-08-12" calcext:value-type="date">
            <text:p>08/12/22</text:p>
          </table:table-cell>
          <table:table-cell table:style-name="ce29" office:value-type="string" calcext:value-type="string">
            <text:p>August 12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string" calcext:value-type="string">
            <text:p>lff2018-florence-nighting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3)&gt;=DATE([.$A$1];12;25) + 8 - WEEKDAY(DATE([.$A$1];12;25)) - 7 * 5;  DATE([.$A$1]-1;8;13); DATE([.$A$1];8;13))" office:value-type="date" office:date-value="2022-08-13" calcext:value-type="date">
            <text:p>08/13/22</text:p>
          </table:table-cell>
          <table:table-cell table:style-name="ce29" office:value-type="string" calcext:value-type="string">
            <text:p>August 13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string" calcext:value-type="string">
            <text:p>lff2018-jeremy-taylo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4)&gt;=DATE([.$A$1];12;25) + 8 - WEEKDAY(DATE([.$A$1];12;25)) - 7 * 5;  DATE([.$A$1]-1;8;14); DATE([.$A$1];8;14))" office:value-type="date" office:date-value="2022-08-14" calcext:value-type="date">
            <text:p>08/14/22</text:p>
          </table:table-cell>
          <table:table-cell table:style-name="ce29" office:value-type="string" calcext:value-type="string">
            <text:p>August 1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string" calcext:value-type="string">
            <text:p>lff2018-jonathan-myrick-dani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5)&gt;=DATE([.$A$1];12;25) + 8 - WEEKDAY(DATE([.$A$1];12;25)) - 7 * 5;  DATE([.$A$1]-1;8;15); DATE([.$A$1];8;15))" office:value-type="date" office:date-value="2022-08-15" calcext:value-type="date">
            <text:p>08/15/22</text:p>
          </table:table-cell>
          <table:table-cell table:style-name="ce29" office:value-type="string" calcext:value-type="string">
            <text:p>August 15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string" calcext:value-type="string">
            <text:p>lff2018-sain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18)&gt;=DATE([.$A$1];12;25) + 8 - WEEKDAY(DATE([.$A$1];12;25)) - 7 * 5;  DATE([.$A$1]-1;8;18); DATE([.$A$1];8;18))" office:value-type="date" office:date-value="2022-08-18" calcext:value-type="date">
            <text:p>08/18/22</text:p>
          </table:table-cell>
          <table:table-cell table:style-name="ce29" office:value-type="string" calcext:value-type="string">
            <text:p>August 18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string" calcext:value-type="string">
            <text:p>lff2018-william-porcher-dubo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0)&gt;=DATE([.$A$1];12;25) + 8 - WEEKDAY(DATE([.$A$1];12;25)) - 7 * 5;  DATE([.$A$1]-1;8;20); DATE([.$A$1];8;20))" office:value-type="date" office:date-value="2022-08-20" calcext:value-type="date">
            <text:p>08/20/22</text:p>
          </table:table-cell>
          <table:table-cell table:style-name="ce29" office:value-type="string" calcext:value-type="string">
            <text:p>August 20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string" calcext:value-type="string">
            <text:p>lff2018-bernard-of-clairva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4)&gt;=DATE([.$A$1];12;25) + 8 - WEEKDAY(DATE([.$A$1];12;25)) - 7 * 5;  DATE([.$A$1]-1;8;24); DATE([.$A$1];8;24))" office:value-type="date" office:date-value="2022-08-24" calcext:value-type="date">
            <text:p>08/24/22</text:p>
          </table:table-cell>
          <table:table-cell table:style-name="ce29" office:value-type="string" calcext:value-type="string">
            <text:p>August 24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string" calcext:value-type="string">
            <text:p>lff2018-saint-bartholomew-the-apost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5)&gt;=DATE([.$A$1];12;25) + 8 - WEEKDAY(DATE([.$A$1];12;25)) - 7 * 5;  DATE([.$A$1]-1;8;25); DATE([.$A$1];8;25))" office:value-type="date" office:date-value="2022-08-25" calcext:value-type="date">
            <text:p>08/25/22</text:p>
          </table:table-cell>
          <table:table-cell table:style-name="ce29" office:value-type="string" calcext:value-type="string">
            <text:p>August 25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string" calcext:value-type="string">
            <text:p>lff2018-lou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7)&gt;=DATE([.$A$1];12;25) + 8 - WEEKDAY(DATE([.$A$1];12;25)) - 7 * 5;  DATE([.$A$1]-1;8;27); DATE([.$A$1];8;27))" office:value-type="date" office:date-value="2022-08-27" calcext:value-type="date">
            <text:p>08/27/22</text:p>
          </table:table-cell>
          <table:table-cell table:style-name="ce29" office:value-type="string" calcext:value-type="string">
            <text:p>August 27</text:p>
          </table:table-cell>
          <table:table-cell/>
          <table:table-cell office:value-type="float" office:value="971" calcext:value-type="float">
            <text:p>971</text:p>
          </table:table-cell>
          <table:table-cell office:value-type="string" calcext:value-type="string">
            <text:p>lff2018-thomas-gallaude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8)&gt;=DATE([.$A$1];12;25) + 8 - WEEKDAY(DATE([.$A$1];12;25)) - 7 * 5;  DATE([.$A$1]-1;8;28); DATE([.$A$1];8;28))" office:value-type="date" office:date-value="2022-08-28" calcext:value-type="date">
            <text:p>08/28/22</text:p>
          </table:table-cell>
          <table:table-cell table:style-name="ce29" office:value-type="string" calcext:value-type="string">
            <text:p>August 28</text:p>
          </table:table-cell>
          <table:table-cell/>
          <table:table-cell office:value-type="float" office:value="972" calcext:value-type="float">
            <text:p>972</text:p>
          </table:table-cell>
          <table:table-cell office:value-type="string" calcext:value-type="string">
            <text:p>lff2018-augustine-of-hippo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29)&gt;=DATE([.$A$1];12;25) + 8 - WEEKDAY(DATE([.$A$1];12;25)) - 7 * 5;  DATE([.$A$1]-1;8;29); DATE([.$A$1];8;29))" office:value-type="date" office:date-value="2022-08-29" calcext:value-type="date">
            <text:p>08/29/22</text:p>
          </table:table-cell>
          <table:table-cell table:style-name="ce29" office:value-type="string" calcext:value-type="string">
            <text:p>August 29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string" calcext:value-type="string">
            <text:p>lff2018-beheading-of-sain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30)&gt;=DATE([.$A$1];12;25) + 8 - WEEKDAY(DATE([.$A$1];12;25)) - 7 * 5;  DATE([.$A$1]-1;8;30); DATE([.$A$1];8;30))" office:value-type="date" office:date-value="2022-08-30" calcext:value-type="date">
            <text:p>08/30/22</text:p>
          </table:table-cell>
          <table:table-cell table:style-name="ce29" office:value-type="string" calcext:value-type="string">
            <text:p>August 30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string" calcext:value-type="string">
            <text:p>lff2018-margaret-wa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8;31)&gt;=DATE([.$A$1];12;25) + 8 - WEEKDAY(DATE([.$A$1];12;25)) - 7 * 5;  DATE([.$A$1]-1;8;31); DATE([.$A$1];8;31))" office:value-type="date" office:date-value="2022-08-31" calcext:value-type="date">
            <text:p>08/31/22</text:p>
          </table:table-cell>
          <table:table-cell table:style-name="ce29" office:value-type="string" calcext:value-type="string">
            <text:p>August 3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string" calcext:value-type="string">
            <text:p>lff2018-aidan-of-lindisfar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)&gt;=DATE([.$A$1];12;25) + 8 - WEEKDAY(DATE([.$A$1];12;25)) - 7 * 5;  DATE([.$A$1]-1;9;1); DATE([.$A$1];9;1))" office:value-type="date" office:date-value="2022-09-01" calcext:value-type="date">
            <text:p>09/01/22</text:p>
          </table:table-cell>
          <table:table-cell table:style-name="ce29" office:value-type="string" calcext:value-type="string">
            <text:p>September 1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string" calcext:value-type="string">
            <text:p>lff2018-david-pendleton-oakerha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)&gt;=DATE([.$A$1];12;25) + 8 - WEEKDAY(DATE([.$A$1];12;25)) - 7 * 5;  DATE([.$A$1]-1;9;2); DATE([.$A$1];9;2))" office:value-type="date" office:date-value="2022-09-02" calcext:value-type="date">
            <text:p>09/02/22</text:p>
          </table:table-cell>
          <table:table-cell table:style-name="ce29" office:value-type="string" calcext:value-type="string">
            <text:p>September 2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string" calcext:value-type="string">
            <text:p>lff2018-martyrs-of-new-guine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3)&gt;=DATE([.$A$1];12;25) + 8 - WEEKDAY(DATE([.$A$1];12;25)) - 7 * 5;  DATE([.$A$1]-1;9;3); DATE([.$A$1];9;3))" office:value-type="date" office:date-value="2022-09-03" calcext:value-type="date">
            <text:p>09/03/22</text:p>
          </table:table-cell>
          <table:table-cell table:style-name="ce29" office:value-type="string" calcext:value-type="string">
            <text:p>September 3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string" calcext:value-type="string">
            <text:p>lff2018-phoeb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4)&gt;=DATE([.$A$1];12;25) + 8 - WEEKDAY(DATE([.$A$1];12;25)) - 7 * 5;  DATE([.$A$1]-1;9;4); DATE([.$A$1];9;4))" office:value-type="date" office:date-value="2022-09-04" calcext:value-type="date">
            <text:p>09/04/22</text:p>
          </table:table-cell>
          <table:table-cell table:style-name="ce29" office:value-type="string" calcext:value-type="string">
            <text:p>September 4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string" calcext:value-type="string">
            <text:p>lff2018-paul-jon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5)&gt;=DATE([.$A$1];12;25) + 8 - WEEKDAY(DATE([.$A$1];12;25)) - 7 * 5;  DATE([.$A$1]-1;9;5); DATE([.$A$1];9;5))" office:value-type="date" office:date-value="2022-09-05" calcext:value-type="date">
            <text:p>09/05/22</text:p>
          </table:table-cell>
          <table:table-cell table:style-name="ce29" office:value-type="string" calcext:value-type="string">
            <text:p>September 5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string" calcext:value-type="string">
            <text:p>lff2018-katharina-z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6)&gt;=DATE([.$A$1];12;25) + 8 - WEEKDAY(DATE([.$A$1];12;25)) - 7 * 5;  DATE([.$A$1]-1;9;6); DATE([.$A$1];9;6))" office:value-type="date" office:date-value="2022-09-06" calcext:value-type="date">
            <text:p>09/06/22</text:p>
          </table:table-cell>
          <table:table-cell table:style-name="ce29" office:value-type="string" calcext:value-type="string">
            <text:p>September 6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string" calcext:value-type="string">
            <text:p>lff2018-hannah-mor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7)&gt;=DATE([.$A$1];12;25) + 8 - WEEKDAY(DATE([.$A$1];12;25)) - 7 * 5;  DATE([.$A$1]-1;9;7); DATE([.$A$1];9;7))" office:value-type="date" office:date-value="2022-09-07" calcext:value-type="date">
            <text:p>09/07/22</text:p>
          </table:table-cell>
          <table:table-cell table:style-name="ce29" office:value-type="string" calcext:value-type="string">
            <text:p>September 7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string" calcext:value-type="string">
            <text:p>lff2018-kassian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8)&gt;=DATE([.$A$1];12;25) + 8 - WEEKDAY(DATE([.$A$1];12;25)) - 7 * 5;  DATE([.$A$1]-1;9;8); DATE([.$A$1];9;8))" office:value-type="date" office:date-value="2022-09-08" calcext:value-type="date">
            <text:p>09/08/22</text:p>
          </table:table-cell>
          <table:table-cell table:style-name="ce29" office:value-type="string" calcext:value-type="string">
            <text:p>September 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string" calcext:value-type="string">
            <text:p>lff2018-nativity-of-the-blessed-virgin-m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9)&gt;=DATE([.$A$1];12;25) + 8 - WEEKDAY(DATE([.$A$1];12;25)) - 7 * 5;  DATE([.$A$1]-1;9;9); DATE([.$A$1];9;9))" office:value-type="date" office:date-value="2022-09-09" calcext:value-type="date">
            <text:p>09/09/22</text:p>
          </table:table-cell>
          <table:table-cell table:style-name="ce29" office:value-type="string" calcext:value-type="string">
            <text:p>September 9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string" calcext:value-type="string">
            <text:p>lff2018-constan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0)&gt;=DATE([.$A$1];12;25) + 8 - WEEKDAY(DATE([.$A$1];12;25)) - 7 * 5;  DATE([.$A$1]-1;9;10); DATE([.$A$1];9;10))" office:value-type="date" office:date-value="2022-09-10" calcext:value-type="date">
            <text:p>09/10/22</text:p>
          </table:table-cell>
          <table:table-cell table:style-name="ce29" office:value-type="string" calcext:value-type="string">
            <text:p>September 10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string" calcext:value-type="string">
            <text:p>lff2018-alexander-crumm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2)&gt;=DATE([.$A$1];12;25) + 8 - WEEKDAY(DATE([.$A$1];12;25)) - 7 * 5;  DATE([.$A$1]-1;9;12); DATE([.$A$1];9;12))" office:value-type="date" office:date-value="2022-09-12" calcext:value-type="date">
            <text:p>09/12/22</text:p>
          </table:table-cell>
          <table:table-cell table:style-name="ce29" office:value-type="string" calcext:value-type="string">
            <text:p>September 12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string" calcext:value-type="string">
            <text:p>lff2018-john-henry-hobar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3)&gt;=DATE([.$A$1];12;25) + 8 - WEEKDAY(DATE([.$A$1];12;25)) - 7 * 5;  DATE([.$A$1]-1;9;13); DATE([.$A$1];9;13))" office:value-type="date" office:date-value="2022-09-13" calcext:value-type="date">
            <text:p>09/13/22</text:p>
          </table:table-cell>
          <table:table-cell table:style-name="ce29" office:value-type="string" calcext:value-type="string">
            <text:p>September 13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string" calcext:value-type="string">
            <text:p>lff2018-cyprian-of-carthag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4)&gt;=DATE([.$A$1];12;25) + 8 - WEEKDAY(DATE([.$A$1];12;25)) - 7 * 5;  DATE([.$A$1]-1;9;14); DATE([.$A$1];9;14))" office:value-type="date" office:date-value="2022-09-14" calcext:value-type="date">
            <text:p>09/14/22</text:p>
          </table:table-cell>
          <table:table-cell table:style-name="ce29" office:value-type="string" calcext:value-type="string">
            <text:p>September 14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string" calcext:value-type="string">
            <text:p>lff2018-holy-cros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5)&gt;=DATE([.$A$1];12;25) + 8 - WEEKDAY(DATE([.$A$1];12;25)) - 7 * 5;  DATE([.$A$1]-1;9;15); DATE([.$A$1];9;15))" office:value-type="date" office:date-value="2022-09-15" calcext:value-type="date">
            <text:p>09/15/22</text:p>
          </table:table-cell>
          <table:table-cell table:style-name="ce29" office:value-type="string" calcext:value-type="string">
            <text:p>September 15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string" calcext:value-type="string">
            <text:p>lff2018-catherine-of-geno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6)&gt;=DATE([.$A$1];12;25) + 8 - WEEKDAY(DATE([.$A$1];12;25)) - 7 * 5;  DATE([.$A$1]-1;9;16); DATE([.$A$1];9;16))" office:value-type="date" office:date-value="2022-09-16" calcext:value-type="date">
            <text:p>09/16/22</text:p>
          </table:table-cell>
          <table:table-cell table:style-name="ce29" office:value-type="string" calcext:value-type="string">
            <text:p>September 16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lff2018-ninia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7)&gt;=DATE([.$A$1];12;25) + 8 - WEEKDAY(DATE([.$A$1];12;25)) - 7 * 5;  DATE([.$A$1]-1;9;17); DATE([.$A$1];9;17))" office:value-type="date" office:date-value="2022-09-17" calcext:value-type="date">
            <text:p>09/17/22</text:p>
          </table:table-cell>
          <table:table-cell table:style-name="ce29" office:value-type="string" calcext:value-type="string">
            <text:p>September 17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string" calcext:value-type="string">
            <text:p>lff2018-hildegard-of-bing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8)&gt;=DATE([.$A$1];12;25) + 8 - WEEKDAY(DATE([.$A$1];12;25)) - 7 * 5;  DATE([.$A$1]-1;9;18); DATE([.$A$1];9;18))" office:value-type="date" office:date-value="2022-09-18" calcext:value-type="date">
            <text:p>09/18/22</text:p>
          </table:table-cell>
          <table:table-cell table:style-name="ce29" office:value-type="string" calcext:value-type="string">
            <text:p>September 18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string" calcext:value-type="string">
            <text:p>lff2018-edward-bouverie-puse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19)&gt;=DATE([.$A$1];12;25) + 8 - WEEKDAY(DATE([.$A$1];12;25)) - 7 * 5;  DATE([.$A$1]-1;9;19); DATE([.$A$1];9;19))" office:value-type="date" office:date-value="2022-09-19" calcext:value-type="date">
            <text:p>09/19/22</text:p>
          </table:table-cell>
          <table:table-cell table:style-name="ce29" office:value-type="string" calcext:value-type="string">
            <text:p>September 19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string" calcext:value-type="string">
            <text:p>lff2018-theodore-of-tars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0)&gt;=DATE([.$A$1];12;25) + 8 - WEEKDAY(DATE([.$A$1];12;25)) - 7 * 5;  DATE([.$A$1]-1;9;20); DATE([.$A$1];9;20))" office:value-type="date" office:date-value="2022-09-20" calcext:value-type="date">
            <text:p>09/20/22</text:p>
          </table:table-cell>
          <table:table-cell table:style-name="ce29" office:value-type="string" calcext:value-type="string">
            <text:p>September 20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string" calcext:value-type="string">
            <text:p>lff2018-john-coleridge-pattes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1)&gt;=DATE([.$A$1];12;25) + 8 - WEEKDAY(DATE([.$A$1];12;25)) - 7 * 5;  DATE([.$A$1]-1;9;21); DATE([.$A$1];9;21))" office:value-type="date" office:date-value="2022-09-21" calcext:value-type="date">
            <text:p>09/21/22</text:p>
          </table:table-cell>
          <table:table-cell table:style-name="ce29" office:value-type="string" calcext:value-type="string">
            <text:p>September 21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string" calcext:value-type="string">
            <text:p>lff2018-saint-matth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2)&gt;=DATE([.$A$1];12;25) + 8 - WEEKDAY(DATE([.$A$1];12;25)) - 7 * 5;  DATE([.$A$1]-1;9;22); DATE([.$A$1];9;22))" office:value-type="date" office:date-value="2022-09-22" calcext:value-type="date">
            <text:p>09/22/22</text:p>
          </table:table-cell>
          <table:table-cell table:style-name="ce29" office:value-type="string" calcext:value-type="string">
            <text:p>September 22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string" calcext:value-type="string">
            <text:p>lff2018-philander-chas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3)&gt;=DATE([.$A$1];12;25) + 8 - WEEKDAY(DATE([.$A$1];12;25)) - 7 * 5;  DATE([.$A$1]-1;9;23); DATE([.$A$1];9;23))" office:value-type="date" office:date-value="2022-09-23" calcext:value-type="date">
            <text:p>09/23/22</text:p>
          </table:table-cell>
          <table:table-cell table:style-name="ce29" office:value-type="string" calcext:value-type="string">
            <text:p>September 23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string" calcext:value-type="string">
            <text:p>lff2018-thecla-of-iconiu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4)&gt;=DATE([.$A$1];12;25) + 8 - WEEKDAY(DATE([.$A$1];12;25)) - 7 * 5;  DATE([.$A$1]-1;9;24); DATE([.$A$1];9;24))" office:value-type="date" office:date-value="2022-09-24" calcext:value-type="date">
            <text:p>09/24/22</text:p>
          </table:table-cell>
          <table:table-cell table:style-name="ce29" office:value-type="string" calcext:value-type="string">
            <text:p>September 24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string" calcext:value-type="string">
            <text:p>lff2018-anna-ellison-butler-alexan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5)&gt;=DATE([.$A$1];12;25) + 8 - WEEKDAY(DATE([.$A$1];12;25)) - 7 * 5;  DATE([.$A$1]-1;9;25); DATE([.$A$1];9;25))" office:value-type="date" office:date-value="2022-09-25" calcext:value-type="date">
            <text:p>09/25/22</text:p>
          </table:table-cell>
          <table:table-cell table:style-name="ce29" office:value-type="string" calcext:value-type="string">
            <text:p>September 25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string" calcext:value-type="string">
            <text:p>lff2018-sergius-of-radonez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6)&gt;=DATE([.$A$1];12;25) + 8 - WEEKDAY(DATE([.$A$1];12;25)) - 7 * 5;  DATE([.$A$1]-1;9;26); DATE([.$A$1];9;26))" office:value-type="date" office:date-value="2022-09-26" calcext:value-type="date">
            <text:p>09/26/22</text:p>
          </table:table-cell>
          <table:table-cell table:style-name="ce29" office:value-type="string" calcext:value-type="string">
            <text:p>September 2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ff2018-lancelot-andrew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7)&gt;=DATE([.$A$1];12;25) + 8 - WEEKDAY(DATE([.$A$1];12;25)) - 7 * 5;  DATE([.$A$1]-1;9;27); DATE([.$A$1];9;27))" office:value-type="date" office:date-value="2022-09-27" calcext:value-type="date">
            <text:p>09/27/22</text:p>
          </table:table-cell>
          <table:table-cell table:style-name="ce29" office:value-type="string" calcext:value-type="string">
            <text:p>September 27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string" calcext:value-type="string">
            <text:p>lff2018-euphrosy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8)&gt;=DATE([.$A$1];12;25) + 8 - WEEKDAY(DATE([.$A$1];12;25)) - 7 * 5;  DATE([.$A$1]-1;9;28); DATE([.$A$1];9;28))" office:value-type="date" office:date-value="2022-09-28" calcext:value-type="date">
            <text:p>09/28/22</text:p>
          </table:table-cell>
          <table:table-cell table:style-name="ce29" office:value-type="string" calcext:value-type="string">
            <text:p>September 28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string" calcext:value-type="string">
            <text:p>lff2018-pau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29)&gt;=DATE([.$A$1];12;25) + 8 - WEEKDAY(DATE([.$A$1];12;25)) - 7 * 5;  DATE([.$A$1]-1;9;29); DATE([.$A$1];9;29))" office:value-type="date" office:date-value="2022-09-29" calcext:value-type="date">
            <text:p>09/29/22</text:p>
          </table:table-cell>
          <table:table-cell table:style-name="ce29" office:value-type="string" calcext:value-type="string">
            <text:p>September 29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string" calcext:value-type="string">
            <text:p>lff2018-saint-michael-and-all-ang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9;30)&gt;=DATE([.$A$1];12;25) + 8 - WEEKDAY(DATE([.$A$1];12;25)) - 7 * 5;  DATE([.$A$1]-1;9;30); DATE([.$A$1];9;30))" office:value-type="date" office:date-value="2022-09-30" calcext:value-type="date">
            <text:p>09/30/22</text:p>
          </table:table-cell>
          <table:table-cell table:style-name="ce29" office:value-type="string" calcext:value-type="string">
            <text:p>September 30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string" calcext:value-type="string">
            <text:p>lff2018-je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string" calcext:value-type="string">
            <text:p>lff2018-remigius-of-rheim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)&gt;=DATE([.$A$1];12;25) + 8 - WEEKDAY(DATE([.$A$1];12;25)) - 7 * 5;  DATE([.$A$1]-1;10;1); DATE([.$A$1];10;1))" office:value-type="date" office:date-value="2022-10-01" calcext:value-type="date">
            <text:p>10/01/22</text:p>
          </table:table-cell>
          <table:table-cell table:style-name="ce29" office:value-type="string" calcext:value-type="string">
            <text:p>October 1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string" calcext:value-type="string">
            <text:p>lff2018-therese-of-lisieux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3)&gt;=DATE([.$A$1];12;25) + 8 - WEEKDAY(DATE([.$A$1];12;25)) - 7 * 5;  DATE([.$A$1]-1;10;3); DATE([.$A$1];10;3))" office:value-type="date" office:date-value="2022-10-03" calcext:value-type="date">
            <text:p>10/03/22</text:p>
          </table:table-cell>
          <table:table-cell table:style-name="ce29" office:value-type="string" calcext:value-type="string">
            <text:p>October 3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string" calcext:value-type="string">
            <text:p>lff2018-john-raleigh-mot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4)&gt;=DATE([.$A$1];12;25) + 8 - WEEKDAY(DATE([.$A$1];12;25)) - 7 * 5;  DATE([.$A$1]-1;10;4); DATE([.$A$1];10;4))" office:value-type="date" office:date-value="2022-10-04" calcext:value-type="date">
            <text:p>10/04/22</text:p>
          </table:table-cell>
          <table:table-cell table:style-name="ce29" office:value-type="string" calcext:value-type="string">
            <text:p>October 4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string" calcext:value-type="string">
            <text:p>lff2018-francis-of-assis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6)&gt;=DATE([.$A$1];12;25) + 8 - WEEKDAY(DATE([.$A$1];12;25)) - 7 * 5;  DATE([.$A$1]-1;10;6); DATE([.$A$1];10;6))" office:value-type="date" office:date-value="2022-10-06" calcext:value-type="date">
            <text:p>10/06/22</text:p>
          </table:table-cell>
          <table:table-cell table:style-name="ce29" office:value-type="string" calcext:value-type="string">
            <text:p>October 6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string" calcext:value-type="string">
            <text:p>lff2018-william-tynda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7)&gt;=DATE([.$A$1];12;25) + 8 - WEEKDAY(DATE([.$A$1];12;25)) - 7 * 5;  DATE([.$A$1]-1;10;7); DATE([.$A$1];10;7))" office:value-type="date" office:date-value="2022-10-07" calcext:value-type="date">
            <text:p>10/07/22</text:p>
          </table:table-cell>
          <table:table-cell table:style-name="ce29" office:value-type="string" calcext:value-type="string">
            <text:p>October 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string" calcext:value-type="string">
            <text:p>lff2018-birgitta-of-swed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9)&gt;=DATE([.$A$1];12;25) + 8 - WEEKDAY(DATE([.$A$1];12;25)) - 7 * 5;  DATE([.$A$1]-1;10;9); DATE([.$A$1];10;9))" office:value-type="date" office:date-value="2022-10-09" calcext:value-type="date">
            <text:p>10/09/22</text:p>
          </table:table-cell>
          <table:table-cell table:style-name="ce29" office:value-type="string" calcext:value-type="string">
            <text:p>October 9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lff2018-robert-grossetest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0)&gt;=DATE([.$A$1];12;25) + 8 - WEEKDAY(DATE([.$A$1];12;25)) - 7 * 5;  DATE([.$A$1]-1;10;10); DATE([.$A$1];10;10))" office:value-type="date" office:date-value="2022-10-10" calcext:value-type="date">
            <text:p>10/10/22</text:p>
          </table:table-cell>
          <table:table-cell table:style-name="ce29" office:value-type="string" calcext:value-type="string">
            <text:p>October 10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string" calcext:value-type="string">
            <text:p>lff2018-vida-dutton-scudd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1)&gt;=DATE([.$A$1];12;25) + 8 - WEEKDAY(DATE([.$A$1];12;25)) - 7 * 5;  DATE([.$A$1]-1;10;11); DATE([.$A$1];10;11))" office:value-type="date" office:date-value="2022-10-11" calcext:value-type="date">
            <text:p>10/11/22</text:p>
          </table:table-cell>
          <table:table-cell table:style-name="ce29" office:value-type="string" calcext:value-type="string">
            <text:p>October 11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string" calcext:value-type="string">
            <text:p>lff2018-philip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2)&gt;=DATE([.$A$1];12;25) + 8 - WEEKDAY(DATE([.$A$1];12;25)) - 7 * 5;  DATE([.$A$1]-1;10;12); DATE([.$A$1];10;12))" office:value-type="date" office:date-value="2022-10-12" calcext:value-type="date">
            <text:p>10/12/22</text:p>
          </table:table-cell>
          <table:table-cell table:style-name="ce29" office:value-type="string" calcext:value-type="string">
            <text:p>October 12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string" calcext:value-type="string">
            <text:p>lff2018-edith-cavel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4)&gt;=DATE([.$A$1];12;25) + 8 - WEEKDAY(DATE([.$A$1];12;25)) - 7 * 5;  DATE([.$A$1]-1;10;14); DATE([.$A$1];10;14))" office:value-type="date" office:date-value="2022-10-14" calcext:value-type="date">
            <text:p>10/14/22</text:p>
          </table:table-cell>
          <table:table-cell table:style-name="ce29" office:value-type="string" calcext:value-type="string">
            <text:p>October 14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string" calcext:value-type="string">
            <text:p>lff2018-samuel-isaac-joseph-schereschewsk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5)&gt;=DATE([.$A$1];12;25) + 8 - WEEKDAY(DATE([.$A$1];12;25)) - 7 * 5;  DATE([.$A$1]-1;10;15); DATE([.$A$1];10;15))" office:value-type="date" office:date-value="2022-10-15" calcext:value-type="date">
            <text:p>10/15/22</text:p>
          </table:table-cell>
          <table:table-cell table:style-name="ce29" office:value-type="string" calcext:value-type="string">
            <text:p>October 15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string" calcext:value-type="string">
            <text:p>lff2018-teresa-of-avil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6)&gt;=DATE([.$A$1];12;25) + 8 - WEEKDAY(DATE([.$A$1];12;25)) - 7 * 5;  DATE([.$A$1]-1;10;16); DATE([.$A$1];10;16))" office:value-type="date" office:date-value="2022-10-16" calcext:value-type="date">
            <text:p>10/16/22</text:p>
          </table:table-cell>
          <table:table-cell table:style-name="ce29" office:value-type="string" calcext:value-type="string">
            <text:p>October 16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string" calcext:value-type="string">
            <text:p>lff2018-hugh-latim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7)&gt;=DATE([.$A$1];12;25) + 8 - WEEKDAY(DATE([.$A$1];12;25)) - 7 * 5;  DATE([.$A$1]-1;10;17); DATE([.$A$1];10;17))" office:value-type="date" office:date-value="2022-10-17" calcext:value-type="date">
            <text:p>10/17/22</text:p>
          </table:table-cell>
          <table:table-cell table:style-name="ce29" office:value-type="string" calcext:value-type="string">
            <text:p>October 17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string" calcext:value-type="string">
            <text:p>lff2018-ignatius-of-antioc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8)&gt;=DATE([.$A$1];12;25) + 8 - WEEKDAY(DATE([.$A$1];12;25)) - 7 * 5;  DATE([.$A$1]-1;10;18); DATE([.$A$1];10;18))" office:value-type="date" office:date-value="2022-10-18" calcext:value-type="date">
            <text:p>10/18/22</text:p>
          </table:table-cell>
          <table:table-cell table:style-name="ce29" office:value-type="string" calcext:value-type="string">
            <text:p>October 18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string" calcext:value-type="string">
            <text:p>lff2018-saint-luke-the-evangel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19)&gt;=DATE([.$A$1];12;25) + 8 - WEEKDAY(DATE([.$A$1];12;25)) - 7 * 5;  DATE([.$A$1]-1;10;19); DATE([.$A$1];10;19))" office:value-type="date" office:date-value="2022-10-19" calcext:value-type="date">
            <text:p>10/19/22</text:p>
          </table:table-cell>
          <table:table-cell table:style-name="ce29" office:value-type="string" calcext:value-type="string">
            <text:p>October 19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lff2018-henry-marty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3)&gt;=DATE([.$A$1];12;25) + 8 - WEEKDAY(DATE([.$A$1];12;25)) - 7 * 5;  DATE([.$A$1]-1;10;23); DATE([.$A$1];10;23))" office:value-type="date" office:date-value="2022-10-23" calcext:value-type="date">
            <text:p>10/23/22</text:p>
          </table:table-cell>
          <table:table-cell table:style-name="ce29" office:value-type="string" calcext:value-type="string">
            <text:p>October 23</text:p>
          </table:table-cell>
          <table:table-cell/>
          <table:table-cell office:value-type="float" office:value="1021" calcext:value-type="float">
            <text:p>1021</text:p>
          </table:table-cell>
          <table:table-cell office:value-type="string" calcext:value-type="string">
            <text:p>lff2018-sain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5)&gt;=DATE([.$A$1];12;25) + 8 - WEEKDAY(DATE([.$A$1];12;25)) - 7 * 5;  DATE([.$A$1]-1;10;25); DATE([.$A$1];10;25))" office:value-type="date" office:date-value="2022-10-25" calcext:value-type="date">
            <text:p>10/25/22</text:p>
          </table:table-cell>
          <table:table-cell table:style-name="ce29" office:value-type="string" calcext:value-type="string">
            <text:p>October 25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string" calcext:value-type="string">
            <text:p>lff2018-tabith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6)&gt;=DATE([.$A$1];12;25) + 8 - WEEKDAY(DATE([.$A$1];12;25)) - 7 * 5;  DATE([.$A$1]-1;10;26); DATE([.$A$1];10;26))" office:value-type="date" office:date-value="2022-10-26" calcext:value-type="date">
            <text:p>10/26/22</text:p>
          </table:table-cell>
          <table:table-cell table:style-name="ce29" office:value-type="string" calcext:value-type="string">
            <text:p>October 26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string" calcext:value-type="string">
            <text:p>lff2018-alfre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8)&gt;=DATE([.$A$1];12;25) + 8 - WEEKDAY(DATE([.$A$1];12;25)) - 7 * 5;  DATE([.$A$1]-1;10;28); DATE([.$A$1];10;28))" office:value-type="date" office:date-value="2022-10-28" calcext:value-type="date">
            <text:p>10/28/22</text:p>
          </table:table-cell>
          <table:table-cell table:style-name="ce29" office:value-type="string" calcext:value-type="string">
            <text:p>October 28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lff2018-saint-simon-and-saint-ju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29)&gt;=DATE([.$A$1];12;25) + 8 - WEEKDAY(DATE([.$A$1];12;25)) - 7 * 5;  DATE([.$A$1]-1;10;29); DATE([.$A$1];10;29))" office:value-type="date" office:date-value="2022-10-29" calcext:value-type="date">
            <text:p>10/29/22</text:p>
          </table:table-cell>
          <table:table-cell table:style-name="ce29" office:value-type="string" calcext:value-type="string">
            <text:p>October 29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string" calcext:value-type="string">
            <text:p>lff2018-james-hann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0;30)&gt;=DATE([.$A$1];12;25) + 8 - WEEKDAY(DATE([.$A$1];12;25)) - 7 * 5;  DATE([.$A$1]-1;10;30); DATE([.$A$1];10;30))" office:value-type="date" office:date-value="2022-10-30" calcext:value-type="date">
            <text:p>10/30/22</text:p>
          </table:table-cell>
          <table:table-cell table:style-name="ce29" office:value-type="string" calcext:value-type="string">
            <text:p>October 30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string" calcext:value-type="string">
            <text:p>lff2018-maryam-of-qidu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)&gt;=DATE([.$A$1];12;25) + 8 - WEEKDAY(DATE([.$A$1];12;25)) - 7 * 5;  DATE([.$A$1]-1;11;1); DATE([.$A$1];11;1)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/>
          <table:table-cell office:value-type="float" office:value="1027" calcext:value-type="float">
            <text:p>1027</text:p>
          </table:table-cell>
          <table:table-cell office:value-type="string" calcext:value-type="string">
            <text:p>lff2018-all-sai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)&gt;=DATE([.$A$1];12;25) + 8 - WEEKDAY(DATE([.$A$1];12;25)) - 7 * 5;  DATE([.$A$1]-1;11;2); DATE([.$A$1];11;2))" office:value-type="date" office:date-value="2022-11-02" calcext:value-type="date">
            <text:p>11/02/22</text:p>
          </table:table-cell>
          <table:table-cell table:style-name="ce29" office:value-type="string" calcext:value-type="string">
            <text:p>November 2</text:p>
          </table:table-cell>
          <table:table-cell/>
          <table:table-cell office:value-type="float" office:value="1028" calcext:value-type="float">
            <text:p>1028</text:p>
          </table:table-cell>
          <table:table-cell office:value-type="string" calcext:value-type="string">
            <text:p>lff2018-all-sou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3)&gt;=DATE([.$A$1];12;25) + 8 - WEEKDAY(DATE([.$A$1];12;25)) - 7 * 5;  DATE([.$A$1]-1;11;3); DATE([.$A$1];11;3))" office:value-type="date" office:date-value="2022-11-03" calcext:value-type="date">
            <text:p>11/03/22</text:p>
          </table:table-cell>
          <table:table-cell table:style-name="ce29" office:value-type="string" calcext:value-type="string">
            <text:p>November 3</text:p>
          </table:table-cell>
          <table:table-cell/>
          <table:table-cell office:value-type="float" office:value="1029" calcext:value-type="float">
            <text:p>1029</text:p>
          </table:table-cell>
          <table:table-cell office:value-type="string" calcext:value-type="string">
            <text:p>lff2018-richard-hook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6)&gt;=DATE([.$A$1];12;25) + 8 - WEEKDAY(DATE([.$A$1];12;25)) - 7 * 5;  DATE([.$A$1]-1;11;6); DATE([.$A$1];11;6))" office:value-type="date" office:date-value="2022-11-06" calcext:value-type="date">
            <text:p>11/06/22</text:p>
          </table:table-cell>
          <table:table-cell table:style-name="ce29" office:value-type="string" calcext:value-type="string">
            <text:p>November 6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string" calcext:value-type="string">
            <text:p>lff2018-william-temp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7)&gt;=DATE([.$A$1];12;25) + 8 - WEEKDAY(DATE([.$A$1];12;25)) - 7 * 5;  DATE([.$A$1]-1;11;7); DATE([.$A$1];11;7))" office:value-type="date" office:date-value="2022-11-07" calcext:value-type="date">
            <text:p>11/07/22</text:p>
          </table:table-cell>
          <table:table-cell table:style-name="ce29" office:value-type="string" calcext:value-type="string">
            <text:p>November 7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string" calcext:value-type="string">
            <text:p>lff2018-willibror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8)&gt;=DATE([.$A$1];12;25) + 8 - WEEKDAY(DATE([.$A$1];12;25)) - 7 * 5;  DATE([.$A$1]-1;11;8); DATE([.$A$1];11;8))" office:value-type="date" office:date-value="2022-11-08" calcext:value-type="date">
            <text:p>11/08/22</text:p>
          </table:table-cell>
          <table:table-cell table:style-name="ce29" office:value-type="string" calcext:value-type="string">
            <text:p>November 8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string" calcext:value-type="string">
            <text:p>lff2018-ammoniu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9)&gt;=DATE([.$A$1];12;25) + 8 - WEEKDAY(DATE([.$A$1];12;25)) - 7 * 5;  DATE([.$A$1]-1;11;9); DATE([.$A$1];11;9))" office:value-type="date" office:date-value="2022-11-09" calcext:value-type="date">
            <text:p>11/09/22</text:p>
          </table:table-cell>
          <table:table-cell table:style-name="ce29" office:value-type="string" calcext:value-type="string">
            <text:p>November 9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string" calcext:value-type="string">
            <text:p>lff2018-richard-roll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0)&gt;=DATE([.$A$1];12;25) + 8 - WEEKDAY(DATE([.$A$1];12;25)) - 7 * 5;  DATE([.$A$1]-1;11;10); DATE([.$A$1];11;10))" office:value-type="date" office:date-value="2022-11-10" calcext:value-type="date">
            <text:p>11/10/22</text:p>
          </table:table-cell>
          <table:table-cell table:style-name="ce29" office:value-type="string" calcext:value-type="string">
            <text:p>November 10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string" calcext:value-type="string">
            <text:p>lff2018-leo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1)&gt;=DATE([.$A$1];12;25) + 8 - WEEKDAY(DATE([.$A$1];12;25)) - 7 * 5;  DATE([.$A$1]-1;11;11); DATE([.$A$1];11;11))" office:value-type="date" office:date-value="2022-11-11" calcext:value-type="date">
            <text:p>11/11/22</text:p>
          </table:table-cell>
          <table:table-cell table:style-name="ce29" office:value-type="string" calcext:value-type="string">
            <text:p>November 11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string" calcext:value-type="string">
            <text:p>lff2018-martin-of-tour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2)&gt;=DATE([.$A$1];12;25) + 8 - WEEKDAY(DATE([.$A$1];12;25)) - 7 * 5;  DATE([.$A$1]-1;11;12); DATE([.$A$1];11;12))" office:value-type="date" office:date-value="2022-11-12" calcext:value-type="date">
            <text:p>11/12/22</text:p>
          </table:table-cell>
          <table:table-cell table:style-name="ce29" office:value-type="string" calcext:value-type="string">
            <text:p>November 12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string" calcext:value-type="string">
            <text:p>lff2018-charles-sime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4)&gt;=DATE([.$A$1];12;25) + 8 - WEEKDAY(DATE([.$A$1];12;25)) - 7 * 5;  DATE([.$A$1]-1;11;14); DATE([.$A$1];11;14))" office:value-type="date" office:date-value="2022-11-14" calcext:value-type="date">
            <text:p>11/14/22</text:p>
          </table:table-cell>
          <table:table-cell table:style-name="ce29" office:value-type="string" calcext:value-type="string">
            <text:p>November 14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string" calcext:value-type="string">
            <text:p>lff2018-consecration-of-samuel-seabu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5)&gt;=DATE([.$A$1];12;25) + 8 - WEEKDAY(DATE([.$A$1];12;25)) - 7 * 5;  DATE([.$A$1]-1;11;15); DATE([.$A$1];11;15))" office:value-type="date" office:date-value="2022-11-15" calcext:value-type="date">
            <text:p>11/15/22</text:p>
          </table:table-cell>
          <table:table-cell table:style-name="ce29" office:value-type="string" calcext:value-type="string">
            <text:p>November 15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string" calcext:value-type="string">
            <text:p>lff2018-herman-of-alask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6)&gt;=DATE([.$A$1];12;25) + 8 - WEEKDAY(DATE([.$A$1];12;25)) - 7 * 5;  DATE([.$A$1]-1;11;16); DATE([.$A$1];11;16))" office:value-type="date" office:date-value="2022-11-16" calcext:value-type="date">
            <text:p>11/16/22</text:p>
          </table:table-cell>
          <table:table-cell table:style-name="ce29" office:value-type="string" calcext:value-type="string">
            <text:p>November 16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string" calcext:value-type="string">
            <text:p>lff2018-margaret-of-scotla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7)&gt;=DATE([.$A$1];12;25) + 8 - WEEKDAY(DATE([.$A$1];12;25)) - 7 * 5;  DATE([.$A$1]-1;11;17); DATE([.$A$1];11;17))" office:value-type="date" office:date-value="2022-11-17" calcext:value-type="date">
            <text:p>11/17/22</text:p>
          </table:table-cell>
          <table:table-cell table:style-name="ce29" office:value-type="string" calcext:value-type="string">
            <text:p>November 17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lff2018-hugh-of-lincol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8)&gt;=DATE([.$A$1];12;25) + 8 - WEEKDAY(DATE([.$A$1];12;25)) - 7 * 5;  DATE([.$A$1]-1;11;18); DATE([.$A$1];11;18))" office:value-type="date" office:date-value="2022-11-18" calcext:value-type="date">
            <text:p>11/18/22</text:p>
          </table:table-cell>
          <table:table-cell table:style-name="ce29" office:value-type="string" calcext:value-type="string">
            <text:p>November 18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string" calcext:value-type="string">
            <text:p>lff2018-hilda-of-whitb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19)&gt;=DATE([.$A$1];12;25) + 8 - WEEKDAY(DATE([.$A$1];12;25)) - 7 * 5;  DATE([.$A$1]-1;11;19); DATE([.$A$1];11;19))" office:value-type="date" office:date-value="2022-11-19" calcext:value-type="date">
            <text:p>11/19/22</text:p>
          </table:table-cell>
          <table:table-cell table:style-name="ce29" office:value-type="string" calcext:value-type="string">
            <text:p>November 19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string" calcext:value-type="string">
            <text:p>lff2018-elizabeth-of-hungar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0)&gt;=DATE([.$A$1];12;25) + 8 - WEEKDAY(DATE([.$A$1];12;25)) - 7 * 5;  DATE([.$A$1]-1;11;20); DATE([.$A$1];11;20))" office:value-type="date" office:date-value="2022-11-20" calcext:value-type="date">
            <text:p>11/20/22</text:p>
          </table:table-cell>
          <table:table-cell table:style-name="ce29" office:value-type="string" calcext:value-type="string">
            <text:p>November 20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string" calcext:value-type="string">
            <text:p>lff2018-edmun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1)&gt;=DATE([.$A$1];12;25) + 8 - WEEKDAY(DATE([.$A$1];12;25)) - 7 * 5;  DATE([.$A$1]-1;11;21); DATE([.$A$1];11;21))" office:value-type="date" office:date-value="2022-11-21" calcext:value-type="date">
            <text:p>11/21/22</text:p>
          </table:table-cell>
          <table:table-cell table:style-name="ce29" office:value-type="string" calcext:value-type="string">
            <text:p>November 21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string" calcext:value-type="string">
            <text:p>lff2018-mechthilde-of-hackebor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2)&gt;=DATE([.$A$1];12;25) + 8 - WEEKDAY(DATE([.$A$1];12;25)) - 7 * 5;  DATE([.$A$1]-1;11;22); DATE([.$A$1];11;22))" office:value-type="date" office:date-value="2022-11-22" calcext:value-type="date">
            <text:p>11/22/22</text:p>
          </table:table-cell>
          <table:table-cell table:style-name="ce29" office:value-type="string" calcext:value-type="string">
            <text:p>November 22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string" calcext:value-type="string">
            <text:p>lff2018-clive-staples-lewi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3)&gt;=DATE([.$A$1];12;25) + 8 - WEEKDAY(DATE([.$A$1];12;25)) - 7 * 5;  DATE([.$A$1]-1;11;23); DATE([.$A$1];11;23))" office:value-type="date" office:date-value="2022-11-23" calcext:value-type="date">
            <text:p>11/23/22</text:p>
          </table:table-cell>
          <table:table-cell table:style-name="ce29" office:value-type="string" calcext:value-type="string">
            <text:p>November 23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string" calcext:value-type="string">
            <text:p>lff2018-clement-of-ro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4)&gt;=DATE([.$A$1];12;25) + 8 - WEEKDAY(DATE([.$A$1];12;25)) - 7 * 5;  DATE([.$A$1]-1;11;24); DATE([.$A$1];11;24))" office:value-type="date" office:date-value="2022-11-24" calcext:value-type="date">
            <text:p>11/24/22</text:p>
          </table:table-cell>
          <table:table-cell table:style-name="ce29" office:value-type="string" calcext:value-type="string">
            <text:p>November 24</text:p>
          </table:table-cell>
          <table:table-cell/>
          <table:table-cell office:value-type="float" office:value="1047" calcext:value-type="float">
            <text:p>1047</text:p>
          </table:table-cell>
          <table:table-cell office:value-type="string" calcext:value-type="string">
            <text:p>lff2018-catherine-of-alexandria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style-name="ce22" table:formula="of:=IF(DATE([.$A$1];11;25)&gt;=DATE([.$A$1];12;25) + 8 - WEEKDAY(DATE([.$A$1];12;25)) - 7 * 5;  DATE([.$A$1]-1;11;25); DATE([.$A$1];11;25))" office:value-type="date" office:date-value="2022-11-25" calcext:value-type="date">
            <text:p>11/25/22</text:p>
          </table:table-cell>
          <table:table-cell table:style-name="ce29" office:value-type="string" calcext:value-type="string">
            <text:p>November 25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string" calcext:value-type="string">
            <text:p>lff2018-james-otis-sargent-huntingt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table:number-columns-repeated="4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ymn 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ymn 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stt/2022/offertory</text:p>
          </table:table-cell>
          <table:table-cell office:value-type="string" calcext:value-type="string">
            <text:p>hymn 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ymn 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ymn 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 table:number-rows-repeated="5">
          <table:table-cell table:number-columns-repeated="2"/>
          <table:table-cell table:style-name="ce29"/>
          <table:table-cell table:number-columns-repeated="1021"/>
        </table:table-row>
        <table:table-row table:style-name="ro1" table:number-rows-repeated="2">
          <table:table-cell/>
          <table:table-cell table:style-name="ce29"/>
          <table:table-cell table:number-columns-repeated="1022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1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 table:number-rows-repeated="3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>
          <table:table-cell table:style-name="ce28"/>
          <table:table-cell table:style-name="ce14" table:number-columns-repeated="4"/>
          <table:table-cell table:number-columns-repeated="2"/>
          <table:table-cell table:style-name="ce14"/>
          <table:table-cell table:number-columns-repeated="1016"/>
        </table:table-row>
        <table:table-row table:style-name="ro1" table:number-rows-repeated="10481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21'.A1:'2021'.AMJ1048576">
          <table:sort>
            <table:sort-by table:field-number="0" table:data-type="automatic"/>
          </table:sort>
        </table:database-range>
        <table:database-range table:name="__Anonymous_Sheet_DB__2" table:target-range-address="'2022-old'.A1:'2022-old'.AMJ1048576">
          <table:sort>
            <table:sort-by table:field-number="0" table:data-type="automatic"/>
          </table:sort>
        </table:database-range>
        <table:database-range table:name="__Anonymous_Sheet_DB__3" table:target-range-address="'2022'.A1:'2022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number-style style:name="N10123" number:language="en" number:country="US">
      <number:number number:decimal-places="1" loext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22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4-07">00/00/0000</text:date></text:span><text:span text:style-name="MT1">, </text:span><text:span text:style-name="MT1"><text:time style:data-style-name="N2" text:time-value="17:49:01.398478086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lectionary" style:display-name="PageStyle_lection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 Richardson</meta:initial-creator>
    <meta:creation-date>2020-04-10T18:53:54</meta:creation-date>
    <dc:date>2022-04-07T22:48:24.780653811</dc:date>
    <meta:generator>LibreOffice/6.4.7.2$Linux_X86_64 LibreOffice_project/40$Build-2</meta:generator>
    <meta:editing-duration>P4DT19H27M53S</meta:editing-duration>
    <meta:editing-cycles>384</meta:editing-cycles>
    <meta:document-statistic meta:table-count="4" meta:cell-count="18141" meta:object-count="0"/>
    <meta:user-defined meta:name="AppVersion">16.0300</meta:user-defined>
  </office:meta>
</office:document-meta>
</file>